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0.6217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e994" fo:border="0.74pt solid #000000"/>
    </style:style>
    <style:style style:name="ce5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number-columns-repeated="2" table:default-cell-style-name="ce3"/>
        <table:table-column table:style-name="co11" table:number-columns-repeated="4" table:default-cell-style-name="Default"/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Nota: descriptors = grayscale, scoring max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38940" calcext:value-type="float">
            <text:p>4338940</text:p>
          </table:table-cell>
          <table:table-cell table:formula="of:=[.G2]/[.I2]" office:value-type="float" office:value="3.50634888622622" calcext:value-type="float">
            <text:p>3.50634888622622</text:p>
          </table:table-cell>
          <table:table-cell table:formula="of:=[.J2]/[.H2]" office:value-type="float" office:value="1.21805936839611" calcext:value-type="float">
            <text:p>1.21805936839611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69530" calcext:value-type="float">
            <text:p>2469530</text:p>
          </table:table-cell>
          <table:table-cell table:formula="of:=[.G3]/[.I3]" office:value-type="float" office:value="3.55819820841365" calcext:value-type="float">
            <text:p>3.55819820841365</text:p>
          </table:table-cell>
          <table:table-cell table:formula="of:=[.J3]/[.H3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9080" calcext:value-type="float">
            <text:p>1439080</text:p>
          </table:table-cell>
          <table:table-cell table:formula="of:=[.G4]/[.I4]" office:value-type="float" office:value="3.6086087836066" calcext:value-type="float">
            <text:p>3.6086087836066</text:p>
          </table:table-cell>
          <table:table-cell table:formula="of:=[.J4]/[.H4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9398" calcext:value-type="float">
            <text:p>899398</text:p>
          </table:table-cell>
          <table:table-cell table:formula="of:=[.G5]/[.I5]" office:value-type="float" office:value="3.62080414555781" calcext:value-type="float">
            <text:p>3.62080414555781</text:p>
          </table:table-cell>
          <table:table-cell table:formula="of:=[.J5]/[.H5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58110" calcext:value-type="float">
            <text:p>4458110</text:p>
          </table:table-cell>
          <table:table-cell table:formula="of:=[.G6]/[.I6]" office:value-type="float" office:value="2.89222133325347" calcext:value-type="float">
            <text:p>2.89222133325347</text:p>
          </table:table-cell>
          <table:table-cell table:formula="of:=[.J6]/[.H6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19700" calcext:value-type="float">
            <text:p>2519700</text:p>
          </table:table-cell>
          <table:table-cell table:formula="of:=[.G7]/[.I7]" office:value-type="float" office:value="2.90498898524372" calcext:value-type="float">
            <text:p>2.90498898524372</text:p>
          </table:table-cell>
          <table:table-cell table:formula="of:=[.J7]/[.H7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5660" calcext:value-type="float">
            <text:p>1455660</text:p>
          </table:table-cell>
          <table:table-cell table:formula="of:=[.G8]/[.I8]" office:value-type="float" office:value="2.88726316589678" calcext:value-type="float">
            <text:p>2.88726316589678</text:p>
          </table:table-cell>
          <table:table-cell table:formula="of:=[.J8]/[.H8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0980" calcext:value-type="float">
            <text:p>900980</text:p>
          </table:table-cell>
          <table:table-cell table:formula="of:=[.G9]/[.I9]" office:value-type="float" office:value="2.81978596145473" calcext:value-type="float">
            <text:p>2.81978596145473</text:p>
          </table:table-cell>
          <table:table-cell table:formula="of:=[.J9]/[.H9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95600" calcext:value-type="float">
            <text:p>4195600</text:p>
          </table:table-cell>
          <table:table-cell table:formula="of:=[.G10]/[.I10]" office:value-type="float" office:value="3.91217925551138" calcext:value-type="float">
            <text:p>3.91217925551138</text:p>
          </table:table-cell>
          <table:table-cell table:formula="of:=[.J10]/[.H10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860" calcext:value-type="float">
            <text:p>2487860</text:p>
          </table:table-cell>
          <table:table-cell table:formula="of:=[.G11]/[.I11]" office:value-type="float" office:value="3.97917736236523" calcext:value-type="float">
            <text:p>3.97917736236523</text:p>
          </table:table-cell>
          <table:table-cell table:formula="of:=[.J11]/[.H11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64640" calcext:value-type="float">
            <text:p>1464640</text:p>
          </table:table-cell>
          <table:table-cell table:formula="of:=[.G12]/[.I12]" office:value-type="float" office:value="4.05872824106626" calcext:value-type="float">
            <text:p>4.05872824106626</text:p>
          </table:table-cell>
          <table:table-cell table:formula="of:=[.J12]/[.H12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5703" calcext:value-type="float">
            <text:p>955703</text:p>
          </table:table-cell>
          <table:table-cell table:formula="of:=[.G13]/[.I13]" office:value-type="float" office:value="4.12695544633966" calcext:value-type="float">
            <text:p>4.12695544633966</text:p>
          </table:table-cell>
          <table:table-cell table:formula="of:=[.J13]/[.H13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3847" calcext:value-type="float">
            <text:p>413847</text:p>
          </table:table-cell>
          <table:table-cell table:formula="of:=[.G14]/[.I14]" office:value-type="float" office:value="4.20291074771102" calcext:value-type="float">
            <text:p>4.20291074771102</text:p>
          </table:table-cell>
          <table:table-cell table:formula="of:=[.J14]/[.H14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345" calcext:value-type="float">
            <text:p>399345</text:p>
          </table:table-cell>
          <table:table-cell table:formula="of:=[.G15]/[.I15]" office:value-type="float" office:value="4.27008225454474" calcext:value-type="float">
            <text:p>4.27008225454474</text:p>
          </table:table-cell>
          <table:table-cell table:formula="of:=[.J15]/[.H15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114" calcext:value-type="float">
            <text:p>384114</text:p>
          </table:table-cell>
          <table:table-cell table:formula="of:=[.G16]/[.I16]" office:value-type="float" office:value="4.36306966385828" calcext:value-type="float">
            <text:p>4.36306966385828</text:p>
          </table:table-cell>
          <table:table-cell table:formula="of:=[.J16]/[.H16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4267" calcext:value-type="float">
            <text:p>394267</text:p>
          </table:table-cell>
          <table:table-cell table:formula="of:=[.G17]/[.I17]" office:value-type="float" office:value="4.4609226458521" calcext:value-type="float">
            <text:p>4.4609226458521</text:p>
          </table:table-cell>
          <table:table-cell table:formula="of:=[.J17]/[.H17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007" calcext:value-type="float">
            <text:p>449007</text:p>
          </table:table-cell>
          <table:table-cell table:formula="of:=[.G18]/[.I18]" office:value-type="float" office:value="3.41905140856279" calcext:value-type="float">
            <text:p>3.41905140856279</text:p>
          </table:table-cell>
          <table:table-cell table:formula="of:=[.J18]/[.H18]" office:value-type="float" office:value="1.12962746074039" calcext:value-type="float">
            <text:p>1.12962746074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1395" calcext:value-type="float">
            <text:p>391395</text:p>
          </table:table-cell>
          <table:table-cell table:formula="of:=[.G19]/[.I19]" office:value-type="float" office:value="3.45988468097778" calcext:value-type="float">
            <text:p>3.45988468097778</text:p>
          </table:table-cell>
          <table:table-cell table:formula="of:=[.J19]/[.H19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0485" calcext:value-type="float">
            <text:p>370485</text:p>
          </table:table-cell>
          <table:table-cell table:formula="of:=[.G20]/[.I20]" office:value-type="float" office:value="3.50111361048627" calcext:value-type="float">
            <text:p>3.50111361048627</text:p>
          </table:table-cell>
          <table:table-cell table:formula="of:=[.J20]/[.H20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391" calcext:value-type="float">
            <text:p>295391</text:p>
          </table:table-cell>
          <table:table-cell table:formula="of:=[.G21]/[.I21]" office:value-type="float" office:value="3.52248069116746" calcext:value-type="float">
            <text:p>3.52248069116746</text:p>
          </table:table-cell>
          <table:table-cell table:formula="of:=[.J21]/[.H21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4600" calcext:value-type="float">
            <text:p>344600</text:p>
          </table:table-cell>
          <table:table-cell table:formula="of:=[.G22]/[.I22]" office:value-type="float" office:value="4.7099318720247" calcext:value-type="float">
            <text:p>4.7099318720247</text:p>
          </table:table-cell>
          <table:table-cell table:formula="of:=[.J22]/[.H22]" office:value-type="float" office:value="1.27489139506516" calcext:value-type="float">
            <text:p>1.2748913950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1800" calcext:value-type="float">
            <text:p>311800</text:p>
          </table:table-cell>
          <table:table-cell table:formula="of:=[.G23]/[.I23]" office:value-type="float" office:value="4.7793963958233" calcext:value-type="float">
            <text:p>4.7793963958233</text:p>
          </table:table-cell>
          <table:table-cell table:formula="of:=[.J23]/[.H23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687" calcext:value-type="float">
            <text:p>295687</text:p>
          </table:table-cell>
          <table:table-cell table:formula="of:=[.G24]/[.I24]" office:value-type="float" office:value="4.89442749377609" calcext:value-type="float">
            <text:p>4.89442749377609</text:p>
          </table:table-cell>
          <table:table-cell table:formula="of:=[.J24]/[.H24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208" calcext:value-type="float">
            <text:p>280208</text:p>
          </table:table-cell>
          <table:table-cell table:formula="of:=[.G25]/[.I25]" office:value-type="float" office:value="5.0389729036271" calcext:value-type="float">
            <text:p>5.0389729036271</text:p>
          </table:table-cell>
          <table:table-cell table:formula="of:=[.J25]/[.H25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109" calcext:value-type="float">
            <text:p>288109</text:p>
          </table:table-cell>
          <table:table-cell table:formula="of:=[.G26]/[.I26]" office:value-type="float" office:value="5.24987190321872" calcext:value-type="float">
            <text:p>5.24987190321872</text:p>
          </table:table-cell>
          <table:table-cell table:formula="of:=[.J26]/[.H26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82648" calcext:value-type="float">
            <text:p>0.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807" calcext:value-type="float">
            <text:p>283807</text:p>
          </table:table-cell>
          <table:table-cell table:formula="of:=[.G27]/[.I27]" office:value-type="float" office:value="5.25397163734705" calcext:value-type="float">
            <text:p>5.25397163734705</text:p>
          </table:table-cell>
          <table:table-cell table:formula="of:=[.J27]/[.H27]" office:value-type="float" office:value="1.2710950444344" calcext:value-type="float">
            <text:p>1.271095044434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homography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128" calcext:value-type="float">
            <text:p>282128</text:p>
          </table:table-cell>
          <table:table-cell table:formula="of:=[.G28]/[.I28]" office:value-type="float" office:value="5.28915856952788" calcext:value-type="float">
            <text:p>5.28915856952788</text:p>
          </table:table-cell>
          <table:table-cell table:formula="of:=[.J28]/[.H28]" office:value-type="float" office:value="1.27637047837424" calcext:value-type="float">
            <text:p>1.276370478374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artial affine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344" calcext:value-type="float">
            <text:p>270344</text:p>
          </table:table-cell>
          <table:table-cell table:formula="of:=[.G29]/[.I29]" office:value-type="float" office:value="5.39091728412898" calcext:value-type="float">
            <text:p>5.39091728412898</text:p>
          </table:table-cell>
          <table:table-cell table:formula="of:=[.J29]/[.H29]" office:value-type="float" office:value="1.4027741305592" calcext:value-type="float">
            <text:p>1.402774130559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affine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45" calcext:value-type="float">
            <text:p>288945</text:p>
          </table:table-cell>
          <table:table-cell table:formula="of:=[.G30]/[.I30]" office:value-type="float" office:value="4.17006403494436" calcext:value-type="float">
            <text:p>4.17006403494436</text:p>
          </table:table-cell>
          <table:table-cell table:formula="of:=[.J30]/[.H30]" office:value-type="float" office:value="1.3449307864821" calcext:value-type="float">
            <text:p>1.3449307864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429" calcext:value-type="float">
            <text:p>287429</text:p>
          </table:table-cell>
          <table:table-cell table:formula="of:=[.G31]/[.I31]" office:value-type="float" office:value="4.17462750993555" calcext:value-type="float">
            <text:p>4.17462750993555</text:p>
          </table:table-cell>
          <table:table-cell table:formula="of:=[.J31]/[.H31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722" calcext:value-type="float">
            <text:p>278722</text:p>
          </table:table-cell>
          <table:table-cell table:formula="of:=[.G32]/[.I32]" office:value-type="float" office:value="4.20023153368514" calcext:value-type="float">
            <text:p>4.20023153368514</text:p>
          </table:table-cell>
          <table:table-cell table:formula="of:=[.J32]/[.H32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629" calcext:value-type="float">
            <text:p>277629</text:p>
          </table:table-cell>
          <table:table-cell table:formula="of:=[.G33]/[.I33]" office:value-type="float" office:value="4.26678053734651" calcext:value-type="float">
            <text:p>4.26678053734651</text:p>
          </table:table-cell>
          <table:table-cell table:formula="of:=[.J33]/[.H33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962" calcext:value-type="float">
            <text:p>277962</text:p>
          </table:table-cell>
          <table:table-cell table:formula="of:=[.G34]/[.I34]" office:value-type="float" office:value="5.92729006136598" calcext:value-type="float">
            <text:p>5.92729006136598</text:p>
          </table:table-cell>
          <table:table-cell table:formula="of:=[.J34]/[.H34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9991" calcext:value-type="float">
            <text:p>279991</text:p>
          </table:table-cell>
          <table:table-cell table:formula="of:=[.G35]/[.I35]" office:value-type="float" office:value="5.92890342987529" calcext:value-type="float">
            <text:p>5.92890342987529</text:p>
          </table:table-cell>
          <table:table-cell table:formula="of:=[.J35]/[.H35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17" calcext:value-type="float">
            <text:p>278317</text:p>
          </table:table-cell>
          <table:table-cell table:formula="of:=[.G36]/[.I36]" office:value-type="float" office:value="5.95926436558213" calcext:value-type="float">
            <text:p>5.95926436558213</text:p>
          </table:table-cell>
          <table:table-cell table:formula="of:=[.J36]/[.H36]" office:value-type="float" office:value="1.42712366270496" calcext:value-type="float">
            <text:p>1.42712366270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05" calcext:value-type="float">
            <text:p>275605</text:p>
          </table:table-cell>
          <table:table-cell table:formula="of:=[.G37]/[.I37]" office:value-type="float" office:value="6.07259662263296" calcext:value-type="float">
            <text:p>6.07259662263296</text:p>
          </table:table-cell>
          <table:table-cell table:formula="of:=[.J37]/[.H37]" office:value-type="float" office:value="1.34009055912225" calcext:value-type="float">
            <text:p>1.34009055912225</text:p>
          </table:table-cell>
          <table:table-cell table:formula="of:=SUM([.O2:.O37])" office:value-type="float" office:value="35284335" calcext:value-type="float">
            <text:p>35284335</text:p>
          </table:table-cell>
          <table:table-cell table:formula="of:=[.R37]/60000" office:value-type="float" office:value="588.07225" calcext:value-type="float">
            <text:p>588.07225</text:p>
          </table:table-cell>
          <table:table-cell table:formula="of:=[.S37]/60" office:value-type="float" office:value="9.80120416666667" calcext:value-type="float">
            <text:p>9.80120416666667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37]" office:value-type="float" office:value="0.99" calcext:value-type="float">
            <text:p>0.99</text:p>
          </table:table-cell>
          <table:table-cell table:style-name="ce5" table:formula="of:=[.E37]" office:value-type="float" office:value="2.5" calcext:value-type="float">
            <text:p>2.5</text:p>
          </table:table-cell>
          <table:table-cell table:style-name="ce5" table:formula="of:=[.F37]" office:value-type="float" office:value="1" calcext:value-type="float">
            <text:p>1</text:p>
          </table:table-cell>
          <table:table-cell table:style-name="ce5" table:formula="of:=AVERAGE([.G2:.G37])" office:value-type="float" office:value="0.0825867166666667" calcext:value-type="float">
            <text:p>0.082586716666667</text:p>
          </table:table-cell>
          <table:table-cell table:style-name="ce5" table:formula="of:=AVERAGE([.H2:.H37])" office:value-type="float" office:value="0.0198261194444444" calcext:value-type="float">
            <text:p>0.019826119444444</text:p>
          </table:table-cell>
          <table:table-cell table:style-name="ce5" table:formula="of:=AVERAGE([.I2:.I37])" office:value-type="float" office:value="0.0196974" calcext:value-type="float">
            <text:p>0.0196974</text:p>
          </table:table-cell>
          <table:table-cell table:style-name="ce5" table:formula="of:=AVERAGE([.J2:.J37])" office:value-type="float" office:value="0.0254221972222222" calcext:value-type="float">
            <text:p>0.025422197222222</text:p>
          </table:table-cell>
          <table:table-cell table:style-name="ce5" table:formula="of:=AVERAGE([.K2:.K37])" office:value-type="float" office:value="0.132777777777778" calcext:value-type="float">
            <text:p>0.132777777777778</text:p>
          </table:table-cell>
          <table:table-cell table:style-name="ce5" table:formula="of:=AVERAGE([.L2:.L37])" office:value-type="float" office:value="0.0230724583333333" calcext:value-type="float">
            <text:p>0.023072458333333</text:p>
          </table:table-cell>
          <table:table-cell table:style-name="ce5" table:formula="of:=AVERAGE([.M2:.M37])" office:value-type="float" office:value="0" calcext:value-type="float">
            <text:p>0</text:p>
          </table:table-cell>
          <table:table-cell table:style-name="ce5" table:formula="of:=AVERAGE([.N2:.N37])" office:value-type="float" office:value="1" calcext:value-type="float">
            <text:p>1</text:p>
          </table:table-cell>
          <table:table-cell table:style-name="ce5" table:formula="of:=AVERAGE([.O2:.O37])" office:value-type="float" office:value="980120.416666667" calcext:value-type="float">
            <text:p>980120.416666667</text:p>
          </table:table-cell>
          <table:table-cell table:style-name="ce5" table:formula="of:=AVERAGE([.P2:.P37])" office:value-type="float" office:value="4.28836615647049" calcext:value-type="float">
            <text:p>4.28836615647049</text:p>
          </table:table-cell>
          <table:table-cell table:style-name="ce5" table:formula="of:=AVERAGE([.Q2:.Q37])" office:value-type="float" office:value="1.29172199337357" calcext:value-type="float">
            <text:p>1.29172199337357</text:p>
          </table:table-cell>
          <table:table-cell table:formula="of:=SUM([.O2:.O37])" office:value-type="float" office:value="35284335" calcext:value-type="float">
            <text:p>35284335</text:p>
          </table:table-cell>
          <table:table-cell table:formula="of:=[.R38]/60000" office:value-type="float" office:value="588.07225" calcext:value-type="float">
            <text:p>588.07225</text:p>
          </table:table-cell>
          <table:table-cell table:formula="of:=[.S38]/60" office:value-type="float" office:value="9.80120416666667" calcext:value-type="float">
            <text:p>9.80120416666667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1673" calcext:value-type="float">
            <text:p>291673</text:p>
          </table:table-cell>
          <table:table-cell table:formula="of:=[.G40]/[.I40]" office:value-type="float" office:value="5.24987190321872" calcext:value-type="float">
            <text:p>5.24987190321872</text:p>
          </table:table-cell>
          <table:table-cell table:formula="of:=[.J40]/[.H40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82648" calcext:value-type="float">
            <text:p>0.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62" calcext:value-type="float">
            <text:p>288962</text:p>
          </table:table-cell>
          <table:table-cell table:formula="of:=[.G41]/[.I41]" office:value-type="float" office:value="5.25397163734705" calcext:value-type="float">
            <text:p>5.25397163734705</text:p>
          </table:table-cell>
          <table:table-cell table:formula="of:=[.J41]/[.H41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0260" calcext:value-type="float">
            <text:p>290260</text:p>
          </table:table-cell>
          <table:table-cell table:formula="of:=[.G42]/[.I42]" office:value-type="float" office:value="5.28915856952788" calcext:value-type="float">
            <text:p>5.28915856952788</text:p>
          </table:table-cell>
          <table:table-cell table:formula="of:=[.J42]/[.H42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356" calcext:value-type="float">
            <text:p>275356</text:p>
          </table:table-cell>
          <table:table-cell table:formula="of:=[.G43]/[.I43]" office:value-type="float" office:value="5.39091728412898" calcext:value-type="float">
            <text:p>5.39091728412898</text:p>
          </table:table-cell>
          <table:table-cell table:formula="of:=[.J43]/[.H43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3284" calcext:value-type="float">
            <text:p>293284</text:p>
          </table:table-cell>
          <table:table-cell table:formula="of:=[.G44]/[.I44]" office:value-type="float" office:value="4.17006403494436" calcext:value-type="float">
            <text:p>4.17006403494436</text:p>
          </table:table-cell>
          <table:table-cell table:formula="of:=[.J44]/[.H44]" office:value-type="float" office:value="1.3449307864821" calcext:value-type="float">
            <text:p>1.3449307864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341" calcext:value-type="float">
            <text:p>289341</text:p>
          </table:table-cell>
          <table:table-cell table:formula="of:=[.G45]/[.I45]" office:value-type="float" office:value="4.17462750993555" calcext:value-type="float">
            <text:p>4.17462750993555</text:p>
          </table:table-cell>
          <table:table-cell table:formula="of:=[.J45]/[.H45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027" calcext:value-type="float">
            <text:p>282027</text:p>
          </table:table-cell>
          <table:table-cell table:formula="of:=[.G46]/[.I46]" office:value-type="float" office:value="4.20023153368514" calcext:value-type="float">
            <text:p>4.20023153368514</text:p>
          </table:table-cell>
          <table:table-cell table:formula="of:=[.J46]/[.H46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656" calcext:value-type="float">
            <text:p>274656</text:p>
          </table:table-cell>
          <table:table-cell table:formula="of:=[.G47]/[.I47]" office:value-type="float" office:value="4.26678053734651" calcext:value-type="float">
            <text:p>4.26678053734651</text:p>
          </table:table-cell>
          <table:table-cell table:formula="of:=[.J47]/[.H47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155" calcext:value-type="float">
            <text:p>280155</text:p>
          </table:table-cell>
          <table:table-cell table:formula="of:=[.G48]/[.I48]" office:value-type="float" office:value="5.92729006136598" calcext:value-type="float">
            <text:p>5.92729006136598</text:p>
          </table:table-cell>
          <table:table-cell table:formula="of:=[.J48]/[.H48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6175" calcext:value-type="float">
            <text:p>286175</text:p>
          </table:table-cell>
          <table:table-cell table:formula="of:=[.G49]/[.I49]" office:value-type="float" office:value="5.92890342987529" calcext:value-type="float">
            <text:p>5.92890342987529</text:p>
          </table:table-cell>
          <table:table-cell table:formula="of:=[.J49]/[.H49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759" calcext:value-type="float">
            <text:p>283759</text:p>
          </table:table-cell>
          <table:table-cell table:formula="of:=[.G50]/[.I50]" office:value-type="float" office:value="5.95926436558213" calcext:value-type="float">
            <text:p>5.95926436558213</text:p>
          </table:table-cell>
          <table:table-cell table:formula="of:=[.J50]/[.H50]" office:value-type="float" office:value="1.42712366270496" calcext:value-type="float">
            <text:p>1.42712366270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019" calcext:value-type="float">
            <text:p>274019</text:p>
          </table:table-cell>
          <table:table-cell table:formula="of:=[.G51]/[.I51]" office:value-type="float" office:value="6.07259662263296" calcext:value-type="float">
            <text:p>6.07259662263296</text:p>
          </table:table-cell>
          <table:table-cell table:formula="of:=[.J51]/[.H51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9539" calcext:value-type="float">
            <text:p>339539</text:p>
          </table:table-cell>
          <table:table-cell table:formula="of:=[.G52]/[.I52]" office:value-type="float" office:value="4.20291074771102" calcext:value-type="float">
            <text:p>4.20291074771102</text:p>
          </table:table-cell>
          <table:table-cell table:formula="of:=[.J52]/[.H52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9859" calcext:value-type="float">
            <text:p>309859</text:p>
          </table:table-cell>
          <table:table-cell table:formula="of:=[.G53]/[.I53]" office:value-type="float" office:value="4.27008225454474" calcext:value-type="float">
            <text:p>4.27008225454474</text:p>
          </table:table-cell>
          <table:table-cell table:formula="of:=[.J53]/[.H53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795" calcext:value-type="float">
            <text:p>289795</text:p>
          </table:table-cell>
          <table:table-cell table:formula="of:=[.G54]/[.I54]" office:value-type="float" office:value="4.36306966385828" calcext:value-type="float">
            <text:p>4.36306966385828</text:p>
          </table:table-cell>
          <table:table-cell table:formula="of:=[.J54]/[.H54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67" calcext:value-type="float">
            <text:p>275667</text:p>
          </table:table-cell>
          <table:table-cell table:formula="of:=[.G55]/[.I55]" office:value-type="float" office:value="4.4609226458521" calcext:value-type="float">
            <text:p>4.4609226458521</text:p>
          </table:table-cell>
          <table:table-cell table:formula="of:=[.J55]/[.H55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354" calcext:value-type="float">
            <text:p>349354</text:p>
          </table:table-cell>
          <table:table-cell table:formula="of:=[.G56]/[.I56]" office:value-type="float" office:value="3.41905140856279" calcext:value-type="float">
            <text:p>3.41905140856279</text:p>
          </table:table-cell>
          <table:table-cell table:formula="of:=[.J56]/[.H56]" office:value-type="float" office:value="1.12962746074039" calcext:value-type="float">
            <text:p>1.12962746074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490" calcext:value-type="float">
            <text:p>308490</text:p>
          </table:table-cell>
          <table:table-cell table:formula="of:=[.G57]/[.I57]" office:value-type="float" office:value="3.45988468097778" calcext:value-type="float">
            <text:p>3.45988468097778</text:p>
          </table:table-cell>
          <table:table-cell table:formula="of:=[.J57]/[.H57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5668" calcext:value-type="float">
            <text:p>285668</text:p>
          </table:table-cell>
          <table:table-cell table:formula="of:=[.G58]/[.I58]" office:value-type="float" office:value="3.50111361048627" calcext:value-type="float">
            <text:p>3.50111361048627</text:p>
          </table:table-cell>
          <table:table-cell table:formula="of:=[.J58]/[.H58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688" calcext:value-type="float">
            <text:p>283688</text:p>
          </table:table-cell>
          <table:table-cell table:formula="of:=[.G59]/[.I59]" office:value-type="float" office:value="3.52248069116746" calcext:value-type="float">
            <text:p>3.52248069116746</text:p>
          </table:table-cell>
          <table:table-cell table:formula="of:=[.J59]/[.H59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0729" calcext:value-type="float">
            <text:p>330729</text:p>
          </table:table-cell>
          <table:table-cell table:formula="of:=[.G60]/[.I60]" office:value-type="float" office:value="4.7099318720247" calcext:value-type="float">
            <text:p>4.7099318720247</text:p>
          </table:table-cell>
          <table:table-cell table:formula="of:=[.J60]/[.H60]" office:value-type="float" office:value="1.27489139506516" calcext:value-type="float">
            <text:p>1.2748913950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056" calcext:value-type="float">
            <text:p>308056</text:p>
          </table:table-cell>
          <table:table-cell table:formula="of:=[.G61]/[.I61]" office:value-type="float" office:value="4.7793963958233" calcext:value-type="float">
            <text:p>4.7793963958233</text:p>
          </table:table-cell>
          <table:table-cell table:formula="of:=[.J61]/[.H61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463" calcext:value-type="float">
            <text:p>289463</text:p>
          </table:table-cell>
          <table:table-cell table:formula="of:=[.G62]/[.I62]" office:value-type="float" office:value="4.89442749377609" calcext:value-type="float">
            <text:p>4.89442749377609</text:p>
          </table:table-cell>
          <table:table-cell table:formula="of:=[.J62]/[.H62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1534" calcext:value-type="float">
            <text:p>281534</text:p>
          </table:table-cell>
          <table:table-cell table:formula="of:=[.G63]/[.I63]" office:value-type="float" office:value="5.0389729036271" calcext:value-type="float">
            <text:p>5.0389729036271</text:p>
          </table:table-cell>
          <table:table-cell table:formula="of:=[.J63]/[.H63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46470" calcext:value-type="float">
            <text:p>4046470</text:p>
          </table:table-cell>
          <table:table-cell table:formula="of:=[.G64]/[.I64]" office:value-type="float" office:value="3.50634888622622" calcext:value-type="float">
            <text:p>3.50634888622622</text:p>
          </table:table-cell>
          <table:table-cell table:formula="of:=[.J64]/[.H64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34960" calcext:value-type="float">
            <text:p>2334960</text:p>
          </table:table-cell>
          <table:table-cell table:formula="of:=[.G65]/[.I65]" office:value-type="float" office:value="3.55819820841365" calcext:value-type="float">
            <text:p>3.55819820841365</text:p>
          </table:table-cell>
          <table:table-cell table:formula="of:=[.J65]/[.H65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10" calcext:value-type="float">
            <text:p>1372910</text:p>
          </table:table-cell>
          <table:table-cell table:formula="of:=[.G66]/[.I66]" office:value-type="float" office:value="3.6086087836066" calcext:value-type="float">
            <text:p>3.6086087836066</text:p>
          </table:table-cell>
          <table:table-cell table:formula="of:=[.J66]/[.H66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7660" calcext:value-type="float">
            <text:p>847660</text:p>
          </table:table-cell>
          <table:table-cell table:formula="of:=[.G67]/[.I67]" office:value-type="float" office:value="3.62080414555781" calcext:value-type="float">
            <text:p>3.62080414555781</text:p>
          </table:table-cell>
          <table:table-cell table:formula="of:=[.J67]/[.H67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8480" calcext:value-type="float">
            <text:p>4498480</text:p>
          </table:table-cell>
          <table:table-cell table:formula="of:=[.G68]/[.I68]" office:value-type="float" office:value="2.89222133325347" calcext:value-type="float">
            <text:p>2.89222133325347</text:p>
          </table:table-cell>
          <table:table-cell table:formula="of:=[.J68]/[.H68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540" calcext:value-type="float">
            <text:p>2416540</text:p>
          </table:table-cell>
          <table:table-cell table:formula="of:=[.G69]/[.I69]" office:value-type="float" office:value="2.90498898524372" calcext:value-type="float">
            <text:p>2.90498898524372</text:p>
          </table:table-cell>
          <table:table-cell table:formula="of:=[.J69]/[.H69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3810" calcext:value-type="float">
            <text:p>1473810</text:p>
          </table:table-cell>
          <table:table-cell table:formula="of:=[.G70]/[.I70]" office:value-type="float" office:value="2.88726316589678" calcext:value-type="float">
            <text:p>2.88726316589678</text:p>
          </table:table-cell>
          <table:table-cell table:formula="of:=[.J70]/[.H70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5680" calcext:value-type="float">
            <text:p>865680</text:p>
          </table:table-cell>
          <table:table-cell table:formula="of:=[.G71]/[.I71]" office:value-type="float" office:value="2.81978596145473" calcext:value-type="float">
            <text:p>2.81978596145473</text:p>
          </table:table-cell>
          <table:table-cell table:formula="of:=[.J71]/[.H71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34710" calcext:value-type="float">
            <text:p>4034710</text:p>
          </table:table-cell>
          <table:table-cell table:formula="of:=[.G72]/[.I72]" office:value-type="float" office:value="3.91217925551138" calcext:value-type="float">
            <text:p>3.91217925551138</text:p>
          </table:table-cell>
          <table:table-cell table:formula="of:=[.J72]/[.H72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2200" calcext:value-type="float">
            <text:p>2382200</text:p>
          </table:table-cell>
          <table:table-cell table:formula="of:=[.G73]/[.I73]" office:value-type="float" office:value="3.97917736236523" calcext:value-type="float">
            <text:p>3.97917736236523</text:p>
          </table:table-cell>
          <table:table-cell table:formula="of:=[.J73]/[.H73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20" calcext:value-type="float">
            <text:p>1372920</text:p>
          </table:table-cell>
          <table:table-cell table:formula="of:=[.G74]/[.I74]" office:value-type="float" office:value="4.05872824106626" calcext:value-type="float">
            <text:p>4.05872824106626</text:p>
          </table:table-cell>
          <table:table-cell table:formula="of:=[.J74]/[.H74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0450" calcext:value-type="float">
            <text:p>840450</text:p>
          </table:table-cell>
          <table:table-cell table:formula="of:=[.G75]/[.I75]" office:value-type="float" office:value="4.12695544633966" calcext:value-type="float">
            <text:p>4.12695544633966</text:p>
          </table:table-cell>
          <table:table-cell table:formula="of:=[.J75]/[.H75]" office:value-type="float" office:value="1.23377787337779" calcext:value-type="float">
            <text:p>1.23377787337779</text:p>
          </table:table-cell>
          <table:table-cell table:formula="of:=SUM([.O40:.O75])" office:value-type="float" office:value="33548299" calcext:value-type="float">
            <text:p>33548299</text:p>
          </table:table-cell>
          <table:table-cell table:formula="of:=[.R75]/60000" office:value-type="float" office:value="559.138316666667" calcext:value-type="float">
            <text:p>559.138316666667</text:p>
          </table:table-cell>
          <table:table-cell table:formula="of:=[.S75]/60" office:value-type="float" office:value="9.31897194444445" calcext:value-type="float">
            <text:p>9.31897194444445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75]" office:value-type="float" office:value="0.99" calcext:value-type="float">
            <text:p>0.99</text:p>
          </table:table-cell>
          <table:table-cell table:style-name="ce5" table:formula="of:=[.E75]" office:value-type="float" office:value="2" calcext:value-type="float">
            <text:p>2</text:p>
          </table:table-cell>
          <table:table-cell table:style-name="ce5" table:formula="of:=[.F75]" office:value-type="float" office:value="1" calcext:value-type="float">
            <text:p>1</text:p>
          </table:table-cell>
          <table:table-cell table:style-name="ce5" table:formula="of:=AVERAGE([.G40:.G75])" office:value-type="float" office:value="0.0825867166666666" calcext:value-type="float">
            <text:p>0.082586716666667</text:p>
          </table:table-cell>
          <table:table-cell table:style-name="ce5" table:formula="of:=AVERAGE([.H40:.H75])" office:value-type="float" office:value="0.0198261194444445" calcext:value-type="float">
            <text:p>0.019826119444445</text:p>
          </table:table-cell>
          <table:table-cell table:style-name="ce5" table:formula="of:=AVERAGE([.I40:.I75])" office:value-type="float" office:value="0.0196974" calcext:value-type="float">
            <text:p>0.0196974</text:p>
          </table:table-cell>
          <table:table-cell table:style-name="ce5" table:formula="of:=AVERAGE([.J40:.J75])" office:value-type="float" office:value="0.0254221972222222" calcext:value-type="float">
            <text:p>0.025422197222222</text:p>
          </table:table-cell>
          <table:table-cell table:style-name="ce5" table:formula="of:=AVERAGE([.K40:.K75])" office:value-type="float" office:value="0.132777777777778" calcext:value-type="float">
            <text:p>0.132777777777778</text:p>
          </table:table-cell>
          <table:table-cell table:style-name="ce5" table:formula="of:=AVERAGE([.L40:.L75])" office:value-type="float" office:value="0.0230724583333333" calcext:value-type="float">
            <text:p>0.023072458333333</text:p>
          </table:table-cell>
          <table:table-cell table:style-name="ce5" table:formula="of:=AVERAGE([.M40:.M75])" office:value-type="float" office:value="0" calcext:value-type="float">
            <text:p>0</text:p>
          </table:table-cell>
          <table:table-cell table:style-name="ce5" table:formula="of:=AVERAGE([.N40:.N75])" office:value-type="float" office:value="1" calcext:value-type="float">
            <text:p>1</text:p>
          </table:table-cell>
          <table:table-cell table:style-name="ce5" table:formula="of:=AVERAGE([.O40:.O75])" office:value-type="float" office:value="931897.194444445" calcext:value-type="float">
            <text:p>931897.194444445</text:p>
          </table:table-cell>
          <table:table-cell table:style-name="ce5" table:formula="of:=AVERAGE([.P40:.P75])" office:value-type="float" office:value="4.28836615647049" calcext:value-type="float">
            <text:p>4.28836615647049</text:p>
          </table:table-cell>
          <table:table-cell table:style-name="ce5" table:formula="of:=AVERAGE([.Q40:.Q75])" office:value-type="float" office:value="1.29172199337357" calcext:value-type="float">
            <text:p>1.29172199337357</text:p>
          </table:table-cell>
          <table:table-cell table:formula="of:=SUM([.O40:.O75])" office:value-type="float" office:value="33548299" calcext:value-type="float">
            <text:p>33548299</text:p>
          </table:table-cell>
          <table:table-cell table:formula="of:=[.R76]/60000" office:value-type="float" office:value="559.138316666667" calcext:value-type="float">
            <text:p>559.138316666667</text:p>
          </table:table-cell>
          <table:table-cell table:formula="of:=[.S76]/60" office:value-type="float" office:value="9.31897194444445" calcext:value-type="float">
            <text:p>9.31897194444445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503" calcext:value-type="float">
            <text:p>0.07950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2" calcext:value-type="float">
            <text:p>0.015077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04471" calcext:value-type="float">
            <text:p>304471</text:p>
          </table:table-cell>
          <table:table-cell table:formula="of:=[.G78]/[.I78]" office:value-type="float" office:value="5.27306131111878" calcext:value-type="float">
            <text:p>5.27306131111878</text:p>
          </table:table-cell>
          <table:table-cell table:formula="of:=[.J78]/[.H78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4688" calcext:value-type="float">
            <text:p>0.079468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29" calcext:value-type="float">
            <text:p>0.0150529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04950" calcext:value-type="float">
            <text:p>304950</text:p>
          </table:table-cell>
          <table:table-cell table:formula="of:=[.G79]/[.I79]" office:value-type="float" office:value="5.27930166280252" calcext:value-type="float">
            <text:p>5.27930166280252</text:p>
          </table:table-cell>
          <table:table-cell table:formula="of:=[.J79]/[.H79]" office:value-type="float" office:value="1.27513179695737" calcext:value-type="float">
            <text:p>1.27513179695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2783" calcext:value-type="float">
            <text:p>0.0792783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69" calcext:value-type="float">
            <text:p>0.014896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88318" calcext:value-type="float">
            <text:p>388318</text:p>
          </table:table-cell>
          <table:table-cell table:formula="of:=[.G80]/[.I80]" office:value-type="float" office:value="5.32179849498889" calcext:value-type="float">
            <text:p>5.32179849498889</text:p>
          </table:table-cell>
          <table:table-cell table:formula="of:=[.J80]/[.H80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9041" calcext:value-type="float">
            <text:p>0.0789041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19308" calcext:value-type="float">
            <text:p>319308</text:p>
          </table:table-cell>
          <table:table-cell table:formula="of:=[.G81]/[.I81]" office:value-type="float" office:value="5.42721444980947" calcext:value-type="float">
            <text:p>5.42721444980947</text:p>
          </table:table-cell>
          <table:table-cell table:formula="of:=[.J81]/[.H81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5348" calcext:value-type="float">
            <text:p>0.056534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344189" calcext:value-type="float">
            <text:p>344189</text:p>
          </table:table-cell>
          <table:table-cell table:formula="of:=[.G82]/[.I82]" office:value-type="float" office:value="4.19074304690743" calcext:value-type="float">
            <text:p>4.19074304690743</text:p>
          </table:table-cell>
          <table:table-cell table:formula="of:=[.J82]/[.H82]" office:value-type="float" office:value="1.35080040213441" calcext:value-type="float">
            <text:p>1.35080040213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4752" calcext:value-type="float">
            <text:p>0.05647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9" calcext:value-type="float">
            <text:p>0.0134559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331978" calcext:value-type="float">
            <text:p>331978</text:p>
          </table:table-cell>
          <table:table-cell table:formula="of:=[.G83]/[.I83]" office:value-type="float" office:value="4.19705853937678" calcext:value-type="float">
            <text:p>4.19705853937678</text:p>
          </table:table-cell>
          <table:table-cell table:formula="of:=[.J83]/[.H83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2272" calcext:value-type="float">
            <text:p>0.056227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4" calcext:value-type="float">
            <text:p>0.013308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298058" calcext:value-type="float">
            <text:p>298058</text:p>
          </table:table-cell>
          <table:table-cell table:formula="of:=[.G84]/[.I84]" office:value-type="float" office:value="4.22494063899492" calcext:value-type="float">
            <text:p>4.22494063899492</text:p>
          </table:table-cell>
          <table:table-cell table:formula="of:=[.J84]/[.H84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7866" calcext:value-type="float">
            <text:p>0.0557866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287195" calcext:value-type="float">
            <text:p>287195</text:p>
          </table:table-cell>
          <table:table-cell table:formula="of:=[.G85]/[.I85]" office:value-type="float" office:value="4.29173911036573" calcext:value-type="float">
            <text:p>4.29173911036573</text:p>
          </table:table-cell>
          <table:table-cell table:formula="of:=[.J85]/[.H85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9688" calcext:value-type="float">
            <text:p>0.0989688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5" calcext:value-type="float">
            <text:p>0.0166395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9344" calcext:value-type="float">
            <text:p>299344</text:p>
          </table:table-cell>
          <table:table-cell table:formula="of:=[.G86]/[.I86]" office:value-type="float" office:value="5.9478229514108" calcext:value-type="float">
            <text:p>5.9478229514108</text:p>
          </table:table-cell>
          <table:table-cell table:formula="of:=[.J86]/[.H86]" office:value-type="float" office:value="1.43209948148062" calcext:value-type="float">
            <text:p>1.4320994814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949" calcext:value-type="float">
            <text:p>0.098949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1" calcext:value-type="float">
            <text:p>0.0166281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2304" calcext:value-type="float">
            <text:p>292304</text:p>
          </table:table-cell>
          <table:table-cell table:formula="of:=[.G87]/[.I87]" office:value-type="float" office:value="5.95070994280766" calcext:value-type="float">
            <text:p>5.95070994280766</text:p>
          </table:table-cell>
          <table:table-cell table:formula="of:=[.J87]/[.H87]" office:value-type="float" office:value="1.43827253981383" calcext:value-type="float">
            <text:p>1.43827253981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8127" calcext:value-type="float">
            <text:p>0.098812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6" calcext:value-type="float">
            <text:p>0.016497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1797" calcext:value-type="float">
            <text:p>291797</text:p>
          </table:table-cell>
          <table:table-cell table:formula="of:=[.G88]/[.I88]" office:value-type="float" office:value="5.98951968771215" calcext:value-type="float">
            <text:p>5.98951968771215</text:p>
          </table:table-cell>
          <table:table-cell table:formula="of:=[.J88]/[.H88]" office:value-type="float" office:value="1.44467226357564" calcext:value-type="float">
            <text:p>1.4446722635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457" calcext:value-type="float">
            <text:p>0.09845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85516" calcext:value-type="float">
            <text:p>285516</text:p>
          </table:table-cell>
          <table:table-cell table:formula="of:=[.G89]/[.I89]" office:value-type="float" office:value="6.11154562383613" calcext:value-type="float">
            <text:p>6.11154562383613</text:p>
          </table:table-cell>
          <table:table-cell table:formula="of:=[.J89]/[.H89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3678" calcext:value-type="float">
            <text:p>0.087367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58158" calcext:value-type="float">
            <text:p>358158</text:p>
          </table:table-cell>
          <table:table-cell table:formula="of:=[.G90]/[.I90]" office:value-type="float" office:value="4.21993276531618" calcext:value-type="float">
            <text:p>4.21993276531618</text:p>
          </table:table-cell>
          <table:table-cell table:formula="of:=[.J90]/[.H90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9516" calcext:value-type="float">
            <text:p>0.0869516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8" calcext:value-type="float">
            <text:p>0.0202638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26838" calcext:value-type="float">
            <text:p>326838</text:p>
          </table:table-cell>
          <table:table-cell table:formula="of:=[.G91]/[.I91]" office:value-type="float" office:value="4.2909819481045" calcext:value-type="float">
            <text:p>4.2909819481045</text:p>
          </table:table-cell>
          <table:table-cell table:formula="of:=[.J91]/[.H91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2283" calcext:value-type="float">
            <text:p>0.086228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3" calcext:value-type="float">
            <text:p>0.019670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02214" calcext:value-type="float">
            <text:p>302214</text:p>
          </table:table-cell>
          <table:table-cell table:formula="of:=[.G92]/[.I92]" office:value-type="float" office:value="4.38367996421" calcext:value-type="float">
            <text:p>4.38367996421</text:p>
          </table:table-cell>
          <table:table-cell table:formula="of:=[.J92]/[.H92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0617" calcext:value-type="float">
            <text:p>0.0850617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79" calcext:value-type="float">
            <text:p>0.01898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7313" calcext:value-type="float">
            <text:p>0.537313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293314" calcext:value-type="float">
            <text:p>293314</text:p>
          </table:table-cell>
          <table:table-cell table:formula="of:=[.G93]/[.I93]" office:value-type="float" office:value="4.47978449433587" calcext:value-type="float">
            <text:p>4.47978449433587</text:p>
          </table:table-cell>
          <table:table-cell table:formula="of:=[.J93]/[.H93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7842" calcext:value-type="float">
            <text:p>0.064784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65977" calcext:value-type="float">
            <text:p>365977</text:p>
          </table:table-cell>
          <table:table-cell table:formula="of:=[.G94]/[.I94]" office:value-type="float" office:value="3.43444078650911" calcext:value-type="float">
            <text:p>3.43444078650911</text:p>
          </table:table-cell>
          <table:table-cell table:formula="of:=[.J94]/[.H94]" office:value-type="float" office:value="1.13488322158132" calcext:value-type="float">
            <text:p>1.13488322158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2267" calcext:value-type="float">
            <text:p>0.064226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29472" calcext:value-type="float">
            <text:p>329472</text:p>
          </table:table-cell>
          <table:table-cell table:formula="of:=[.G95]/[.I95]" office:value-type="float" office:value="3.47641136671177" calcext:value-type="float">
            <text:p>3.47641136671177</text:p>
          </table:table-cell>
          <table:table-cell table:formula="of:=[.J95]/[.H95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3195" calcext:value-type="float">
            <text:p>0.063319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01297" calcext:value-type="float">
            <text:p>301297</text:p>
          </table:table-cell>
          <table:table-cell table:formula="of:=[.G96]/[.I96]" office:value-type="float" office:value="3.51657780739753" calcext:value-type="float">
            <text:p>3.51657780739753</text:p>
          </table:table-cell>
          <table:table-cell table:formula="of:=[.J96]/[.H96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7203" calcext:value-type="float">
            <text:p>0.061720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072" calcext:value-type="float">
            <text:p>0.632072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289674" calcext:value-type="float">
            <text:p>289674</text:p>
          </table:table-cell>
          <table:table-cell table:formula="of:=[.G97]/[.I97]" office:value-type="float" office:value="3.53361844892538" calcext:value-type="float">
            <text:p>3.53361844892538</text:p>
          </table:table-cell>
          <table:table-cell table:formula="of:=[.J97]/[.H97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50775" calcext:value-type="float">
            <text:p>350775</text:p>
          </table:table-cell>
          <table:table-cell table:formula="of:=[.G98]/[.I98]" office:value-type="float" office:value="4.7373201310728" calcext:value-type="float">
            <text:p>4.7373201310728</text:p>
          </table:table-cell>
          <table:table-cell table:formula="of:=[.J98]/[.H98]" office:value-type="float" office:value="1.26893355258113" calcext:value-type="float">
            <text:p>1.2689335525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6" calcext:value-type="float">
            <text:p>0.0220256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26539" calcext:value-type="float">
            <text:p>326539</text:p>
          </table:table-cell>
          <table:table-cell table:formula="of:=[.G99]/[.I99]" office:value-type="float" office:value="4.81208230422781" calcext:value-type="float">
            <text:p>4.81208230422781</text:p>
          </table:table-cell>
          <table:table-cell table:formula="of:=[.J99]/[.H99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06694" calcext:value-type="float">
            <text:p>306694</text:p>
          </table:table-cell>
          <table:table-cell table:formula="of:=[.G100]/[.I100]" office:value-type="float" office:value="4.92972902163336" calcext:value-type="float">
            <text:p>4.92972902163336</text:p>
          </table:table-cell>
          <table:table-cell table:formula="of:=[.J100]/[.H100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291176" calcext:value-type="float">
            <text:p>291176</text:p>
          </table:table-cell>
          <table:table-cell table:formula="of:=[.G101]/[.I101]" office:value-type="float" office:value="5.07376021613007" calcext:value-type="float">
            <text:p>5.07376021613007</text:p>
          </table:table-cell>
          <table:table-cell table:formula="of:=[.J101]/[.H101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92198" calcext:value-type="float">
            <text:p>0.089219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1" calcext:value-type="float">
            <text:p>0.0252951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296680" calcext:value-type="float">
            <text:p>4296680</text:p>
          </table:table-cell>
          <table:table-cell table:formula="of:=[.G102]/[.I102]" office:value-type="float" office:value="3.52715743365316" calcext:value-type="float">
            <text:p>3.52715743365316</text:p>
          </table:table-cell>
          <table:table-cell table:formula="of:=[.J102]/[.H102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83958" calcext:value-type="float">
            <text:p>0.0883958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59" calcext:value-type="float">
            <text:p>0.0246959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2425400" calcext:value-type="float">
            <text:p>2425400</text:p>
          </table:table-cell>
          <table:table-cell table:formula="of:=[.G103]/[.I103]" office:value-type="float" office:value="3.57937147461724" calcext:value-type="float">
            <text:p>3.57937147461724</text:p>
          </table:table-cell>
          <table:table-cell table:formula="of:=[.J103]/[.H103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1302" calcext:value-type="float">
            <text:p>0.0871302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5" calcext:value-type="float">
            <text:p>0.0240255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1404600" calcext:value-type="float">
            <text:p>1404600</text:p>
          </table:table-cell>
          <table:table-cell table:formula="of:=[.G104]/[.I104]" office:value-type="float" office:value="3.62657176749703" calcext:value-type="float">
            <text:p>3.62657176749703</text:p>
          </table:table-cell>
          <table:table-cell table:formula="of:=[.J104]/[.H104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7418" calcext:value-type="float">
            <text:p>0.0847418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1" calcext:value-type="float">
            <text:p>0.0233121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857225" calcext:value-type="float">
            <text:p>857225</text:p>
          </table:table-cell>
          <table:table-cell table:formula="of:=[.G105]/[.I105]" office:value-type="float" office:value="3.63509936899722" calcext:value-type="float">
            <text:p>3.63509936899722</text:p>
          </table:table-cell>
          <table:table-cell table:formula="of:=[.J105]/[.H105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79119" calcext:value-type="float">
            <text:p>0.0679119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59" calcext:value-type="float">
            <text:p>0.023375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099010" calcext:value-type="float">
            <text:p>4099010</text:p>
          </table:table-cell>
          <table:table-cell table:formula="of:=[.G106]/[.I106]" office:value-type="float" office:value="2.90521006677818" calcext:value-type="float">
            <text:p>2.90521006677818</text:p>
          </table:table-cell>
          <table:table-cell table:formula="of:=[.J106]/[.H106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7035" calcext:value-type="float">
            <text:p>0.066703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2" calcext:value-type="float">
            <text:p>0.022879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618" calcext:value-type="float">
            <text:p>0.620618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2298130" calcext:value-type="float">
            <text:p>2298130</text:p>
          </table:table-cell>
          <table:table-cell table:formula="of:=[.G107]/[.I107]" office:value-type="float" office:value="2.91546470156299" calcext:value-type="float">
            <text:p>2.91546470156299</text:p>
          </table:table-cell>
          <table:table-cell table:formula="of:=[.J107]/[.H107]" office:value-type="float" office:value="1.25405420454071" calcext:value-type="float">
            <text:p>1.25405420454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6826" calcext:value-type="float">
            <text:p>0.064682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9" calcext:value-type="float">
            <text:p>0.0223629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114" calcext:value-type="float">
            <text:p>0.633114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1313300" calcext:value-type="float">
            <text:p>1313300</text:p>
          </table:table-cell>
          <table:table-cell table:formula="of:=[.G108]/[.I108]" office:value-type="float" office:value="2.89240661989277" calcext:value-type="float">
            <text:p>2.89240661989277</text:p>
          </table:table-cell>
          <table:table-cell table:formula="of:=[.J108]/[.H108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706" calcext:value-type="float">
            <text:p>0.0615706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0816" calcext:value-type="float">
            <text:p>0.650816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793992" calcext:value-type="float">
            <text:p>793992</text:p>
          </table:table-cell>
          <table:table-cell table:formula="of:=[.G109]/[.I109]" office:value-type="float" office:value="2.82194467997342" calcext:value-type="float">
            <text:p>2.82194467997342</text:p>
          </table:table-cell>
          <table:table-cell table:formula="of:=[.J109]/[.H109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648" calcext:value-type="float">
            <text:p>0.106648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08" calcext:value-type="float">
            <text:p>0.0271308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053620" calcext:value-type="float">
            <text:p>4053620</text:p>
          </table:table-cell>
          <table:table-cell table:formula="of:=[.G110]/[.I110]" office:value-type="float" office:value="3.93088298170345" calcext:value-type="float">
            <text:p>3.93088298170345</text:p>
          </table:table-cell>
          <table:table-cell table:formula="of:=[.J110]/[.H110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936" calcext:value-type="float">
            <text:p>0.1059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2545450" calcext:value-type="float">
            <text:p>2545450</text:p>
          </table:table-cell>
          <table:table-cell table:formula="of:=[.G111]/[.I111]" office:value-type="float" office:value="3.99823367565303" calcext:value-type="float">
            <text:p>3.99823367565303</text:p>
          </table:table-cell>
          <table:table-cell table:formula="of:=[.J111]/[.H111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952" calcext:value-type="float">
            <text:p>0.104952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5" calcext:value-type="float">
            <text:p>0.0257445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1352020" calcext:value-type="float">
            <text:p>1352020</text:p>
          </table:table-cell>
          <table:table-cell table:formula="of:=[.G112]/[.I112]" office:value-type="float" office:value="4.07667657169493" calcext:value-type="float">
            <text:p>4.07667657169493</text:p>
          </table:table-cell>
          <table:table-cell table:formula="of:=[.J112]/[.H112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166" calcext:value-type="float">
            <text:p>0.10316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9" calcext:value-type="float">
            <text:p>0.0249059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798954" calcext:value-type="float">
            <text:p>798954</text:p>
          </table:table-cell>
          <table:table-cell table:formula="of:=[.G113]/[.I113]" office:value-type="float" office:value="4.14223135883465" calcext:value-type="float">
            <text:p>4.14223135883465</text:p>
          </table:table-cell>
          <table:table-cell table:formula="of:=[.J113]/[.H113]" office:value-type="float" office:value="1.23377787337779" calcext:value-type="float">
            <text:p>1.23377787337779</text:p>
          </table:table-cell>
          <table:table-cell table:formula="of:=SUM([.O78:.O113])" office:value-type="float" office:value="33827937" calcext:value-type="float">
            <text:p>33827937</text:p>
          </table:table-cell>
          <table:table-cell table:formula="of:=[.R113]/60000" office:value-type="float" office:value="563.79895" calcext:value-type="float">
            <text:p>563.79895</text:p>
          </table:table-cell>
          <table:table-cell table:formula="of:=[.S113]/60" office:value-type="float" office:value="9.39664916666667" calcext:value-type="float">
            <text:p>9.39664916666667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113]" office:value-type="float" office:value="0.995" calcext:value-type="float">
            <text:p>0.995</text:p>
          </table:table-cell>
          <table:table-cell table:style-name="ce5" table:formula="of:=[.E113]" office:value-type="float" office:value="2" calcext:value-type="float">
            <text:p>2</text:p>
          </table:table-cell>
          <table:table-cell table:style-name="ce5" table:formula="of:=[.F113]" office:value-type="float" office:value="1" calcext:value-type="float">
            <text:p>1</text:p>
          </table:table-cell>
          <table:table-cell table:style-name="ce5" table:formula="of:=AVERAGE([.G78:.G113])" office:value-type="float" office:value="0.0830629388888889" calcext:value-type="float">
            <text:p>0.083062938888889</text:p>
          </table:table-cell>
          <table:table-cell table:style-name="ce5" table:formula="of:=AVERAGE([.H78:.H113])" office:value-type="float" office:value="0.0198312222222222" calcext:value-type="float">
            <text:p>0.019831222222222</text:p>
          </table:table-cell>
          <table:table-cell table:style-name="ce5" table:formula="of:=AVERAGE([.I78:.I113])" office:value-type="float" office:value="0.0197114833333333" calcext:value-type="float">
            <text:p>0.019711483333333</text:p>
          </table:table-cell>
          <table:table-cell table:style-name="ce5" table:formula="of:=AVERAGE([.J78:.J113])" office:value-type="float" office:value="0.0254489277777778" calcext:value-type="float">
            <text:p>0.025448927777778</text:p>
          </table:table-cell>
          <table:table-cell table:style-name="ce5" table:formula="of:=AVERAGE([.K78:.K113])" office:value-type="float" office:value="0.133333333333333" calcext:value-type="float">
            <text:p>0.133333333333333</text:p>
          </table:table-cell>
          <table:table-cell table:style-name="ce5" table:formula="of:=AVERAGE([.L78:.L113])" office:value-type="float" office:value="0.0230954666666667" calcext:value-type="float">
            <text:p>0.023095466666667</text:p>
          </table:table-cell>
          <table:table-cell table:style-name="ce5" table:formula="of:=AVERAGE([.M78:.M113])" office:value-type="float" office:value="0.561254" calcext:value-type="float">
            <text:p>0.561254</text:p>
          </table:table-cell>
          <table:table-cell table:style-name="ce5" table:formula="of:=AVERAGE([.N78:.N113])" office:value-type="float" office:value="0.000497072322222222" calcext:value-type="float">
            <text:p>0.000497072322222</text:p>
          </table:table-cell>
          <table:table-cell table:style-name="ce5" table:formula="of:=AVERAGE([.O78:.O113])" office:value-type="float" office:value="939664.916666667" calcext:value-type="float">
            <text:p>939664.916666667</text:p>
          </table:table-cell>
          <table:table-cell table:style-name="ce5" table:formula="of:=AVERAGE([.P78:.P113])" office:value-type="float" office:value="4.30958403932122" calcext:value-type="float">
            <text:p>4.30958403932122</text:p>
          </table:table-cell>
          <table:table-cell table:style-name="ce5" table:formula="of:=AVERAGE([.Q78:.Q113])" office:value-type="float" office:value="1.29292698382789" calcext:value-type="float">
            <text:p>1.29292698382789</text:p>
          </table:table-cell>
          <table:table-cell table:formula="of:=SUM([.O78:.O113])" office:value-type="float" office:value="33827937" calcext:value-type="float">
            <text:p>33827937</text:p>
          </table:table-cell>
          <table:table-cell table:formula="of:=[.R114]/60000" office:value-type="float" office:value="563.79895" calcext:value-type="float">
            <text:p>563.79895</text:p>
          </table:table-cell>
          <table:table-cell table:formula="of:=[.S114]/60" office:value-type="float" office:value="9.39664916666667" calcext:value-type="float">
            <text:p>9.39664916666667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9112" calcext:value-type="float">
            <text:p>0.085911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125" calcext:value-type="float">
            <text:p>0.0252125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9790" calcext:value-type="float">
            <text:p>7189790</text:p>
          </table:table-cell>
          <table:table-cell table:formula="of:=[.G116]/[.I116]" office:value-type="float" office:value="3.40748438274665" calcext:value-type="float">
            <text:p>3.40748438274665</text:p>
          </table:table-cell>
          <table:table-cell table:formula="of:=[.J116]/[.H116]" office:value-type="float" office:value="1.21271897774179" calcext:value-type="float">
            <text:p>1.21271897774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2723" calcext:value-type="float">
            <text:p>0.085272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637" calcext:value-type="float">
            <text:p>0.0246637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81420" calcext:value-type="float">
            <text:p>4481420</text:p>
          </table:table-cell>
          <table:table-cell table:formula="of:=[.G117]/[.I117]" office:value-type="float" office:value="3.45740095768275" calcext:value-type="float">
            <text:p>3.45740095768275</text:p>
          </table:table-cell>
          <table:table-cell table:formula="of:=[.J117]/[.H117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374" calcext:value-type="float">
            <text:p>0.08437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128" calcext:value-type="float">
            <text:p>0.0240128</text:p>
          </table:table-cell>
          <table:table-cell office:value-type="float" office:value="0.029703" calcext:value-type="float">
            <text:p>0.029703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040" calcext:value-type="float">
            <text:p>2783040</text:p>
          </table:table-cell>
          <table:table-cell table:formula="of:=[.G118]/[.I118]" office:value-type="float" office:value="3.51370935501066" calcext:value-type="float">
            <text:p>3.51370935501066</text:p>
          </table:table-cell>
          <table:table-cell table:formula="of:=[.J118]/[.H118]" office:value-type="float" office:value="1.19802044092379" calcext:value-type="float">
            <text:p>1.19802044092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6673" calcext:value-type="float">
            <text:p>0.08266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072" calcext:value-type="float">
            <text:p>0.023307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65680" calcext:value-type="float">
            <text:p>1865680</text:p>
          </table:table-cell>
          <table:table-cell table:formula="of:=[.G119]/[.I119]" office:value-type="float" office:value="3.54685676529141" calcext:value-type="float">
            <text:p>3.54685676529141</text:p>
          </table:table-cell>
          <table:table-cell table:formula="of:=[.J119]/[.H119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0637" calcext:value-type="float">
            <text:p>0.0660637</text:p>
          </table:table-cell>
          <table:table-cell office:value-type="float" office:value="0.0241546" calcext:value-type="float">
            <text:p>0.0241546</text:p>
          </table:table-cell>
          <table:table-cell office:value-type="float" office:value="0.023335" calcext:value-type="float">
            <text:p>0.023335</text:p>
          </table:table-cell>
          <table:table-cell office:value-type="float" office:value="0.0283019" calcext:value-type="float">
            <text:p>0.0283019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56930" calcext:value-type="float">
            <text:p>7756930</text:p>
          </table:table-cell>
          <table:table-cell table:formula="of:=[.G120]/[.I120]" office:value-type="float" office:value="2.83109920719949" calcext:value-type="float">
            <text:p>2.83109920719949</text:p>
          </table:table-cell>
          <table:table-cell table:formula="of:=[.J120]/[.H120]" office:value-type="float" office:value="1.17169814445282" calcext:value-type="float">
            <text:p>1.17169814445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52204" calcext:value-type="float">
            <text:p>0.065220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651" calcext:value-type="float">
            <text:p>0.0228651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53070" calcext:value-type="float">
            <text:p>4653070</text:p>
          </table:table-cell>
          <table:table-cell table:formula="of:=[.G121]/[.I121]" office:value-type="float" office:value="2.85239950842113" calcext:value-type="float">
            <text:p>2.85239950842113</text:p>
          </table:table-cell>
          <table:table-cell table:formula="of:=[.J121]/[.H121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7832" calcext:value-type="float">
            <text:p>0.063783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588" calcext:value-type="float">
            <text:p>0.0223588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1620" calcext:value-type="float">
            <text:p>2871620</text:p>
          </table:table-cell>
          <table:table-cell table:formula="of:=[.G122]/[.I122]" office:value-type="float" office:value="2.852711236739" calcext:value-type="float">
            <text:p>2.852711236739</text:p>
          </table:table-cell>
          <table:table-cell table:formula="of:=[.J122]/[.H122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3244" calcext:value-type="float">
            <text:p>0.061324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75" calcext:value-type="float">
            <text:p>0.021817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2100" calcext:value-type="float">
            <text:p>1792100</text:p>
          </table:table-cell>
          <table:table-cell table:formula="of:=[.G123]/[.I123]" office:value-type="float" office:value="2.81078950383866" calcext:value-type="float">
            <text:p>2.81078950383866</text:p>
          </table:table-cell>
          <table:table-cell table:formula="of:=[.J123]/[.H123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649" calcext:value-type="float">
            <text:p>0.102649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69907" calcext:value-type="float">
            <text:p>0.026990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30150" calcext:value-type="float">
            <text:p>6830150</text:p>
          </table:table-cell>
          <table:table-cell table:formula="of:=[.G124]/[.I124]" office:value-type="float" office:value="3.80312478001682" calcext:value-type="float">
            <text:p>3.80312478001682</text:p>
          </table:table-cell>
          <table:table-cell table:formula="of:=[.J124]/[.H124]" office:value-type="float" office:value="1.19169702145459" calcext:value-type="float">
            <text:p>1.19169702145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083" calcext:value-type="float">
            <text:p>0.102083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387" calcext:value-type="float">
            <text:p>0.0264387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31210" calcext:value-type="float">
            <text:p>4431210</text:p>
          </table:table-cell>
          <table:table-cell table:formula="of:=[.G125]/[.I125]" office:value-type="float" office:value="3.86112025175217" calcext:value-type="float">
            <text:p>3.86112025175217</text:p>
          </table:table-cell>
          <table:table-cell table:formula="of:=[.J125]/[.H125]" office:value-type="float" office:value="1.29395101008165" calcext:value-type="float">
            <text:p>1.29395101008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309" calcext:value-type="float">
            <text:p>0.101309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217" calcext:value-type="float">
            <text:p>0.0257217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61150" calcext:value-type="float">
            <text:p>2761150</text:p>
          </table:table-cell>
          <table:table-cell table:formula="of:=[.G126]/[.I126]" office:value-type="float" office:value="3.9386587978244" calcext:value-type="float">
            <text:p>3.9386587978244</text:p>
          </table:table-cell>
          <table:table-cell table:formula="of:=[.J126]/[.H126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99437" calcext:value-type="float">
            <text:p>0.0999437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8958" calcext:value-type="float">
            <text:p>0.02489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8210" calcext:value-type="float">
            <text:p>1788210</text:p>
          </table:table-cell>
          <table:table-cell table:formula="of:=[.G127]/[.I127]" office:value-type="float" office:value="4.01448035411596" calcext:value-type="float">
            <text:p>4.01448035411596</text:p>
          </table:table-cell>
          <table:table-cell table:formula="of:=[.J127]/[.H127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8043" calcext:value-type="float">
            <text:p>0.083804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4156" calcext:value-type="float">
            <text:p>0.020415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3814" calcext:value-type="float">
            <text:p>713814</text:p>
          </table:table-cell>
          <table:table-cell table:formula="of:=[.G128]/[.I128]" office:value-type="float" office:value="4.10491486902173" calcext:value-type="float">
            <text:p>4.10491486902173</text:p>
          </table:table-cell>
          <table:table-cell table:formula="of:=[.J128]/[.H128]" office:value-type="float" office:value="1.23103615696579" calcext:value-type="float">
            <text:p>1.23103615696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4985" calcext:value-type="float">
            <text:p>0.083498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1412" calcext:value-type="float">
            <text:p>0.0201412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4395" calcext:value-type="float">
            <text:p>764395</text:p>
          </table:table-cell>
          <table:table-cell table:formula="of:=[.G129]/[.I129]" office:value-type="float" office:value="4.1456566639525" calcext:value-type="float">
            <text:p>4.1456566639525</text:p>
          </table:table-cell>
          <table:table-cell table:formula="of:=[.J129]/[.H129]" office:value-type="float" office:value="1.22563992256399" calcext:value-type="float">
            <text:p>1.22563992256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9504" calcext:value-type="float">
            <text:p>0.08295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3" calcext:value-type="float">
            <text:p>0.0196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4598" calcext:value-type="float">
            <text:p>694598</text:p>
          </table:table-cell>
          <table:table-cell table:formula="of:=[.G130]/[.I130]" office:value-type="float" office:value="4.22569536423841" calcext:value-type="float">
            <text:p>4.22569536423841</text:p>
          </table:table-cell>
          <table:table-cell table:formula="of:=[.J130]/[.H130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042" calcext:value-type="float">
            <text:p>0.08204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725" calcext:value-type="float">
            <text:p>0.018972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738" calcext:value-type="float">
            <text:p>670738</text:p>
          </table:table-cell>
          <table:table-cell table:formula="of:=[.G131]/[.I131]" office:value-type="float" office:value="4.32425879562525" calcext:value-type="float">
            <text:p>4.32425879562525</text:p>
          </table:table-cell>
          <table:table-cell table:formula="of:=[.J131]/[.H131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526" calcext:value-type="float">
            <text:p>0.062526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0186981" calcext:value-type="float">
            <text:p>0.0186981</text:p>
          </table:table-cell>
          <table:table-cell office:value-type="float" office:value="0.0227273" calcext:value-type="float">
            <text:p>0.022727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4459" calcext:value-type="float">
            <text:p>754459</text:p>
          </table:table-cell>
          <table:table-cell table:formula="of:=[.G132]/[.I132]" office:value-type="float" office:value="3.34397612591654" calcext:value-type="float">
            <text:p>3.34397612591654</text:p>
          </table:table-cell>
          <table:table-cell table:formula="of:=[.J132]/[.H132]" office:value-type="float" office:value="1.12272945081979" calcext:value-type="float">
            <text:p>1.12272945081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106" calcext:value-type="float">
            <text:p>0.06210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125" calcext:value-type="float">
            <text:p>0.0184125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8261" calcext:value-type="float">
            <text:p>748261</text:p>
          </table:table-cell>
          <table:table-cell table:formula="of:=[.G133]/[.I133]" office:value-type="float" office:value="3.37303462321792" calcext:value-type="float">
            <text:p>3.37303462321792</text:p>
          </table:table-cell>
          <table:table-cell table:formula="of:=[.J133]/[.H133]" office:value-type="float" office:value="1.27777681944421" calcext:value-type="float">
            <text:p>1.27777681944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4579" calcext:value-type="float">
            <text:p>0.0614579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58" calcext:value-type="float">
            <text:p>0.0179858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179" calcext:value-type="float">
            <text:p>702179</text:p>
          </table:table-cell>
          <table:table-cell table:formula="of:=[.G134]/[.I134]" office:value-type="float" office:value="3.41702342959446" calcext:value-type="float">
            <text:p>3.41702342959446</text:p>
          </table:table-cell>
          <table:table-cell table:formula="of:=[.J134]/[.H134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3704" calcext:value-type="float">
            <text:p>0.060370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06" calcext:value-type="float">
            <text:p>0.017460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6024" calcext:value-type="float">
            <text:p>706024</text:p>
          </table:table-cell>
          <table:table-cell table:formula="of:=[.G135]/[.I135]" office:value-type="float" office:value="3.45752150556109" calcext:value-type="float">
            <text:p>3.45752150556109</text:p>
          </table:table-cell>
          <table:table-cell table:formula="of:=[.J135]/[.H135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715" calcext:value-type="float">
            <text:p>0.101715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0220321" calcext:value-type="float">
            <text:p>0.0220321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3287" calcext:value-type="float">
            <text:p>723287</text:p>
          </table:table-cell>
          <table:table-cell table:formula="of:=[.G136]/[.I136]" office:value-type="float" office:value="4.61667294538424" calcext:value-type="float">
            <text:p>4.61667294538424</text:p>
          </table:table-cell>
          <table:table-cell table:formula="of:=[.J136]/[.H136]" office:value-type="float" office:value="1.30588522588523" calcext:value-type="float">
            <text:p>1.30588522588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467" calcext:value-type="float">
            <text:p>0.101467</text:p>
          </table:table-cell>
          <table:table-cell office:value-type="float" office:value="0.0216216" calcext:value-type="float">
            <text:p>0.0216216</text:p>
          </table:table-cell>
          <table:table-cell office:value-type="float" office:value="0.0218138" calcext:value-type="float">
            <text:p>0.0218138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43" calcext:value-type="float">
            <text:p>712443</text:p>
          </table:table-cell>
          <table:table-cell table:formula="of:=[.G137]/[.I137]" office:value-type="float" office:value="4.65150501058963" calcext:value-type="float">
            <text:p>4.65150501058963</text:p>
          </table:table-cell>
          <table:table-cell table:formula="of:=[.J137]/[.H137]" office:value-type="float" office:value="1.35460372960373" calcext:value-type="float">
            <text:p>1.35460372960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987" calcext:value-type="float">
            <text:p>0.10098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014" calcext:value-type="float">
            <text:p>0.0213014</text:p>
          </table:table-cell>
          <table:table-cell office:value-type="float" office:value="0.0289256" calcext:value-type="float">
            <text:p>0.02892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769" calcext:value-type="float">
            <text:p>686769</text:p>
          </table:table-cell>
          <table:table-cell table:formula="of:=[.G138]/[.I138]" office:value-type="float" office:value="4.74086210296037" calcext:value-type="float">
            <text:p>4.74086210296037</text:p>
          </table:table-cell>
          <table:table-cell table:formula="of:=[.J138]/[.H138]" office:value-type="float" office:value="1.35950292809941" calcext:value-type="float">
            <text:p>1.35950292809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248" calcext:value-type="float">
            <text:p>0.10024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55" calcext:value-type="float">
            <text:p>0.020555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5485" calcext:value-type="float">
            <text:p>675485</text:p>
          </table:table-cell>
          <table:table-cell table:formula="of:=[.G139]/[.I139]" office:value-type="float" office:value="4.87706154220384" calcext:value-type="float">
            <text:p>4.87706154220384</text:p>
          </table:table-cell>
          <table:table-cell table:formula="of:=[.J139]/[.H139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4764" calcext:value-type="float">
            <text:p>0.075476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7167" calcext:value-type="float">
            <text:p>0.0147167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4227" calcext:value-type="float">
            <text:p>704227</text:p>
          </table:table-cell>
          <table:table-cell table:formula="of:=[.G140]/[.I140]" office:value-type="float" office:value="5.12862258522631" calcext:value-type="float">
            <text:p>5.12862258522631</text:p>
          </table:table-cell>
          <table:table-cell table:formula="of:=[.J140]/[.H140]" office:value-type="float" office:value="1.26569221182293" calcext:value-type="float">
            <text:p>1.26569221182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4764" calcext:value-type="float">
            <text:p>0.075476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7163" calcext:value-type="float">
            <text:p>0.014716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590" calcext:value-type="float">
            <text:p>687590</text:p>
          </table:table-cell>
          <table:table-cell table:formula="of:=[.G141]/[.I141]" office:value-type="float" office:value="5.12876198500982" calcext:value-type="float">
            <text:p>5.12876198500982</text:p>
          </table:table-cell>
          <table:table-cell table:formula="of:=[.J141]/[.H141]" office:value-type="float" office:value="1.26569221182293" calcext:value-type="float">
            <text:p>1.26569221182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4356" calcext:value-type="float">
            <text:p>0.0754356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6882" calcext:value-type="float">
            <text:p>0.014688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8705" calcext:value-type="float">
            <text:p>678705</text:p>
          </table:table-cell>
          <table:table-cell table:formula="of:=[.G142]/[.I142]" office:value-type="float" office:value="5.13579608120805" calcext:value-type="float">
            <text:p>5.13579608120805</text:p>
          </table:table-cell>
          <table:table-cell table:formula="of:=[.J142]/[.H142]" office:value-type="float" office:value="1.27092078804926" calcext:value-type="float">
            <text:p>1.27092078804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2165" calcext:value-type="float">
            <text:p>0.0752165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4752" calcext:value-type="float">
            <text:p>0.014475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047" calcext:value-type="float">
            <text:p>687047</text:p>
          </table:table-cell>
          <table:table-cell table:formula="of:=[.G143]/[.I143]" office:value-type="float" office:value="5.19623217641207" calcext:value-type="float">
            <text:p>5.19623217641207</text:p>
          </table:table-cell>
          <table:table-cell table:formula="of:=[.J143]/[.H143]" office:value-type="float" office:value="1.3969565363768" calcext:value-type="float">
            <text:p>1.3969565363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9612" calcext:value-type="float">
            <text:p>0.053961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2523" calcext:value-type="float">
            <text:p>0.013252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5354" calcext:value-type="float">
            <text:p>695354</text:p>
          </table:table-cell>
          <table:table-cell table:formula="of:=[.G144]/[.I144]" office:value-type="float" office:value="4.07183658685662" calcext:value-type="float">
            <text:p>4.07183658685662</text:p>
          </table:table-cell>
          <table:table-cell table:formula="of:=[.J144]/[.H144]" office:value-type="float" office:value="1.33908586074327" calcext:value-type="float">
            <text:p>1.339085860743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9574" calcext:value-type="float">
            <text:p>0.0539574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2513" calcext:value-type="float">
            <text:p>0.01325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768" calcext:value-type="float">
            <text:p>689768</text:p>
          </table:table-cell>
          <table:table-cell table:formula="of:=[.G145]/[.I145]" office:value-type="float" office:value="4.07185710081275" calcext:value-type="float">
            <text:p>4.07185710081275</text:p>
          </table:table-cell>
          <table:table-cell table:formula="of:=[.J145]/[.H145]" office:value-type="float" office:value="1.34483054483054" calcext:value-type="float">
            <text:p>1.34483054483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8557" calcext:value-type="float">
            <text:p>0.053855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043" calcext:value-type="float">
            <text:p>0.013204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675" calcext:value-type="float">
            <text:p>686675</text:p>
          </table:table-cell>
          <table:table-cell table:formula="of:=[.G146]/[.I146]" office:value-type="float" office:value="4.07864862203979" calcext:value-type="float">
            <text:p>4.07864862203979</text:p>
          </table:table-cell>
          <table:table-cell table:formula="of:=[.J146]/[.H146]" office:value-type="float" office:value="1.35057183142723" calcext:value-type="float">
            <text:p>1.35057183142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5932" calcext:value-type="float">
            <text:p>0.053593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716" calcext:value-type="float">
            <text:p>0.012971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6262" calcext:value-type="float">
            <text:p>676262</text:p>
          </table:table-cell>
          <table:table-cell table:formula="of:=[.G147]/[.I147]" office:value-type="float" office:value="4.13157975885781" calcext:value-type="float">
            <text:p>4.13157975885781</text:p>
          </table:table-cell>
          <table:table-cell table:formula="of:=[.J147]/[.H147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9287" calcext:value-type="float">
            <text:p>0.093928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609" calcext:value-type="float">
            <text:p>0.016160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5482" calcext:value-type="float">
            <text:p>635482</text:p>
          </table:table-cell>
          <table:table-cell table:formula="of:=[.G148]/[.I148]" office:value-type="float" office:value="5.81209586099784" calcext:value-type="float">
            <text:p>5.81209586099784</text:p>
          </table:table-cell>
          <table:table-cell table:formula="of:=[.J148]/[.H148]" office:value-type="float" office:value="1.30530644514195" calcext:value-type="float">
            <text:p>1.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9287" calcext:value-type="float">
            <text:p>0.093928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609" calcext:value-type="float">
            <text:p>0.016160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964" calcext:value-type="float">
            <text:p>687964</text:p>
          </table:table-cell>
          <table:table-cell table:formula="of:=[.G149]/[.I149]" office:value-type="float" office:value="5.81209586099784" calcext:value-type="float">
            <text:p>5.81209586099784</text:p>
          </table:table-cell>
          <table:table-cell table:formula="of:=[.J149]/[.H149]" office:value-type="float" office:value="1.30530644514195" calcext:value-type="float">
            <text:p>1.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9189" calcext:value-type="float">
            <text:p>0.0939189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78" calcext:value-type="float">
            <text:p>0.0161478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64" calcext:value-type="float">
            <text:p>712464</text:p>
          </table:table-cell>
          <table:table-cell table:formula="of:=[.G150]/[.I150]" office:value-type="float" office:value="5.81620406495002" calcext:value-type="float">
            <text:p>5.81620406495002</text:p>
          </table:table-cell>
          <table:table-cell table:formula="of:=[.J150]/[.H150]" office:value-type="float" office:value="1.30530644514195" calcext:value-type="float">
            <text:p>1.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7669" calcext:value-type="float">
            <text:p>0.0937669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59752" calcext:value-type="float">
            <text:p>0.0159752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4710" calcext:value-type="float">
            <text:p>834710</text:p>
          </table:table-cell>
          <table:table-cell table:formula="of:=[.G151]/[.I151]" office:value-type="float" office:value="5.86952901998097" calcext:value-type="float">
            <text:p>5.86952901998097</text:p>
          </table:table-cell>
          <table:table-cell table:formula="of:=[.J151]/[.H151]" office:value-type="float" office:value="1.31057256927297" calcext:value-type="float">
            <text:p>1.31057256927297</text:p>
          </table:table-cell>
          <table:table-cell table:formula="of:=SUM([.O116:.O151])" office:value-type="float" office:value="66133070" calcext:value-type="float">
            <text:p>66133070</text:p>
          </table:table-cell>
          <table:table-cell table:formula="of:=[.R151]/60000" office:value-type="float" office:value="1102.21783333333" calcext:value-type="float">
            <text:p>1102.21783333333</text:p>
          </table:table-cell>
          <table:table-cell table:formula="of:=[.S151]/60" office:value-type="float" office:value="18.3702972222222" calcext:value-type="float">
            <text:p>18.3702972222222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151]" office:value-type="float" office:value="0.9" calcext:value-type="float">
            <text:p>0.9</text:p>
          </table:table-cell>
          <table:table-cell table:style-name="ce5" table:formula="of:=[.E151]" office:value-type="float" office:value="2.5" calcext:value-type="float">
            <text:p>2.5</text:p>
          </table:table-cell>
          <table:table-cell table:style-name="ce5" table:formula="of:=[.F151]" office:value-type="float" office:value="1" calcext:value-type="float">
            <text:p>1</text:p>
          </table:table-cell>
          <table:table-cell table:style-name="ce5" table:formula="of:=AVERAGE([.G116:.G151])" office:value-type="float" office:value="0.079896925" calcext:value-type="float">
            <text:p>0.079896925</text:p>
          </table:table-cell>
          <table:table-cell table:style-name="ce5" table:formula="of:=AVERAGE([.H116:.H151])" office:value-type="float" office:value="0.0197658555555556" calcext:value-type="float">
            <text:p>0.019765855555556</text:p>
          </table:table-cell>
          <table:table-cell table:style-name="ce5" table:formula="of:=AVERAGE([.I116:.I151])" office:value-type="float" office:value="0.0195766333333333" calcext:value-type="float">
            <text:p>0.019576633333333</text:p>
          </table:table-cell>
          <table:table-cell table:style-name="ce5" table:formula="of:=AVERAGE([.J116:.J151])" office:value-type="float" office:value="0.0251188055555555" calcext:value-type="float">
            <text:p>0.025118805555556</text:p>
          </table:table-cell>
          <table:table-cell table:style-name="ce5" table:formula="of:=AVERAGE([.K116:.K151])" office:value-type="float" office:value="0.133055555555556" calcext:value-type="float">
            <text:p>0.133055555555556</text:p>
          </table:table-cell>
          <table:table-cell table:style-name="ce5" table:formula="of:=AVERAGE([.L116:.L151])" office:value-type="float" office:value="0.0230230861111111" calcext:value-type="float">
            <text:p>0.023023086111111</text:p>
          </table:table-cell>
          <table:table-cell table:style-name="ce5" table:formula="of:=AVERAGE([.M116:.M151])" office:value-type="float" office:value="0" calcext:value-type="float">
            <text:p>0</text:p>
          </table:table-cell>
          <table:table-cell table:style-name="ce5" table:formula="of:=AVERAGE([.N116:.N151])" office:value-type="float" office:value="1" calcext:value-type="float">
            <text:p>1</text:p>
          </table:table-cell>
          <table:table-cell table:style-name="ce5" table:formula="of:=AVERAGE([.O116:.O151])" office:value-type="float" office:value="1837029.72222222" calcext:value-type="float">
            <text:p>1837029.72222222</text:p>
          </table:table-cell>
          <table:table-cell table:style-name="ce5" table:formula="of:=AVERAGE([.P116:.P151])" office:value-type="float" office:value="4.17836882728486" calcext:value-type="float">
            <text:p>4.17836882728486</text:p>
          </table:table-cell>
          <table:table-cell table:style-name="ce5" table:formula="of:=AVERAGE([.Q116:.Q151])" office:value-type="float" office:value="1.27846233441064" calcext:value-type="float">
            <text:p>1.27846233441064</text:p>
          </table:table-cell>
          <table:table-cell table:formula="of:=SUM([.O116:.O151])" office:value-type="float" office:value="66133070" calcext:value-type="float">
            <text:p>66133070</text:p>
          </table:table-cell>
          <table:table-cell table:formula="of:=[.R152]/60000" office:value-type="float" office:value="1102.21783333333" calcext:value-type="float">
            <text:p>1102.21783333333</text:p>
          </table:table-cell>
          <table:table-cell table:formula="of:=[.S152]/60" office:value-type="float" office:value="18.3702972222222" calcext:value-type="float">
            <text:p>18.3702972222222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4987" calcext:value-type="float">
            <text:p>0.07949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3" calcext:value-type="float">
            <text:p>0.015077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27174" calcext:value-type="float">
            <text:p>627174</text:p>
          </table:table-cell>
          <table:table-cell table:formula="of:=[.G154]/[.I154]" office:value-type="float" office:value="5.27274114065516" calcext:value-type="float">
            <text:p>5.27274114065516</text:p>
          </table:table-cell>
          <table:table-cell table:formula="of:=[.J154]/[.H154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4646" calcext:value-type="float">
            <text:p>0.0794646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3" calcext:value-type="float">
            <text:p>0.015053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705288" calcext:value-type="float">
            <text:p>705288</text:p>
          </table:table-cell>
          <table:table-cell table:formula="of:=[.G155]/[.I155]" office:value-type="float" office:value="5.27898757722713" calcext:value-type="float">
            <text:p>5.27898757722713</text:p>
          </table:table-cell>
          <table:table-cell table:formula="of:=[.J155]/[.H155]" office:value-type="float" office:value="1.27513179695737" calcext:value-type="float">
            <text:p>1.27513179695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274" calcext:value-type="float">
            <text:p>0.07927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7" calcext:value-type="float">
            <text:p>0.01489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90687" calcext:value-type="float">
            <text:p>690687</text:p>
          </table:table-cell>
          <table:table-cell table:formula="of:=[.G156]/[.I156]" office:value-type="float" office:value="5.3214741223065" calcext:value-type="float">
            <text:p>5.3214741223065</text:p>
          </table:table-cell>
          <table:table-cell table:formula="of:=[.J156]/[.H156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998" calcext:value-type="float">
            <text:p>0.0788998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67935" calcext:value-type="float">
            <text:p>667935</text:p>
          </table:table-cell>
          <table:table-cell table:formula="of:=[.G157]/[.I157]" office:value-type="float" office:value="5.42691868543051" calcext:value-type="float">
            <text:p>5.42691868543051</text:p>
          </table:table-cell>
          <table:table-cell table:formula="of:=[.J157]/[.H157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5368" calcext:value-type="float">
            <text:p>0.056536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07457" calcext:value-type="float">
            <text:p>707457</text:p>
          </table:table-cell>
          <table:table-cell table:formula="of:=[.G158]/[.I158]" office:value-type="float" office:value="4.19089130048034" calcext:value-type="float">
            <text:p>4.19089130048034</text:p>
          </table:table-cell>
          <table:table-cell table:formula="of:=[.J158]/[.H158]" office:value-type="float" office:value="1.35080040213441" calcext:value-type="float">
            <text:p>1.35080040213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4772" calcext:value-type="float">
            <text:p>0.056477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8" calcext:value-type="float">
            <text:p>0.01345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15843" calcext:value-type="float">
            <text:p>715843</text:p>
          </table:table-cell>
          <table:table-cell table:formula="of:=[.G159]/[.I159]" office:value-type="float" office:value="4.19723836561186" calcext:value-type="float">
            <text:p>4.19723836561186</text:p>
          </table:table-cell>
          <table:table-cell table:formula="of:=[.J159]/[.H159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2292" calcext:value-type="float">
            <text:p>0.056229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3" calcext:value-type="float">
            <text:p>0.013308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89828" calcext:value-type="float">
            <text:p>689828</text:p>
          </table:table-cell>
          <table:table-cell table:formula="of:=[.G160]/[.I160]" office:value-type="float" office:value="4.22512266780881" calcext:value-type="float">
            <text:p>4.22512266780881</text:p>
          </table:table-cell>
          <table:table-cell table:formula="of:=[.J160]/[.H160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7905" calcext:value-type="float">
            <text:p>0.05579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35982" calcext:value-type="float">
            <text:p>635982</text:p>
          </table:table-cell>
          <table:table-cell table:formula="of:=[.G161]/[.I161]" office:value-type="float" office:value="4.2920391426769" calcext:value-type="float">
            <text:p>4.2920391426769</text:p>
          </table:table-cell>
          <table:table-cell table:formula="of:=[.J161]/[.H161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9669" calcext:value-type="float">
            <text:p>0.098966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6" calcext:value-type="float">
            <text:p>0.0166396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08095" calcext:value-type="float">
            <text:p>708095</text:p>
          </table:table-cell>
          <table:table-cell table:formula="of:=[.G162]/[.I162]" office:value-type="float" office:value="5.94767302098608" calcext:value-type="float">
            <text:p>5.94767302098608</text:p>
          </table:table-cell>
          <table:table-cell table:formula="of:=[.J162]/[.H162]" office:value-type="float" office:value="1.43209948148062" calcext:value-type="float">
            <text:p>1.4320994814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9471" calcext:value-type="float">
            <text:p>0.098947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2" calcext:value-type="float">
            <text:p>0.0166282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25459" calcext:value-type="float">
            <text:p>725459</text:p>
          </table:table-cell>
          <table:table-cell table:formula="of:=[.G163]/[.I163]" office:value-type="float" office:value="5.95055989223127" calcext:value-type="float">
            <text:p>5.95055989223127</text:p>
          </table:table-cell>
          <table:table-cell table:formula="of:=[.J163]/[.H163]" office:value-type="float" office:value="1.43827253981383" calcext:value-type="float">
            <text:p>1.43827253981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8109" calcext:value-type="float">
            <text:p>0.09881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9" calcext:value-type="float">
            <text:p>0.0164979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60325" calcext:value-type="float">
            <text:p>660325</text:p>
          </table:table-cell>
          <table:table-cell table:formula="of:=[.G164]/[.I164]" office:value-type="float" office:value="5.98930166869723" calcext:value-type="float">
            <text:p>5.98930166869723</text:p>
          </table:table-cell>
          <table:table-cell table:formula="of:=[.J164]/[.H164]" office:value-type="float" office:value="1.44467226357564" calcext:value-type="float">
            <text:p>1.4446722635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4551" calcext:value-type="float">
            <text:p>0.0984551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03" calcext:value-type="float">
            <text:p>0.016110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39164" calcext:value-type="float">
            <text:p>639164</text:p>
          </table:table-cell>
          <table:table-cell table:formula="of:=[.G165]/[.I165]" office:value-type="float" office:value="6.11131387994016" calcext:value-type="float">
            <text:p>6.11131387994016</text:p>
          </table:table-cell>
          <table:table-cell table:formula="of:=[.J165]/[.H165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3757" calcext:value-type="float">
            <text:p>0.087375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42106" calcext:value-type="float">
            <text:p>742106</text:p>
          </table:table-cell>
          <table:table-cell table:formula="of:=[.G166]/[.I166]" office:value-type="float" office:value="4.22031434146718" calcext:value-type="float">
            <text:p>4.22031434146718</text:p>
          </table:table-cell>
          <table:table-cell table:formula="of:=[.J166]/[.H166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9594" calcext:value-type="float">
            <text:p>0.08695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9" calcext:value-type="float">
            <text:p>0.020263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45018" calcext:value-type="float">
            <text:p>745018</text:p>
          </table:table-cell>
          <table:table-cell table:formula="of:=[.G167]/[.I167]" office:value-type="float" office:value="4.2913456935733" calcext:value-type="float">
            <text:p>4.2913456935733</text:p>
          </table:table-cell>
          <table:table-cell table:formula="of:=[.J167]/[.H167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2362" calcext:value-type="float">
            <text:p>0.086236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5" calcext:value-type="float">
            <text:p>0.0196705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695000" calcext:value-type="float">
            <text:p>695000</text:p>
          </table:table-cell>
          <table:table-cell table:formula="of:=[.G168]/[.I168]" office:value-type="float" office:value="4.38403700973539" calcext:value-type="float">
            <text:p>4.38403700973539</text:p>
          </table:table-cell>
          <table:table-cell table:formula="of:=[.J168]/[.H168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0696" calcext:value-type="float">
            <text:p>0.0850696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8" calcext:value-type="float">
            <text:p>0.01898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672437" calcext:value-type="float">
            <text:p>672437</text:p>
          </table:table-cell>
          <table:table-cell table:formula="of:=[.G169]/[.I169]" office:value-type="float" office:value="4.4801769538656" calcext:value-type="float">
            <text:p>4.4801769538656</text:p>
          </table:table-cell>
          <table:table-cell table:formula="of:=[.J169]/[.H169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7862" calcext:value-type="float">
            <text:p>0.064786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42016" calcext:value-type="float">
            <text:p>742016</text:p>
          </table:table-cell>
          <table:table-cell table:formula="of:=[.G170]/[.I170]" office:value-type="float" office:value="3.43454681362024" calcext:value-type="float">
            <text:p>3.43454681362024</text:p>
          </table:table-cell>
          <table:table-cell table:formula="of:=[.J170]/[.H170]" office:value-type="float" office:value="1.13488322158132" calcext:value-type="float">
            <text:p>1.13488322158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2287" calcext:value-type="float">
            <text:p>0.064228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45359" calcext:value-type="float">
            <text:p>745359</text:p>
          </table:table-cell>
          <table:table-cell table:formula="of:=[.G171]/[.I171]" office:value-type="float" office:value="3.47651962110961" calcext:value-type="float">
            <text:p>3.47651962110961</text:p>
          </table:table-cell>
          <table:table-cell table:formula="of:=[.J171]/[.H171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3215" calcext:value-type="float">
            <text:p>0.063321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37574" calcext:value-type="float">
            <text:p>737574</text:p>
          </table:table-cell>
          <table:table-cell table:formula="of:=[.G172]/[.I172]" office:value-type="float" office:value="3.51668888148395" calcext:value-type="float">
            <text:p>3.51668888148395</text:p>
          </table:table-cell>
          <table:table-cell table:formula="of:=[.J172]/[.H172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7313" calcext:value-type="float">
            <text:p>0.06173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419" calcext:value-type="float">
            <text:p>0.632419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705064" calcext:value-type="float">
            <text:p>705064</text:p>
          </table:table-cell>
          <table:table-cell table:formula="of:=[.G173]/[.I173]" office:value-type="float" office:value="3.53424822232146" calcext:value-type="float">
            <text:p>3.53424822232146</text:p>
          </table:table-cell>
          <table:table-cell table:formula="of:=[.J173]/[.H173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38010" calcext:value-type="float">
            <text:p>738010</text:p>
          </table:table-cell>
          <table:table-cell table:formula="of:=[.G174]/[.I174]" office:value-type="float" office:value="4.7373201310728" calcext:value-type="float">
            <text:p>4.7373201310728</text:p>
          </table:table-cell>
          <table:table-cell table:formula="of:=[.J174]/[.H174]" office:value-type="float" office:value="1.26893355258113" calcext:value-type="float">
            <text:p>1.2689335525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8" calcext:value-type="float">
            <text:p>0.022025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40891" calcext:value-type="float">
            <text:p>740891</text:p>
          </table:table-cell>
          <table:table-cell table:formula="of:=[.G175]/[.I175]" office:value-type="float" office:value="4.81203860926731" calcext:value-type="float">
            <text:p>4.81203860926731</text:p>
          </table:table-cell>
          <table:table-cell table:formula="of:=[.J175]/[.H175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68945" calcext:value-type="float">
            <text:p>668945</text:p>
          </table:table-cell>
          <table:table-cell table:formula="of:=[.G176]/[.I176]" office:value-type="float" office:value="4.92972902163336" calcext:value-type="float">
            <text:p>4.92972902163336</text:p>
          </table:table-cell>
          <table:table-cell table:formula="of:=[.J176]/[.H176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97005" calcext:value-type="float">
            <text:p>697005</text:p>
          </table:table-cell>
          <table:table-cell table:formula="of:=[.G177]/[.I177]" office:value-type="float" office:value="5.07376021613007" calcext:value-type="float">
            <text:p>5.07376021613007</text:p>
          </table:table-cell>
          <table:table-cell table:formula="of:=[.J177]/[.H177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92138" calcext:value-type="float">
            <text:p>0.089213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2" calcext:value-type="float">
            <text:p>0.0252952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8472300" calcext:value-type="float">
            <text:p>8472300</text:p>
          </table:table-cell>
          <table:table-cell table:formula="of:=[.G178]/[.I178]" office:value-type="float" office:value="3.52690629052152" calcext:value-type="float">
            <text:p>3.52690629052152</text:p>
          </table:table-cell>
          <table:table-cell table:formula="of:=[.J178]/[.H178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8386" calcext:value-type="float">
            <text:p>0.08838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6" calcext:value-type="float">
            <text:p>0.024696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986960" calcext:value-type="float">
            <text:p>4986960</text:p>
          </table:table-cell>
          <table:table-cell table:formula="of:=[.G179]/[.I179]" office:value-type="float" office:value="3.57896015549077" calcext:value-type="float">
            <text:p>3.57896015549077</text:p>
          </table:table-cell>
          <table:table-cell table:formula="of:=[.J179]/[.H179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1205" calcext:value-type="float">
            <text:p>0.087120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6" calcext:value-type="float">
            <text:p>0.0240256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2851530" calcext:value-type="float">
            <text:p>2851530</text:p>
          </table:table-cell>
          <table:table-cell table:formula="of:=[.G180]/[.I180]" office:value-type="float" office:value="3.62615293686734" calcext:value-type="float">
            <text:p>3.62615293686734</text:p>
          </table:table-cell>
          <table:table-cell table:formula="of:=[.J180]/[.H180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73" calcext:value-type="float">
            <text:p>0.084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2" calcext:value-type="float">
            <text:p>0.023312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1792300" calcext:value-type="float">
            <text:p>1792300</text:p>
          </table:table-cell>
          <table:table-cell table:formula="of:=[.G181]/[.I181]" office:value-type="float" office:value="3.63457760314342" calcext:value-type="float">
            <text:p>3.63457760314342</text:p>
          </table:table-cell>
          <table:table-cell table:formula="of:=[.J181]/[.H181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7908" calcext:value-type="float">
            <text:p>0.067908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6" calcext:value-type="float">
            <text:p>0.023376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8648350" calcext:value-type="float">
            <text:p>8648350</text:p>
          </table:table-cell>
          <table:table-cell table:formula="of:=[.G182]/[.I182]" office:value-type="float" office:value="2.90503080082135" calcext:value-type="float">
            <text:p>2.90503080082135</text:p>
          </table:table-cell>
          <table:table-cell table:formula="of:=[.J182]/[.H182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6899" calcext:value-type="float">
            <text:p>0.0666899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1" calcext:value-type="float">
            <text:p>0.0228791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965" calcext:value-type="float">
            <text:p>0.620965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845980" calcext:value-type="float">
            <text:p>4845980</text:p>
          </table:table-cell>
          <table:table-cell table:formula="of:=[.G183]/[.I183]" office:value-type="float" office:value="2.91488301550323" calcext:value-type="float">
            <text:p>2.91488301550323</text:p>
          </table:table-cell>
          <table:table-cell table:formula="of:=[.J183]/[.H183]" office:value-type="float" office:value="1.25405420454071" calcext:value-type="float">
            <text:p>1.25405420454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667" calcext:value-type="float">
            <text:p>0.0646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3" calcext:value-type="float">
            <text:p>0.022363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2825410" calcext:value-type="float">
            <text:p>2825410</text:p>
          </table:table-cell>
          <table:table-cell table:formula="of:=[.G184]/[.I184]" office:value-type="float" office:value="2.89169610517372" calcext:value-type="float">
            <text:p>2.89169610517372</text:p>
          </table:table-cell>
          <table:table-cell table:formula="of:=[.J184]/[.H184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549" calcext:value-type="float">
            <text:p>0.061554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6" calcext:value-type="float">
            <text:p>0.021818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1163" calcext:value-type="float">
            <text:p>0.65116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1724470" calcext:value-type="float">
            <text:p>1724470</text:p>
          </table:table-cell>
          <table:table-cell table:formula="of:=[.G185]/[.I185]" office:value-type="float" office:value="2.82121217676661" calcext:value-type="float">
            <text:p>2.82121217676661</text:p>
          </table:table-cell>
          <table:table-cell table:formula="of:=[.J185]/[.H185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634" calcext:value-type="float">
            <text:p>0.10663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1" calcext:value-type="float">
            <text:p>0.027131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8059620" calcext:value-type="float">
            <text:p>8059620</text:p>
          </table:table-cell>
          <table:table-cell table:formula="of:=[.G186]/[.I186]" office:value-type="float" office:value="3.93033798975342" calcext:value-type="float">
            <text:p>3.93033798975342</text:p>
          </table:table-cell>
          <table:table-cell table:formula="of:=[.J186]/[.H186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922" calcext:value-type="float">
            <text:p>0.10592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811340" calcext:value-type="float">
            <text:p>4811340</text:p>
          </table:table-cell>
          <table:table-cell table:formula="of:=[.G187]/[.I187]" office:value-type="float" office:value="3.99770528802787" calcext:value-type="float">
            <text:p>3.99770528802787</text:p>
          </table:table-cell>
          <table:table-cell table:formula="of:=[.J187]/[.H187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938" calcext:value-type="float">
            <text:p>0.104938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3" calcext:value-type="float">
            <text:p>0.025744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2753560" calcext:value-type="float">
            <text:p>2753560</text:p>
          </table:table-cell>
          <table:table-cell table:formula="of:=[.G188]/[.I188]" office:value-type="float" office:value="4.07616443251516" calcext:value-type="float">
            <text:p>4.07616443251516</text:p>
          </table:table-cell>
          <table:table-cell table:formula="of:=[.J188]/[.H188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154" calcext:value-type="float">
            <text:p>0.103154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8" calcext:value-type="float">
            <text:p>0.02490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1805850" calcext:value-type="float">
            <text:p>1805850</text:p>
          </table:table-cell>
          <table:table-cell table:formula="of:=[.G189]/[.I189]" office:value-type="float" office:value="4.1417661749472" calcext:value-type="float">
            <text:p>4.1417661749472</text:p>
          </table:table-cell>
          <table:table-cell table:formula="of:=[.J189]/[.H189]" office:value-type="float" office:value="1.23377787337779" calcext:value-type="float">
            <text:p>1.23377787337779</text:p>
          </table:table-cell>
          <table:table-cell table:formula="of:=SUM([.O154:.O189])" office:value-type="float" office:value="70380332" calcext:value-type="float">
            <text:p>70380332</text:p>
          </table:table-cell>
          <table:table-cell table:formula="of:=[.R189]/60000" office:value-type="float" office:value="1173.00553333333" calcext:value-type="float">
            <text:p>1173.00553333333</text:p>
          </table:table-cell>
          <table:table-cell table:formula="of:=[.S189]/60" office:value-type="float" office:value="19.5500922222222" calcext:value-type="float">
            <text:p>19.5500922222222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189]" office:value-type="float" office:value="0.995" calcext:value-type="float">
            <text:p>0.995</text:p>
          </table:table-cell>
          <table:table-cell table:style-name="ce5" table:formula="of:=[.E189]" office:value-type="float" office:value="2.5" calcext:value-type="float">
            <text:p>2.5</text:p>
          </table:table-cell>
          <table:table-cell table:style-name="ce5" table:formula="of:=[.F189]" office:value-type="float" office:value="1" calcext:value-type="float">
            <text:p>1</text:p>
          </table:table-cell>
          <table:table-cell table:style-name="ce5" table:formula="of:=AVERAGE([.G154:.G189])" office:value-type="float" office:value="0.0830599861111111" calcext:value-type="float">
            <text:p>0.083059986111111</text:p>
          </table:table-cell>
          <table:table-cell table:style-name="ce5" table:formula="of:=AVERAGE([.H154:.H189])" office:value-type="float" office:value="0.0198312222222222" calcext:value-type="float">
            <text:p>0.019831222222222</text:p>
          </table:table-cell>
          <table:table-cell table:style-name="ce5" table:formula="of:=AVERAGE([.I154:.I189])" office:value-type="float" office:value="0.0197115388888889" calcext:value-type="float">
            <text:p>0.019711538888889</text:p>
          </table:table-cell>
          <table:table-cell table:style-name="ce5" table:formula="of:=AVERAGE([.J154:.J189])" office:value-type="float" office:value="0.0254489277777778" calcext:value-type="float">
            <text:p>0.025448927777778</text:p>
          </table:table-cell>
          <table:table-cell table:style-name="ce5" table:formula="of:=AVERAGE([.K154:.K189])" office:value-type="float" office:value="0.133333333333333" calcext:value-type="float">
            <text:p>0.133333333333333</text:p>
          </table:table-cell>
          <table:table-cell table:style-name="ce5" table:formula="of:=AVERAGE([.L154:.L189])" office:value-type="float" office:value="0.0230954666666667" calcext:value-type="float">
            <text:p>0.023095466666667</text:p>
          </table:table-cell>
          <table:table-cell table:style-name="ce5" table:formula="of:=AVERAGE([.M154:.M189])" office:value-type="float" office:value="0.561254" calcext:value-type="float">
            <text:p>0.561254</text:p>
          </table:table-cell>
          <table:table-cell table:style-name="ce5" table:formula="of:=AVERAGE([.N154:.N189])" office:value-type="float" office:value="0.000497072322222222" calcext:value-type="float">
            <text:p>0.000497072322222</text:p>
          </table:table-cell>
          <table:table-cell table:style-name="ce5" table:formula="of:=AVERAGE([.O154:.O189])" office:value-type="float" office:value="1955009.22222222" calcext:value-type="float">
            <text:p>1955009.22222222</text:p>
          </table:table-cell>
          <table:table-cell table:style-name="ce5" table:formula="of:=AVERAGE([.P154:.P189])" office:value-type="float" office:value="4.30945499857955" calcext:value-type="float">
            <text:p>4.30945499857955</text:p>
          </table:table-cell>
          <table:table-cell table:style-name="ce5" table:formula="of:=AVERAGE([.Q154:.Q189])" office:value-type="float" office:value="1.29292698382789" calcext:value-type="float">
            <text:p>1.29292698382789</text:p>
          </table:table-cell>
          <table:table-cell table:formula="of:=SUM([.O154:.O189])" office:value-type="float" office:value="70380332" calcext:value-type="float">
            <text:p>70380332</text:p>
          </table:table-cell>
          <table:table-cell table:formula="of:=[.R190]/60000" office:value-type="float" office:value="1173.00553333333" calcext:value-type="float">
            <text:p>1173.00553333333</text:p>
          </table:table-cell>
          <table:table-cell table:formula="of:=[.S190]/60" office:value-type="float" office:value="19.5500922222222" calcext:value-type="float">
            <text:p>19.5500922222222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94987" calcext:value-type="float">
            <text:p>0.07949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3" calcext:value-type="float">
            <text:p>0.015077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22245" calcext:value-type="float">
            <text:p>622245</text:p>
          </table:table-cell>
          <table:table-cell table:formula="of:=[.G192]/[.I192]" office:value-type="float" office:value="5.27274114065516" calcext:value-type="float">
            <text:p>5.27274114065516</text:p>
          </table:table-cell>
          <table:table-cell table:formula="of:=[.J192]/[.H192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94646" calcext:value-type="float">
            <text:p>0.0794646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3" calcext:value-type="float">
            <text:p>0.015053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739796" calcext:value-type="float">
            <text:p>739796</text:p>
          </table:table-cell>
          <table:table-cell table:formula="of:=[.G193]/[.I193]" office:value-type="float" office:value="5.27898757722713" calcext:value-type="float">
            <text:p>5.27898757722713</text:p>
          </table:table-cell>
          <table:table-cell table:formula="of:=[.J193]/[.H193]" office:value-type="float" office:value="1.27513179695737" calcext:value-type="float">
            <text:p>1.27513179695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9274" calcext:value-type="float">
            <text:p>0.07927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7" calcext:value-type="float">
            <text:p>0.01489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47046" calcext:value-type="float">
            <text:p>647046</text:p>
          </table:table-cell>
          <table:table-cell table:formula="of:=[.G194]/[.I194]" office:value-type="float" office:value="5.3214741223065" calcext:value-type="float">
            <text:p>5.3214741223065</text:p>
          </table:table-cell>
          <table:table-cell table:formula="of:=[.J194]/[.H194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88998" calcext:value-type="float">
            <text:p>0.0788998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99063" calcext:value-type="float">
            <text:p>699063</text:p>
          </table:table-cell>
          <table:table-cell table:formula="of:=[.G195]/[.I195]" office:value-type="float" office:value="5.42691868543051" calcext:value-type="float">
            <text:p>5.42691868543051</text:p>
          </table:table-cell>
          <table:table-cell table:formula="of:=[.J195]/[.H195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65368" calcext:value-type="float">
            <text:p>0.056536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22798" calcext:value-type="float">
            <text:p>722798</text:p>
          </table:table-cell>
          <table:table-cell table:formula="of:=[.G196]/[.I196]" office:value-type="float" office:value="4.19089130048034" calcext:value-type="float">
            <text:p>4.19089130048034</text:p>
          </table:table-cell>
          <table:table-cell table:formula="of:=[.J196]/[.H196]" office:value-type="float" office:value="1.35080040213441" calcext:value-type="float">
            <text:p>1.35080040213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64772" calcext:value-type="float">
            <text:p>0.056477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8" calcext:value-type="float">
            <text:p>0.01345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11960" calcext:value-type="float">
            <text:p>711960</text:p>
          </table:table-cell>
          <table:table-cell table:formula="of:=[.G197]/[.I197]" office:value-type="float" office:value="4.19723836561186" calcext:value-type="float">
            <text:p>4.19723836561186</text:p>
          </table:table-cell>
          <table:table-cell table:formula="of:=[.J197]/[.H197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62292" calcext:value-type="float">
            <text:p>0.056229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3" calcext:value-type="float">
            <text:p>0.013308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90759" calcext:value-type="float">
            <text:p>690759</text:p>
          </table:table-cell>
          <table:table-cell table:formula="of:=[.G198]/[.I198]" office:value-type="float" office:value="4.22512266780881" calcext:value-type="float">
            <text:p>4.22512266780881</text:p>
          </table:table-cell>
          <table:table-cell table:formula="of:=[.J198]/[.H198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7905" calcext:value-type="float">
            <text:p>0.05579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86504" calcext:value-type="float">
            <text:p>686504</text:p>
          </table:table-cell>
          <table:table-cell table:formula="of:=[.G199]/[.I199]" office:value-type="float" office:value="4.2920391426769" calcext:value-type="float">
            <text:p>4.2920391426769</text:p>
          </table:table-cell>
          <table:table-cell table:formula="of:=[.J199]/[.H199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9669" calcext:value-type="float">
            <text:p>0.098966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6" calcext:value-type="float">
            <text:p>0.0166396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71243" calcext:value-type="float">
            <text:p>671243</text:p>
          </table:table-cell>
          <table:table-cell table:formula="of:=[.G200]/[.I200]" office:value-type="float" office:value="5.94767302098608" calcext:value-type="float">
            <text:p>5.94767302098608</text:p>
          </table:table-cell>
          <table:table-cell table:formula="of:=[.J200]/[.H200]" office:value-type="float" office:value="1.43209948148062" calcext:value-type="float">
            <text:p>1.4320994814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9471" calcext:value-type="float">
            <text:p>0.098947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2" calcext:value-type="float">
            <text:p>0.0166282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13340" calcext:value-type="float">
            <text:p>713340</text:p>
          </table:table-cell>
          <table:table-cell table:formula="of:=[.G201]/[.I201]" office:value-type="float" office:value="5.95055989223127" calcext:value-type="float">
            <text:p>5.95055989223127</text:p>
          </table:table-cell>
          <table:table-cell table:formula="of:=[.J201]/[.H201]" office:value-type="float" office:value="1.43827253981383" calcext:value-type="float">
            <text:p>1.43827253981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8109" calcext:value-type="float">
            <text:p>0.09881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9" calcext:value-type="float">
            <text:p>0.0164979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86520" calcext:value-type="float">
            <text:p>686520</text:p>
          </table:table-cell>
          <table:table-cell table:formula="of:=[.G202]/[.I202]" office:value-type="float" office:value="5.98930166869723" calcext:value-type="float">
            <text:p>5.98930166869723</text:p>
          </table:table-cell>
          <table:table-cell table:formula="of:=[.J202]/[.H202]" office:value-type="float" office:value="1.44467226357564" calcext:value-type="float">
            <text:p>1.4446722635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4551" calcext:value-type="float">
            <text:p>0.0984551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03" calcext:value-type="float">
            <text:p>0.016110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41256" calcext:value-type="float">
            <text:p>641256</text:p>
          </table:table-cell>
          <table:table-cell table:formula="of:=[.G203]/[.I203]" office:value-type="float" office:value="6.11131387994016" calcext:value-type="float">
            <text:p>6.11131387994016</text:p>
          </table:table-cell>
          <table:table-cell table:formula="of:=[.J203]/[.H203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73757" calcext:value-type="float">
            <text:p>0.087375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61498" calcext:value-type="float">
            <text:p>761498</text:p>
          </table:table-cell>
          <table:table-cell table:formula="of:=[.G204]/[.I204]" office:value-type="float" office:value="4.22031434146718" calcext:value-type="float">
            <text:p>4.22031434146718</text:p>
          </table:table-cell>
          <table:table-cell table:formula="of:=[.J204]/[.H204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69594" calcext:value-type="float">
            <text:p>0.08695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9" calcext:value-type="float">
            <text:p>0.020263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62157" calcext:value-type="float">
            <text:p>762157</text:p>
          </table:table-cell>
          <table:table-cell table:formula="of:=[.G205]/[.I205]" office:value-type="float" office:value="4.2913456935733" calcext:value-type="float">
            <text:p>4.2913456935733</text:p>
          </table:table-cell>
          <table:table-cell table:formula="of:=[.J205]/[.H205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62362" calcext:value-type="float">
            <text:p>0.086236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5" calcext:value-type="float">
            <text:p>0.0196705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17867" calcext:value-type="float">
            <text:p>717867</text:p>
          </table:table-cell>
          <table:table-cell table:formula="of:=[.G206]/[.I206]" office:value-type="float" office:value="4.38403700973539" calcext:value-type="float">
            <text:p>4.38403700973539</text:p>
          </table:table-cell>
          <table:table-cell table:formula="of:=[.J206]/[.H206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50696" calcext:value-type="float">
            <text:p>0.0850696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8" calcext:value-type="float">
            <text:p>0.01898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682078" calcext:value-type="float">
            <text:p>682078</text:p>
          </table:table-cell>
          <table:table-cell table:formula="of:=[.G207]/[.I207]" office:value-type="float" office:value="4.4801769538656" calcext:value-type="float">
            <text:p>4.4801769538656</text:p>
          </table:table-cell>
          <table:table-cell table:formula="of:=[.J207]/[.H207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47862" calcext:value-type="float">
            <text:p>0.064786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800416" calcext:value-type="float">
            <text:p>800416</text:p>
          </table:table-cell>
          <table:table-cell table:formula="of:=[.G208]/[.I208]" office:value-type="float" office:value="3.43454681362024" calcext:value-type="float">
            <text:p>3.43454681362024</text:p>
          </table:table-cell>
          <table:table-cell table:formula="of:=[.J208]/[.H208]" office:value-type="float" office:value="1.13488322158132" calcext:value-type="float">
            <text:p>1.13488322158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42287" calcext:value-type="float">
            <text:p>0.064228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66407" calcext:value-type="float">
            <text:p>766407</text:p>
          </table:table-cell>
          <table:table-cell table:formula="of:=[.G209]/[.I209]" office:value-type="float" office:value="3.47651962110961" calcext:value-type="float">
            <text:p>3.47651962110961</text:p>
          </table:table-cell>
          <table:table-cell table:formula="of:=[.J209]/[.H209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33215" calcext:value-type="float">
            <text:p>0.063321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25513" calcext:value-type="float">
            <text:p>725513</text:p>
          </table:table-cell>
          <table:table-cell table:formula="of:=[.G210]/[.I210]" office:value-type="float" office:value="3.51668888148395" calcext:value-type="float">
            <text:p>3.51668888148395</text:p>
          </table:table-cell>
          <table:table-cell table:formula="of:=[.J210]/[.H210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17313" calcext:value-type="float">
            <text:p>0.06173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419" calcext:value-type="float">
            <text:p>0.632419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689524" calcext:value-type="float">
            <text:p>689524</text:p>
          </table:table-cell>
          <table:table-cell table:formula="of:=[.G211]/[.I211]" office:value-type="float" office:value="3.53424822232146" calcext:value-type="float">
            <text:p>3.53424822232146</text:p>
          </table:table-cell>
          <table:table-cell table:formula="of:=[.J211]/[.H211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64260" calcext:value-type="float">
            <text:p>764260</text:p>
          </table:table-cell>
          <table:table-cell table:formula="of:=[.G212]/[.I212]" office:value-type="float" office:value="4.7373201310728" calcext:value-type="float">
            <text:p>4.7373201310728</text:p>
          </table:table-cell>
          <table:table-cell table:formula="of:=[.J212]/[.H212]" office:value-type="float" office:value="1.26893355258113" calcext:value-type="float">
            <text:p>1.2689335525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8" calcext:value-type="float">
            <text:p>0.022025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55073" calcext:value-type="float">
            <text:p>755073</text:p>
          </table:table-cell>
          <table:table-cell table:formula="of:=[.G213]/[.I213]" office:value-type="float" office:value="4.81203860926731" calcext:value-type="float">
            <text:p>4.81203860926731</text:p>
          </table:table-cell>
          <table:table-cell table:formula="of:=[.J213]/[.H213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17185" calcext:value-type="float">
            <text:p>717185</text:p>
          </table:table-cell>
          <table:table-cell table:formula="of:=[.G214]/[.I214]" office:value-type="float" office:value="4.92972902163336" calcext:value-type="float">
            <text:p>4.92972902163336</text:p>
          </table:table-cell>
          <table:table-cell table:formula="of:=[.J214]/[.H214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66374" calcext:value-type="float">
            <text:p>666374</text:p>
          </table:table-cell>
          <table:table-cell table:formula="of:=[.G215]/[.I215]" office:value-type="float" office:value="5.07376021613007" calcext:value-type="float">
            <text:p>5.07376021613007</text:p>
          </table:table-cell>
          <table:table-cell table:formula="of:=[.J215]/[.H215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92138" calcext:value-type="float">
            <text:p>0.089213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2" calcext:value-type="float">
            <text:p>0.0252952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8629130" calcext:value-type="float">
            <text:p>8629130</text:p>
          </table:table-cell>
          <table:table-cell table:formula="of:=[.G216]/[.I216]" office:value-type="float" office:value="3.52690629052152" calcext:value-type="float">
            <text:p>3.52690629052152</text:p>
          </table:table-cell>
          <table:table-cell table:formula="of:=[.J216]/[.H216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8386" calcext:value-type="float">
            <text:p>0.08838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6" calcext:value-type="float">
            <text:p>0.024696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777330" calcext:value-type="float">
            <text:p>4777330</text:p>
          </table:table-cell>
          <table:table-cell table:formula="of:=[.G217]/[.I217]" office:value-type="float" office:value="3.57896015549077" calcext:value-type="float">
            <text:p>3.57896015549077</text:p>
          </table:table-cell>
          <table:table-cell table:formula="of:=[.J217]/[.H217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71205" calcext:value-type="float">
            <text:p>0.087120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6" calcext:value-type="float">
            <text:p>0.0240256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2773950" calcext:value-type="float">
            <text:p>2773950</text:p>
          </table:table-cell>
          <table:table-cell table:formula="of:=[.G218]/[.I218]" office:value-type="float" office:value="3.62615293686734" calcext:value-type="float">
            <text:p>3.62615293686734</text:p>
          </table:table-cell>
          <table:table-cell table:formula="of:=[.J218]/[.H218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473" calcext:value-type="float">
            <text:p>0.084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2" calcext:value-type="float">
            <text:p>0.023312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1793050" calcext:value-type="float">
            <text:p>1793050</text:p>
          </table:table-cell>
          <table:table-cell table:formula="of:=[.G219]/[.I219]" office:value-type="float" office:value="3.63457760314342" calcext:value-type="float">
            <text:p>3.63457760314342</text:p>
          </table:table-cell>
          <table:table-cell table:formula="of:=[.J219]/[.H219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7908" calcext:value-type="float">
            <text:p>0.067908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6" calcext:value-type="float">
            <text:p>0.023376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8676460" calcext:value-type="float">
            <text:p>8676460</text:p>
          </table:table-cell>
          <table:table-cell table:formula="of:=[.G220]/[.I220]" office:value-type="float" office:value="2.90503080082135" calcext:value-type="float">
            <text:p>2.90503080082135</text:p>
          </table:table-cell>
          <table:table-cell table:formula="of:=[.J220]/[.H220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66899" calcext:value-type="float">
            <text:p>0.0666899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1" calcext:value-type="float">
            <text:p>0.0228791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965" calcext:value-type="float">
            <text:p>0.620965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702100" calcext:value-type="float">
            <text:p>4702100</text:p>
          </table:table-cell>
          <table:table-cell table:formula="of:=[.G221]/[.I221]" office:value-type="float" office:value="2.91488301550323" calcext:value-type="float">
            <text:p>2.91488301550323</text:p>
          </table:table-cell>
          <table:table-cell table:formula="of:=[.J221]/[.H221]" office:value-type="float" office:value="1.25405420454071" calcext:value-type="float">
            <text:p>1.25405420454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4667" calcext:value-type="float">
            <text:p>0.0646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3" calcext:value-type="float">
            <text:p>0.022363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2896320" calcext:value-type="float">
            <text:p>2896320</text:p>
          </table:table-cell>
          <table:table-cell table:formula="of:=[.G222]/[.I222]" office:value-type="float" office:value="2.89169610517372" calcext:value-type="float">
            <text:p>2.89169610517372</text:p>
          </table:table-cell>
          <table:table-cell table:formula="of:=[.J222]/[.H222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15549" calcext:value-type="float">
            <text:p>0.061554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6" calcext:value-type="float">
            <text:p>0.021818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1163" calcext:value-type="float">
            <text:p>0.65116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1789390" calcext:value-type="float">
            <text:p>1789390</text:p>
          </table:table-cell>
          <table:table-cell table:formula="of:=[.G223]/[.I223]" office:value-type="float" office:value="2.82121217676661" calcext:value-type="float">
            <text:p>2.82121217676661</text:p>
          </table:table-cell>
          <table:table-cell table:formula="of:=[.J223]/[.H223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6634" calcext:value-type="float">
            <text:p>0.10663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1" calcext:value-type="float">
            <text:p>0.027131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8382540" calcext:value-type="float">
            <text:p>8382540</text:p>
          </table:table-cell>
          <table:table-cell table:formula="of:=[.G224]/[.I224]" office:value-type="float" office:value="3.93033798975342" calcext:value-type="float">
            <text:p>3.93033798975342</text:p>
          </table:table-cell>
          <table:table-cell table:formula="of:=[.J224]/[.H224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5922" calcext:value-type="float">
            <text:p>0.10592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872100" calcext:value-type="float">
            <text:p>4872100</text:p>
          </table:table-cell>
          <table:table-cell table:formula="of:=[.G225]/[.I225]" office:value-type="float" office:value="3.99770528802787" calcext:value-type="float">
            <text:p>3.99770528802787</text:p>
          </table:table-cell>
          <table:table-cell table:formula="of:=[.J225]/[.H225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938" calcext:value-type="float">
            <text:p>0.104938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3" calcext:value-type="float">
            <text:p>0.025744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2854060" calcext:value-type="float">
            <text:p>2854060</text:p>
          </table:table-cell>
          <table:table-cell table:formula="of:=[.G226]/[.I226]" office:value-type="float" office:value="4.07616443251516" calcext:value-type="float">
            <text:p>4.07616443251516</text:p>
          </table:table-cell>
          <table:table-cell table:formula="of:=[.J226]/[.H226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3154" calcext:value-type="float">
            <text:p>0.103154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8" calcext:value-type="float">
            <text:p>0.02490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1719180" calcext:value-type="float">
            <text:p>1719180</text:p>
          </table:table-cell>
          <table:table-cell table:formula="of:=[.G227]/[.I227]" office:value-type="float" office:value="4.1417661749472" calcext:value-type="float">
            <text:p>4.1417661749472</text:p>
          </table:table-cell>
          <table:table-cell table:formula="of:=[.J227]/[.H227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227]" office:value-type="float" office:value="0.995" calcext:value-type="float">
            <text:p>0.995</text:p>
          </table:table-cell>
          <table:table-cell table:style-name="ce5" table:formula="of:=[.E227]" office:value-type="float" office:value="1.5" calcext:value-type="float">
            <text:p>1.5</text:p>
          </table:table-cell>
          <table:table-cell table:style-name="ce5" table:formula="of:=[.F227]" office:value-type="float" office:value="1" calcext:value-type="float">
            <text:p>1</text:p>
          </table:table-cell>
          <table:table-cell table:style-name="ce5" table:formula="of:=AVERAGE([.G192:.G227])" office:value-type="float" office:value="0.0830599861111111" calcext:value-type="float">
            <text:p>0.083059986111111</text:p>
          </table:table-cell>
          <table:table-cell table:style-name="ce5" table:formula="of:=AVERAGE([.H192:.H227])" office:value-type="float" office:value="0.0198312222222222" calcext:value-type="float">
            <text:p>0.019831222222222</text:p>
          </table:table-cell>
          <table:table-cell table:style-name="ce5" table:formula="of:=AVERAGE([.I192:.I227])" office:value-type="float" office:value="0.0197115388888889" calcext:value-type="float">
            <text:p>0.019711538888889</text:p>
          </table:table-cell>
          <table:table-cell table:style-name="ce5" table:formula="of:=AVERAGE([.J192:.J227])" office:value-type="float" office:value="0.0254489277777778" calcext:value-type="float">
            <text:p>0.025448927777778</text:p>
          </table:table-cell>
          <table:table-cell table:style-name="ce5" table:formula="of:=AVERAGE([.K192:.K227])" office:value-type="float" office:value="0.133333333333333" calcext:value-type="float">
            <text:p>0.133333333333333</text:p>
          </table:table-cell>
          <table:table-cell table:style-name="ce5" table:formula="of:=AVERAGE([.L192:.L227])" office:value-type="float" office:value="0.0230954666666667" calcext:value-type="float">
            <text:p>0.023095466666667</text:p>
          </table:table-cell>
          <table:table-cell table:style-name="ce5" table:formula="of:=AVERAGE([.M192:.M227])" office:value-type="float" office:value="0.561254" calcext:value-type="float">
            <text:p>0.561254</text:p>
          </table:table-cell>
          <table:table-cell table:style-name="ce5" table:formula="of:=AVERAGE([.N192:.N227])" office:value-type="float" office:value="0.000497072322222222" calcext:value-type="float">
            <text:p>0.000497072322222</text:p>
          </table:table-cell>
          <table:table-cell table:style-name="ce5" table:formula="of:=AVERAGE([.O192:.O227])" office:value-type="float" office:value="1969624.77777778" calcext:value-type="float">
            <text:p>1969624.77777778</text:p>
          </table:table-cell>
          <table:table-cell table:style-name="ce5" table:formula="of:=AVERAGE([.P192:.P227])" office:value-type="float" office:value="4.30945499857955" calcext:value-type="float">
            <text:p>4.30945499857955</text:p>
          </table:table-cell>
          <table:table-cell table:style-name="ce5" table:formula="of:=AVERAGE([.Q192:.Q227])" office:value-type="float" office:value="1.29292698382789" calcext:value-type="float">
            <text:p>1.29292698382789</text:p>
          </table:table-cell>
          <table:table-cell table:formula="of:=SUM([.O192:.O227])" office:value-type="float" office:value="70906492" calcext:value-type="float">
            <text:p>70906492</text:p>
          </table:table-cell>
          <table:table-cell table:formula="of:=[.R228]/60000" office:value-type="float" office:value="1181.77486666667" calcext:value-type="float">
            <text:p>1181.77486666667</text:p>
          </table:table-cell>
          <table:table-cell table:formula="of:=[.S228]/60" office:value-type="float" office:value="19.6962477777778" calcext:value-type="float">
            <text:p>19.6962477777778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752163" calcext:value-type="float">
            <text:p>752163</text:p>
          </table:table-cell>
          <table:table-cell table:formula="of:=[.G230]/[.I230]" office:value-type="float" office:value="5.21502286347618" calcext:value-type="float">
            <text:p>5.21502286347618</text:p>
          </table:table-cell>
          <table:table-cell table:formula="of:=[.J230]/[.H230]" office:value-type="float" office:value="1.27648139780087" calcext:value-type="float">
            <text:p>1.27648139780087</text:p>
          </table:table-cell>
          <table:table-cell office:value-type="string" calcext:value-type="string" table:number-columns-spanned="4" table:number-rows-spanned="1">
            <text:p>Nota: descriptors = original, scoring max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377" calcext:value-type="float">
            <text:p>0.01503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982685" calcext:value-type="float">
            <text:p>982685</text:p>
          </table:table-cell>
          <table:table-cell table:formula="of:=[.G231]/[.I231]" office:value-type="float" office:value="5.22212173404178" calcext:value-type="float">
            <text:p>5.22212173404178</text:p>
          </table:table-cell>
          <table:table-cell table:formula="of:=[.J231]/[.H231]" office:value-type="float" office:value="1.27648139780087" calcext:value-type="float">
            <text:p>1.27648139780087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704" calcext:value-type="float">
            <text:p>0.0148704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917549" calcext:value-type="float">
            <text:p>917549</text:p>
          </table:table-cell>
          <table:table-cell table:formula="of:=[.G232]/[.I232]" office:value-type="float" office:value="5.26638826124381" calcext:value-type="float">
            <text:p>5.26638826124381</text:p>
          </table:table-cell>
          <table:table-cell table:formula="of:=[.J232]/[.H232]" office:value-type="float" office:value="1.28164316653403" calcext:value-type="float">
            <text:p>1.28164316653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79395" calcext:value-type="float">
            <text:p>0.0779395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918638" calcext:value-type="float">
            <text:p>918638</text:p>
          </table:table-cell>
          <table:table-cell table:formula="of:=[.G233]/[.I233]" office:value-type="float" office:value="5.37376669401601" calcext:value-type="float">
            <text:p>5.37376669401601</text:p>
          </table:table-cell>
          <table:table-cell table:formula="of:=[.J233]/[.H233]" office:value-type="float" office:value="1.52777125927664" calcext:value-type="float">
            <text:p>1.52777125927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8052" calcext:value-type="float">
            <text:p>0.05580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5047" calcext:value-type="float">
            <text:p>0.013504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912129" calcext:value-type="float">
            <text:p>912129</text:p>
          </table:table-cell>
          <table:table-cell table:formula="of:=[.G234]/[.I234]" office:value-type="float" office:value="4.13227987293313" calcext:value-type="float">
            <text:p>4.13227987293313</text:p>
          </table:table-cell>
          <table:table-cell table:formula="of:=[.J234]/[.H234]" office:value-type="float" office:value="1.35662304376529" calcext:value-type="float">
            <text:p>1.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7207" calcext:value-type="float">
            <text:p>0.055720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652" calcext:value-type="float">
            <text:p>0.013465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90272" calcext:value-type="float">
            <text:p>890272</text:p>
          </table:table-cell>
          <table:table-cell table:formula="of:=[.G235]/[.I235]" office:value-type="float" office:value="4.13812642961115" calcext:value-type="float">
            <text:p>4.13812642961115</text:p>
          </table:table-cell>
          <table:table-cell table:formula="of:=[.J235]/[.H235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5106" calcext:value-type="float">
            <text:p>0.0555106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74954" calcext:value-type="float">
            <text:p>874954</text:p>
          </table:table-cell>
          <table:table-cell table:formula="of:=[.G236]/[.I236]" office:value-type="float" office:value="4.17078155288743" calcext:value-type="float">
            <text:p>4.17078155288743</text:p>
          </table:table-cell>
          <table:table-cell table:formula="of:=[.J236]/[.H236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0605" calcext:value-type="float">
            <text:p>0.05506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11" calcext:value-type="float">
            <text:p>0.012991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35707" calcext:value-type="float">
            <text:p>835707</text:p>
          </table:table-cell>
          <table:table-cell table:formula="of:=[.G237]/[.I237]" office:value-type="float" office:value="4.23832469921716" calcext:value-type="float">
            <text:p>4.23832469921716</text:p>
          </table:table-cell>
          <table:table-cell table:formula="of:=[.J237]/[.H237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1036" calcext:value-type="float">
            <text:p>861036</text:p>
          </table:table-cell>
          <table:table-cell table:formula="of:=[.G238]/[.I238]" office:value-type="float" office:value="5.897318016885" calcext:value-type="float">
            <text:p>5.897318016885</text:p>
          </table:table-cell>
          <table:table-cell table:formula="of:=[.J238]/[.H238]" office:value-type="float" office:value="1.42072765823596" calcext:value-type="float">
            <text:p>1.42072765823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79846" calcext:value-type="float">
            <text:p>0.0979846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9724" calcext:value-type="float">
            <text:p>859724</text:p>
          </table:table-cell>
          <table:table-cell table:formula="of:=[.G239]/[.I239]" office:value-type="float" office:value="5.90240229386536" calcext:value-type="float">
            <text:p>5.90240229386536</text:p>
          </table:table-cell>
          <table:table-cell table:formula="of:=[.J239]/[.H239]" office:value-type="float" office:value="1.43292227973187" calcext:value-type="float">
            <text:p>1.43292227973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78225" calcext:value-type="float">
            <text:p>0.0978225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0311" calcext:value-type="float">
            <text:p>850311</text:p>
          </table:table-cell>
          <table:table-cell table:formula="of:=[.G240]/[.I240]" office:value-type="float" office:value="5.94586134377165" calcext:value-type="float">
            <text:p>5.94586134377165</text:p>
          </table:table-cell>
          <table:table-cell table:formula="of:=[.J240]/[.H240]" office:value-type="float" office:value="1.37850164019541" calcext:value-type="float">
            <text:p>1.37850164019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74913" calcext:value-type="float">
            <text:p>0.09749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35366" calcext:value-type="float">
            <text:p>835366</text:p>
          </table:table-cell>
          <table:table-cell table:formula="of:=[.G241]/[.I241]" office:value-type="float" office:value="6.07464062957586" calcext:value-type="float">
            <text:p>6.07464062957586</text:p>
          </table:table-cell>
          <table:table-cell table:formula="of:=[.J241]/[.H241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74828" calcext:value-type="float">
            <text:p>974828</text:p>
          </table:table-cell>
          <table:table-cell table:formula="of:=[.G242]/[.I242]" office:value-type="float" office:value="4.17557908989796" calcext:value-type="float">
            <text:p>4.17557908989796</text:p>
          </table:table-cell>
          <table:table-cell table:formula="of:=[.J242]/[.H242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58772" calcext:value-type="float">
            <text:p>0.08587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166" calcext:value-type="float">
            <text:p>0.020216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09636" calcext:value-type="float">
            <text:p>909636</text:p>
          </table:table-cell>
          <table:table-cell table:formula="of:=[.G243]/[.I243]" office:value-type="float" office:value="4.24785572252505" calcext:value-type="float">
            <text:p>4.24785572252505</text:p>
          </table:table-cell>
          <table:table-cell table:formula="of:=[.J243]/[.H243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5257" calcext:value-type="float">
            <text:p>0.08525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94" calcext:value-type="float">
            <text:p>0.019609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64377" calcext:value-type="float">
            <text:p>864377</text:p>
          </table:table-cell>
          <table:table-cell table:formula="of:=[.G244]/[.I244]" office:value-type="float" office:value="4.34776178771406" calcext:value-type="float">
            <text:p>4.34776178771406</text:p>
          </table:table-cell>
          <table:table-cell table:formula="of:=[.J244]/[.H244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39526" calcext:value-type="float">
            <text:p>839526</text:p>
          </table:table-cell>
          <table:table-cell table:formula="of:=[.G245]/[.I245]" office:value-type="float" office:value="4.44736967262927" calcext:value-type="float">
            <text:p>4.44736967262927</text:p>
          </table:table-cell>
          <table:table-cell table:formula="of:=[.J245]/[.H245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39172" calcext:value-type="float">
            <text:p>0.063917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406" calcext:value-type="float">
            <text:p>0.018840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86694" calcext:value-type="float">
            <text:p>986694</text:p>
          </table:table-cell>
          <table:table-cell table:formula="of:=[.G246]/[.I246]" office:value-type="float" office:value="3.39252465420422" calcext:value-type="float">
            <text:p>3.39252465420422</text:p>
          </table:table-cell>
          <table:table-cell table:formula="of:=[.J246]/[.H246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34103" calcext:value-type="float">
            <text:p>0.063410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416" calcext:value-type="float">
            <text:p>0.018441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12439" calcext:value-type="float">
            <text:p>912439</text:p>
          </table:table-cell>
          <table:table-cell table:formula="of:=[.G247]/[.I247]" office:value-type="float" office:value="3.43843809647753" calcext:value-type="float">
            <text:p>3.43843809647753</text:p>
          </table:table-cell>
          <table:table-cell table:formula="of:=[.J247]/[.H247]"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26292" calcext:value-type="float">
            <text:p>0.0626292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34" calcext:value-type="float">
            <text:p>0.017983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872246" calcext:value-type="float">
            <text:p>872246</text:p>
          </table:table-cell>
          <table:table-cell table:formula="of:=[.G248]/[.I248]" office:value-type="float" office:value="3.48261174193979" calcext:value-type="float">
            <text:p>3.48261174193979</text:p>
          </table:table-cell>
          <table:table-cell table:formula="of:=[.J248]/[.H248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1104" calcext:value-type="float">
            <text:p>0.06110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5" calcext:value-type="float">
            <text:p>0.017452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097" calcext:value-type="float">
            <text:p>0.641097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84817" calcext:value-type="float">
            <text:p>884817</text:p>
          </table:table-cell>
          <table:table-cell table:formula="of:=[.G249]/[.I249]" office:value-type="float" office:value="3.50116029222174" calcext:value-type="float">
            <text:p>3.50116029222174</text:p>
          </table:table-cell>
          <table:table-cell table:formula="of:=[.J249]/[.H249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547" calcext:value-type="float">
            <text:p>0.104547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4229" calcext:value-type="float">
            <text:p>0.0224229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62148" calcext:value-type="float">
            <text:p>962148</text:p>
          </table:table-cell>
          <table:table-cell table:formula="of:=[.G250]/[.I250]" office:value-type="float" office:value="4.66251020162423" calcext:value-type="float">
            <text:p>4.66251020162423</text:p>
          </table:table-cell>
          <table:table-cell table:formula="of:=[.J250]/[.H250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656" calcext:value-type="float">
            <text:p>0.02196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06877" calcext:value-type="float">
            <text:p>906877</text:p>
          </table:table-cell>
          <table:table-cell table:formula="of:=[.G251]/[.I251]" office:value-type="float" office:value="4.73913756054922" calcext:value-type="float">
            <text:p>4.73913756054922</text:p>
          </table:table-cell>
          <table:table-cell table:formula="of:=[.J251]/[.H251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74" calcext:value-type="float">
            <text:p>0.021297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65979" calcext:value-type="float">
            <text:p>865979</text:p>
          </table:table-cell>
          <table:table-cell table:formula="of:=[.G252]/[.I252]" office:value-type="float" office:value="4.85894991876943" calcext:value-type="float">
            <text:p>4.85894991876943</text:p>
          </table:table-cell>
          <table:table-cell table:formula="of:=[.J252]/[.H252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2478" calcext:value-type="float">
            <text:p>0.10247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916" calcext:value-type="float">
            <text:p>0.020491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38790" calcext:value-type="float">
            <text:p>838790</text:p>
          </table:table-cell>
          <table:table-cell table:formula="of:=[.G253]/[.I253]" office:value-type="float" office:value="5.00097600968202" calcext:value-type="float">
            <text:p>5.00097600968202</text:p>
          </table:table-cell>
          <table:table-cell table:formula="of:=[.J253]/[.H253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7667" calcext:value-type="float">
            <text:p>0.08766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10958700" calcext:value-type="float">
            <text:p>10958700</text:p>
          </table:table-cell>
          <table:table-cell table:formula="of:=[.G254]/[.I254]" office:value-type="float" office:value="3.47143796181169" calcext:value-type="float">
            <text:p>3.47143796181169</text:p>
          </table:table-cell>
          <table:table-cell table:formula="of:=[.J254]/[.H254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67905" calcext:value-type="float">
            <text:p>0.086790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504" calcext:value-type="float">
            <text:p>0.024650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39743" calcext:value-type="float">
            <text:p>0.539743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6291870" calcext:value-type="float">
            <text:p>6291870</text:p>
          </table:table-cell>
          <table:table-cell table:formula="of:=[.G255]/[.I255]" office:value-type="float" office:value="3.5208556453445" calcext:value-type="float">
            <text:p>3.5208556453445</text:p>
          </table:table-cell>
          <table:table-cell table:formula="of:=[.J255]/[.H255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63" calcext:value-type="float">
            <text:p>0.0239663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3354" calcext:value-type="float">
            <text:p>0.000593354</text:p>
          </table:table-cell>
          <table:table-cell office:value-type="float" office:value="3582910" calcext:value-type="float">
            <text:p>3582910</text:p>
          </table:table-cell>
          <table:table-cell table:formula="of:=[.G256]/[.I256]" office:value-type="float" office:value="3.56450515932789" calcext:value-type="float">
            <text:p>3.56450515932789</text:p>
          </table:table-cell>
          <table:table-cell table:formula="of:=[.J256]/[.H256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31492" calcext:value-type="float">
            <text:p>0.0831492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5" calcext:value-type="float">
            <text:p>0.0232565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24970" calcext:value-type="float">
            <text:p>2224970</text:p>
          </table:table-cell>
          <table:table-cell table:formula="of:=[.G257]/[.I257]" office:value-type="float" office:value="3.57531012835121" calcext:value-type="float">
            <text:p>3.57531012835121</text:p>
          </table:table-cell>
          <table:table-cell table:formula="of:=[.J257]/[.H257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67373" calcext:value-type="float">
            <text:p>0.0667373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0337" calcext:value-type="float">
            <text:p>0.630337</text:p>
          </table:table-cell>
          <table:table-cell office:value-type="float" office:value="0.000163172" calcext:value-type="float">
            <text:p>0.000163172</text:p>
          </table:table-cell>
          <table:table-cell office:value-type="float" office:value="11308100" calcext:value-type="float">
            <text:p>11308100</text:p>
          </table:table-cell>
          <table:table-cell table:formula="of:=[.G258]/[.I258]" office:value-type="float" office:value="2.857027270003" calcext:value-type="float">
            <text:p>2.857027270003</text:p>
          </table:table-cell>
          <table:table-cell table:formula="of:=[.J258]/[.H258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55173" calcext:value-type="float">
            <text:p>0.06551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33" calcext:value-type="float">
            <text:p>0.0228533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432070" calcext:value-type="float">
            <text:p>6432070</text:p>
          </table:table-cell>
          <table:table-cell table:formula="of:=[.G259]/[.I259]" office:value-type="float" office:value="2.86686386648755" calcext:value-type="float">
            <text:p>2.86686386648755</text:p>
          </table:table-cell>
          <table:table-cell table:formula="of:=[.J259]/[.H259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9" calcext:value-type="float">
            <text:p>0.0223409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179" calcext:value-type="float">
            <text:p>0.643179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702500" calcext:value-type="float">
            <text:p>3702500</text:p>
          </table:table-cell>
          <table:table-cell table:formula="of:=[.G260]/[.I260]" office:value-type="float" office:value="2.84023025034802" calcext:value-type="float">
            <text:p>2.84023025034802</text:p>
          </table:table-cell>
          <table:table-cell table:formula="of:=[.J260]/[.H260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95960" calcext:value-type="float">
            <text:p>2295960</text:p>
          </table:table-cell>
          <table:table-cell table:formula="of:=[.G261]/[.I261]" office:value-type="float" office:value="2.77158866334386" calcext:value-type="float">
            <text:p>2.77158866334386</text:p>
          </table:table-cell>
          <table:table-cell table:formula="of:=[.J261]/[.H261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10847100" calcext:value-type="float">
            <text:p>10847100</text:p>
          </table:table-cell>
          <table:table-cell table:formula="of:=[.G262]/[.I262]" office:value-type="float" office:value="3.87003364764891" calcext:value-type="float">
            <text:p>3.87003364764891</text:p>
          </table:table-cell>
          <table:table-cell table:formula="of:=[.J262]/[.H262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3984" calcext:value-type="float">
            <text:p>0.10398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58" calcext:value-type="float">
            <text:p>0.026425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6197270" calcext:value-type="float">
            <text:p>6197270</text:p>
          </table:table-cell>
          <table:table-cell table:formula="of:=[.G263]/[.I263]" office:value-type="float" office:value="3.93494236692929" calcext:value-type="float">
            <text:p>3.93494236692929</text:p>
          </table:table-cell>
          <table:table-cell table:formula="of:=[.J263]/[.H263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2796" calcext:value-type="float">
            <text:p>0.10279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3597780" calcext:value-type="float">
            <text:p>3597780</text:p>
          </table:table-cell>
          <table:table-cell table:formula="of:=[.G264]/[.I264]" office:value-type="float" office:value="4.00553315019386" calcext:value-type="float">
            <text:p>4.00553315019386</text:p>
          </table:table-cell>
          <table:table-cell table:formula="of:=[.J264]/[.H264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29" calcext:value-type="float">
            <text:p>0.02482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000919699" calcext:value-type="float">
            <text:p>0.000919699</text:p>
          </table:table-cell>
          <table:table-cell office:value-type="float" office:value="2244410" calcext:value-type="float">
            <text:p>2244410</text:p>
          </table:table-cell>
          <table:table-cell table:formula="of:=[.G265]/[.I265]" office:value-type="float" office:value="4.07796832763295" calcext:value-type="float">
            <text:p>4.07796832763295</text:p>
          </table:table-cell>
          <table:table-cell table:formula="of:=[.J265]/[.H265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92128" calcext:value-type="float">
            <text:p>892128</text:p>
          </table:table-cell>
          <table:table-cell table:formula="of:=[.G266]/[.I266]" office:value-type="float" office:value="5.21502286347618" calcext:value-type="float">
            <text:p>5.21502286347618</text:p>
          </table:table-cell>
          <table:table-cell table:formula="of:=[.J266]/[.H266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377" calcext:value-type="float">
            <text:p>0.01503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72444" calcext:value-type="float">
            <text:p>872444</text:p>
          </table:table-cell>
          <table:table-cell table:formula="of:=[.G267]/[.I267]" office:value-type="float" office:value="5.22212173404178" calcext:value-type="float">
            <text:p>5.22212173404178</text:p>
          </table:table-cell>
          <table:table-cell table:formula="of:=[.J267]/[.H267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704" calcext:value-type="float">
            <text:p>0.0148704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65551" calcext:value-type="float">
            <text:p>865551</text:p>
          </table:table-cell>
          <table:table-cell table:formula="of:=[.G268]/[.I268]" office:value-type="float" office:value="5.26638826124381" calcext:value-type="float">
            <text:p>5.26638826124381</text:p>
          </table:table-cell>
          <table:table-cell table:formula="of:=[.J268]/[.H268]" office:value-type="float" office:value="1.28164316653403" calcext:value-type="float">
            <text:p>1.28164316653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9395" calcext:value-type="float">
            <text:p>0.0779395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37232" calcext:value-type="float">
            <text:p>837232</text:p>
          </table:table-cell>
          <table:table-cell table:formula="of:=[.G269]/[.I269]" office:value-type="float" office:value="5.37376669401601" calcext:value-type="float">
            <text:p>5.37376669401601</text:p>
          </table:table-cell>
          <table:table-cell table:formula="of:=[.J269]/[.H269]" office:value-type="float" office:value="1.52777125927664" calcext:value-type="float">
            <text:p>1.52777125927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8052" calcext:value-type="float">
            <text:p>0.05580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5047" calcext:value-type="float">
            <text:p>0.013504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915622" calcext:value-type="float">
            <text:p>915622</text:p>
          </table:table-cell>
          <table:table-cell table:formula="of:=[.G270]/[.I270]" office:value-type="float" office:value="4.13227987293313" calcext:value-type="float">
            <text:p>4.13227987293313</text:p>
          </table:table-cell>
          <table:table-cell table:formula="of:=[.J270]/[.H270]" office:value-type="float" office:value="1.35662304376529" calcext:value-type="float">
            <text:p>1.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7207" calcext:value-type="float">
            <text:p>0.055720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652" calcext:value-type="float">
            <text:p>0.013465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76970" calcext:value-type="float">
            <text:p>876970</text:p>
          </table:table-cell>
          <table:table-cell table:formula="of:=[.G271]/[.I271]" office:value-type="float" office:value="4.13812642961115" calcext:value-type="float">
            <text:p>4.13812642961115</text:p>
          </table:table-cell>
          <table:table-cell table:formula="of:=[.J271]/[.H271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5106" calcext:value-type="float">
            <text:p>0.0555106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56441" calcext:value-type="float">
            <text:p>856441</text:p>
          </table:table-cell>
          <table:table-cell table:formula="of:=[.G272]/[.I272]" office:value-type="float" office:value="4.17078155288743" calcext:value-type="float">
            <text:p>4.17078155288743</text:p>
          </table:table-cell>
          <table:table-cell table:formula="of:=[.J272]/[.H272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0605" calcext:value-type="float">
            <text:p>0.05506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11" calcext:value-type="float">
            <text:p>0.012991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35610" calcext:value-type="float">
            <text:p>835610</text:p>
          </table:table-cell>
          <table:table-cell table:formula="of:=[.G273]/[.I273]" office:value-type="float" office:value="4.23832469921716" calcext:value-type="float">
            <text:p>4.23832469921716</text:p>
          </table:table-cell>
          <table:table-cell table:formula="of:=[.J273]/[.H273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1344" calcext:value-type="float">
            <text:p>861344</text:p>
          </table:table-cell>
          <table:table-cell table:formula="of:=[.G274]/[.I274]" office:value-type="float" office:value="5.897318016885" calcext:value-type="float">
            <text:p>5.897318016885</text:p>
          </table:table-cell>
          <table:table-cell table:formula="of:=[.J274]/[.H274]" office:value-type="float" office:value="1.42072765823596" calcext:value-type="float">
            <text:p>1.42072765823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9846" calcext:value-type="float">
            <text:p>0.0979846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9912" calcext:value-type="float">
            <text:p>859912</text:p>
          </table:table-cell>
          <table:table-cell table:formula="of:=[.G275]/[.I275]" office:value-type="float" office:value="5.90240229386536" calcext:value-type="float">
            <text:p>5.90240229386536</text:p>
          </table:table-cell>
          <table:table-cell table:formula="of:=[.J275]/[.H275]" office:value-type="float" office:value="1.43292227973187" calcext:value-type="float">
            <text:p>1.43292227973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8225" calcext:value-type="float">
            <text:p>0.0978225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2654" calcext:value-type="float">
            <text:p>852654</text:p>
          </table:table-cell>
          <table:table-cell table:formula="of:=[.G276]/[.I276]" office:value-type="float" office:value="5.94586134377165" calcext:value-type="float">
            <text:p>5.94586134377165</text:p>
          </table:table-cell>
          <table:table-cell table:formula="of:=[.J276]/[.H276]" office:value-type="float" office:value="1.37850164019541" calcext:value-type="float">
            <text:p>1.37850164019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4913" calcext:value-type="float">
            <text:p>0.09749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37427" calcext:value-type="float">
            <text:p>837427</text:p>
          </table:table-cell>
          <table:table-cell table:formula="of:=[.G277]/[.I277]" office:value-type="float" office:value="6.07464062957586" calcext:value-type="float">
            <text:p>6.07464062957586</text:p>
          </table:table-cell>
          <table:table-cell table:formula="of:=[.J277]/[.H277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79392" calcext:value-type="float">
            <text:p>979392</text:p>
          </table:table-cell>
          <table:table-cell table:formula="of:=[.G278]/[.I278]" office:value-type="float" office:value="4.17557908989796" calcext:value-type="float">
            <text:p>4.17557908989796</text:p>
          </table:table-cell>
          <table:table-cell table:formula="of:=[.J278]/[.H278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8772" calcext:value-type="float">
            <text:p>0.08587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166" calcext:value-type="float">
            <text:p>0.020216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52066" calcext:value-type="float">
            <text:p>952066</text:p>
          </table:table-cell>
          <table:table-cell table:formula="of:=[.G279]/[.I279]" office:value-type="float" office:value="4.24785572252505" calcext:value-type="float">
            <text:p>4.24785572252505</text:p>
          </table:table-cell>
          <table:table-cell table:formula="of:=[.J279]/[.H279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257" calcext:value-type="float">
            <text:p>0.08525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94" calcext:value-type="float">
            <text:p>0.019609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07101" calcext:value-type="float">
            <text:p>907101</text:p>
          </table:table-cell>
          <table:table-cell table:formula="of:=[.G280]/[.I280]" office:value-type="float" office:value="4.34776178771406" calcext:value-type="float">
            <text:p>4.34776178771406</text:p>
          </table:table-cell>
          <table:table-cell table:formula="of:=[.J280]/[.H280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39051" calcext:value-type="float">
            <text:p>839051</text:p>
          </table:table-cell>
          <table:table-cell table:formula="of:=[.G281]/[.I281]" office:value-type="float" office:value="4.44736967262927" calcext:value-type="float">
            <text:p>4.44736967262927</text:p>
          </table:table-cell>
          <table:table-cell table:formula="of:=[.J281]/[.H281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9172" calcext:value-type="float">
            <text:p>0.063917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406" calcext:value-type="float">
            <text:p>0.018840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87422" calcext:value-type="float">
            <text:p>987422</text:p>
          </table:table-cell>
          <table:table-cell table:formula="of:=[.G282]/[.I282]" office:value-type="float" office:value="3.39252465420422" calcext:value-type="float">
            <text:p>3.39252465420422</text:p>
          </table:table-cell>
          <table:table-cell table:formula="of:=[.J282]/[.H282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4103" calcext:value-type="float">
            <text:p>0.063410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416" calcext:value-type="float">
            <text:p>0.018441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12665" calcext:value-type="float">
            <text:p>912665</text:p>
          </table:table-cell>
          <table:table-cell table:formula="of:=[.G283]/[.I283]" office:value-type="float" office:value="3.43843809647753" calcext:value-type="float">
            <text:p>3.43843809647753</text:p>
          </table:table-cell>
          <table:table-cell table:formula="of:=[.J283]/[.H283]"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6292" calcext:value-type="float">
            <text:p>0.0626292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34" calcext:value-type="float">
            <text:p>0.017983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865064" calcext:value-type="float">
            <text:p>865064</text:p>
          </table:table-cell>
          <table:table-cell table:formula="of:=[.G284]/[.I284]" office:value-type="float" office:value="3.48261174193979" calcext:value-type="float">
            <text:p>3.48261174193979</text:p>
          </table:table-cell>
          <table:table-cell table:formula="of:=[.J284]/[.H284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104" calcext:value-type="float">
            <text:p>0.06110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5" calcext:value-type="float">
            <text:p>0.017452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097" calcext:value-type="float">
            <text:p>0.641097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38998" calcext:value-type="float">
            <text:p>838998</text:p>
          </table:table-cell>
          <table:table-cell table:formula="of:=[.G285]/[.I285]" office:value-type="float" office:value="3.50116029222174" calcext:value-type="float">
            <text:p>3.50116029222174</text:p>
          </table:table-cell>
          <table:table-cell table:formula="of:=[.J285]/[.H285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547" calcext:value-type="float">
            <text:p>0.104547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4229" calcext:value-type="float">
            <text:p>0.0224229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62706" calcext:value-type="float">
            <text:p>962706</text:p>
          </table:table-cell>
          <table:table-cell table:formula="of:=[.G286]/[.I286]" office:value-type="float" office:value="4.66251020162423" calcext:value-type="float">
            <text:p>4.66251020162423</text:p>
          </table:table-cell>
          <table:table-cell table:formula="of:=[.J286]/[.H286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656" calcext:value-type="float">
            <text:p>0.02196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07355" calcext:value-type="float">
            <text:p>907355</text:p>
          </table:table-cell>
          <table:table-cell table:formula="of:=[.G287]/[.I287]" office:value-type="float" office:value="4.73913756054922" calcext:value-type="float">
            <text:p>4.73913756054922</text:p>
          </table:table-cell>
          <table:table-cell table:formula="of:=[.J287]/[.H287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74" calcext:value-type="float">
            <text:p>0.021297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64740" calcext:value-type="float">
            <text:p>864740</text:p>
          </table:table-cell>
          <table:table-cell table:formula="of:=[.G288]/[.I288]" office:value-type="float" office:value="4.85894991876943" calcext:value-type="float">
            <text:p>4.85894991876943</text:p>
          </table:table-cell>
          <table:table-cell table:formula="of:=[.J288]/[.H288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478" calcext:value-type="float">
            <text:p>0.10247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916" calcext:value-type="float">
            <text:p>0.020491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41028" calcext:value-type="float">
            <text:p>841028</text:p>
          </table:table-cell>
          <table:table-cell table:formula="of:=[.G289]/[.I289]" office:value-type="float" office:value="5.00097600968202" calcext:value-type="float">
            <text:p>5.00097600968202</text:p>
          </table:table-cell>
          <table:table-cell table:formula="of:=[.J289]/[.H289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667" calcext:value-type="float">
            <text:p>0.08766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11033000" calcext:value-type="float">
            <text:p>11033000</text:p>
          </table:table-cell>
          <table:table-cell table:formula="of:=[.G290]/[.I290]" office:value-type="float" office:value="3.47143796181169" calcext:value-type="float">
            <text:p>3.47143796181169</text:p>
          </table:table-cell>
          <table:table-cell table:formula="of:=[.J290]/[.H290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7905" calcext:value-type="float">
            <text:p>0.086790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504" calcext:value-type="float">
            <text:p>0.024650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39743" calcext:value-type="float">
            <text:p>0.539743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6214770" calcext:value-type="float">
            <text:p>6214770</text:p>
          </table:table-cell>
          <table:table-cell table:formula="of:=[.G291]/[.I291]" office:value-type="float" office:value="3.5208556453445" calcext:value-type="float">
            <text:p>3.5208556453445</text:p>
          </table:table-cell>
          <table:table-cell table:formula="of:=[.J291]/[.H291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63" calcext:value-type="float">
            <text:p>0.0239663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3354" calcext:value-type="float">
            <text:p>0.000593354</text:p>
          </table:table-cell>
          <table:table-cell office:value-type="float" office:value="3589010" calcext:value-type="float">
            <text:p>3589010</text:p>
          </table:table-cell>
          <table:table-cell table:formula="of:=[.G292]/[.I292]" office:value-type="float" office:value="3.56450515932789" calcext:value-type="float">
            <text:p>3.56450515932789</text:p>
          </table:table-cell>
          <table:table-cell table:formula="of:=[.J292]/[.H292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1492" calcext:value-type="float">
            <text:p>0.0831492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5" calcext:value-type="float">
            <text:p>0.0232565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55880" calcext:value-type="float">
            <text:p>2255880</text:p>
          </table:table-cell>
          <table:table-cell table:formula="of:=[.G293]/[.I293]" office:value-type="float" office:value="3.57531012835121" calcext:value-type="float">
            <text:p>3.57531012835121</text:p>
          </table:table-cell>
          <table:table-cell table:formula="of:=[.J293]/[.H293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7373" calcext:value-type="float">
            <text:p>0.0667373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0337" calcext:value-type="float">
            <text:p>0.630337</text:p>
          </table:table-cell>
          <table:table-cell office:value-type="float" office:value="0.000163172" calcext:value-type="float">
            <text:p>0.000163172</text:p>
          </table:table-cell>
          <table:table-cell office:value-type="float" office:value="11228800" calcext:value-type="float">
            <text:p>11228800</text:p>
          </table:table-cell>
          <table:table-cell table:formula="of:=[.G294]/[.I294]" office:value-type="float" office:value="2.857027270003" calcext:value-type="float">
            <text:p>2.857027270003</text:p>
          </table:table-cell>
          <table:table-cell table:formula="of:=[.J294]/[.H294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55173" calcext:value-type="float">
            <text:p>0.06551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33" calcext:value-type="float">
            <text:p>0.0228533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55850" calcext:value-type="float">
            <text:p>6255850</text:p>
          </table:table-cell>
          <table:table-cell table:formula="of:=[.G295]/[.I295]" office:value-type="float" office:value="2.86686386648755" calcext:value-type="float">
            <text:p>2.86686386648755</text:p>
          </table:table-cell>
          <table:table-cell table:formula="of:=[.J295]/[.H295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9" calcext:value-type="float">
            <text:p>0.0223409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179" calcext:value-type="float">
            <text:p>0.643179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605240" calcext:value-type="float">
            <text:p>3605240</text:p>
          </table:table-cell>
          <table:table-cell table:formula="of:=[.G296]/[.I296]" office:value-type="float" office:value="2.84023025034802" calcext:value-type="float">
            <text:p>2.84023025034802</text:p>
          </table:table-cell>
          <table:table-cell table:formula="of:=[.J296]/[.H296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65560" calcext:value-type="float">
            <text:p>2265560</text:p>
          </table:table-cell>
          <table:table-cell table:formula="of:=[.G297]/[.I297]" office:value-type="float" office:value="2.77158866334386" calcext:value-type="float">
            <text:p>2.77158866334386</text:p>
          </table:table-cell>
          <table:table-cell table:formula="of:=[.J297]/[.H297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10746700" calcext:value-type="float">
            <text:p>10746700</text:p>
          </table:table-cell>
          <table:table-cell table:formula="of:=[.G298]/[.I298]" office:value-type="float" office:value="3.87003364764891" calcext:value-type="float">
            <text:p>3.87003364764891</text:p>
          </table:table-cell>
          <table:table-cell table:formula="of:=[.J298]/[.H298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984" calcext:value-type="float">
            <text:p>0.10398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58" calcext:value-type="float">
            <text:p>0.026425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4856970" calcext:value-type="float">
            <text:p>4856970</text:p>
          </table:table-cell>
          <table:table-cell table:formula="of:=[.G299]/[.I299]" office:value-type="float" office:value="3.93494236692929" calcext:value-type="float">
            <text:p>3.93494236692929</text:p>
          </table:table-cell>
          <table:table-cell table:formula="of:=[.J299]/[.H299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796" calcext:value-type="float">
            <text:p>0.10279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2770560" calcext:value-type="float">
            <text:p>2770560</text:p>
          </table:table-cell>
          <table:table-cell table:formula="of:=[.G300]/[.I300]" office:value-type="float" office:value="4.00553315019386" calcext:value-type="float">
            <text:p>4.00553315019386</text:p>
          </table:table-cell>
          <table:table-cell table:formula="of:=[.J300]/[.H300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29" calcext:value-type="float">
            <text:p>0.02482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000919699" calcext:value-type="float">
            <text:p>0.000919699</text:p>
          </table:table-cell>
          <table:table-cell office:value-type="float" office:value="1718900" calcext:value-type="float">
            <text:p>1718900</text:p>
          </table:table-cell>
          <table:table-cell table:formula="of:=[.G301]/[.I301]" office:value-type="float" office:value="4.07796832763295" calcext:value-type="float">
            <text:p>4.07796832763295</text:p>
          </table:table-cell>
          <table:table-cell table:formula="of:=[.J301]/[.H301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795184" calcext:value-type="float">
            <text:p>795184</text:p>
          </table:table-cell>
          <table:table-cell table:formula="of:=[.G302]/[.I302]" office:value-type="float" office:value="5.21502286347618" calcext:value-type="float">
            <text:p>5.21502286347618</text:p>
          </table:table-cell>
          <table:table-cell table:formula="of:=[.J302]/[.H302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377" calcext:value-type="float">
            <text:p>0.01503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74540" calcext:value-type="float">
            <text:p>874540</text:p>
          </table:table-cell>
          <table:table-cell table:formula="of:=[.G303]/[.I303]" office:value-type="float" office:value="5.22212173404178" calcext:value-type="float">
            <text:p>5.22212173404178</text:p>
          </table:table-cell>
          <table:table-cell table:formula="of:=[.J303]/[.H303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704" calcext:value-type="float">
            <text:p>0.0148704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53117" calcext:value-type="float">
            <text:p>853117</text:p>
          </table:table-cell>
          <table:table-cell table:formula="of:=[.G304]/[.I304]" office:value-type="float" office:value="5.26638826124381" calcext:value-type="float">
            <text:p>5.26638826124381</text:p>
          </table:table-cell>
          <table:table-cell table:formula="of:=[.J304]/[.H304]" office:value-type="float" office:value="1.28164316653403" calcext:value-type="float">
            <text:p>1.28164316653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9395" calcext:value-type="float">
            <text:p>0.0779395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35630" calcext:value-type="float">
            <text:p>835630</text:p>
          </table:table-cell>
          <table:table-cell table:formula="of:=[.G305]/[.I305]" office:value-type="float" office:value="5.37376669401601" calcext:value-type="float">
            <text:p>5.37376669401601</text:p>
          </table:table-cell>
          <table:table-cell table:formula="of:=[.J305]/[.H305]" office:value-type="float" office:value="1.52777125927664" calcext:value-type="float">
            <text:p>1.52777125927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8052" calcext:value-type="float">
            <text:p>0.05580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5047" calcext:value-type="float">
            <text:p>0.013504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84220" calcext:value-type="float">
            <text:p>884220</text:p>
          </table:table-cell>
          <table:table-cell table:formula="of:=[.G306]/[.I306]" office:value-type="float" office:value="4.13227987293313" calcext:value-type="float">
            <text:p>4.13227987293313</text:p>
          </table:table-cell>
          <table:table-cell table:formula="of:=[.J306]/[.H306]" office:value-type="float" office:value="1.35662304376529" calcext:value-type="float">
            <text:p>1.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7207" calcext:value-type="float">
            <text:p>0.055720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652" calcext:value-type="float">
            <text:p>0.013465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76526" calcext:value-type="float">
            <text:p>876526</text:p>
          </table:table-cell>
          <table:table-cell table:formula="of:=[.G307]/[.I307]" office:value-type="float" office:value="4.13812642961115" calcext:value-type="float">
            <text:p>4.13812642961115</text:p>
          </table:table-cell>
          <table:table-cell table:formula="of:=[.J307]/[.H307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5106" calcext:value-type="float">
            <text:p>0.0555106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55861" calcext:value-type="float">
            <text:p>855861</text:p>
          </table:table-cell>
          <table:table-cell table:formula="of:=[.G308]/[.I308]" office:value-type="float" office:value="4.17078155288743" calcext:value-type="float">
            <text:p>4.17078155288743</text:p>
          </table:table-cell>
          <table:table-cell table:formula="of:=[.J308]/[.H308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0605" calcext:value-type="float">
            <text:p>0.05506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11" calcext:value-type="float">
            <text:p>0.012991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36879" calcext:value-type="float">
            <text:p>836879</text:p>
          </table:table-cell>
          <table:table-cell table:formula="of:=[.G309]/[.I309]" office:value-type="float" office:value="4.23832469921716" calcext:value-type="float">
            <text:p>4.23832469921716</text:p>
          </table:table-cell>
          <table:table-cell table:formula="of:=[.J309]/[.H309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0930" calcext:value-type="float">
            <text:p>860930</text:p>
          </table:table-cell>
          <table:table-cell table:formula="of:=[.G310]/[.I310]" office:value-type="float" office:value="5.897318016885" calcext:value-type="float">
            <text:p>5.897318016885</text:p>
          </table:table-cell>
          <table:table-cell table:formula="of:=[.J310]/[.H310]" office:value-type="float" office:value="1.42072765823596" calcext:value-type="float">
            <text:p>1.42072765823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9846" calcext:value-type="float">
            <text:p>0.0979846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0559" calcext:value-type="float">
            <text:p>860559</text:p>
          </table:table-cell>
          <table:table-cell table:formula="of:=[.G311]/[.I311]" office:value-type="float" office:value="5.90240229386536" calcext:value-type="float">
            <text:p>5.90240229386536</text:p>
          </table:table-cell>
          <table:table-cell table:formula="of:=[.J311]/[.H311]" office:value-type="float" office:value="1.43292227973187" calcext:value-type="float">
            <text:p>1.43292227973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8225" calcext:value-type="float">
            <text:p>0.0978225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0496" calcext:value-type="float">
            <text:p>850496</text:p>
          </table:table-cell>
          <table:table-cell table:formula="of:=[.G312]/[.I312]" office:value-type="float" office:value="5.94586134377165" calcext:value-type="float">
            <text:p>5.94586134377165</text:p>
          </table:table-cell>
          <table:table-cell table:formula="of:=[.J312]/[.H312]" office:value-type="float" office:value="1.37850164019541" calcext:value-type="float">
            <text:p>1.37850164019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4913" calcext:value-type="float">
            <text:p>0.09749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35717" calcext:value-type="float">
            <text:p>835717</text:p>
          </table:table-cell>
          <table:table-cell table:formula="of:=[.G313]/[.I313]" office:value-type="float" office:value="6.07464062957586" calcext:value-type="float">
            <text:p>6.07464062957586</text:p>
          </table:table-cell>
          <table:table-cell table:formula="of:=[.J313]/[.H313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75144" calcext:value-type="float">
            <text:p>975144</text:p>
          </table:table-cell>
          <table:table-cell table:formula="of:=[.G314]/[.I314]" office:value-type="float" office:value="4.17557908989796" calcext:value-type="float">
            <text:p>4.17557908989796</text:p>
          </table:table-cell>
          <table:table-cell table:formula="of:=[.J314]/[.H314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8772" calcext:value-type="float">
            <text:p>0.08587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166" calcext:value-type="float">
            <text:p>0.020216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10625" calcext:value-type="float">
            <text:p>910625</text:p>
          </table:table-cell>
          <table:table-cell table:formula="of:=[.G315]/[.I315]" office:value-type="float" office:value="4.24785572252505" calcext:value-type="float">
            <text:p>4.24785572252505</text:p>
          </table:table-cell>
          <table:table-cell table:formula="of:=[.J315]/[.H315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257" calcext:value-type="float">
            <text:p>0.08525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94" calcext:value-type="float">
            <text:p>0.019609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64747" calcext:value-type="float">
            <text:p>864747</text:p>
          </table:table-cell>
          <table:table-cell table:formula="of:=[.G316]/[.I316]" office:value-type="float" office:value="4.34776178771406" calcext:value-type="float">
            <text:p>4.34776178771406</text:p>
          </table:table-cell>
          <table:table-cell table:formula="of:=[.J316]/[.H316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39239" calcext:value-type="float">
            <text:p>839239</text:p>
          </table:table-cell>
          <table:table-cell table:formula="of:=[.G317]/[.I317]" office:value-type="float" office:value="4.44736967262927" calcext:value-type="float">
            <text:p>4.44736967262927</text:p>
          </table:table-cell>
          <table:table-cell table:formula="of:=[.J317]/[.H317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9172" calcext:value-type="float">
            <text:p>0.063917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406" calcext:value-type="float">
            <text:p>0.018840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87110" calcext:value-type="float">
            <text:p>987110</text:p>
          </table:table-cell>
          <table:table-cell table:formula="of:=[.G318]/[.I318]" office:value-type="float" office:value="3.39252465420422" calcext:value-type="float">
            <text:p>3.39252465420422</text:p>
          </table:table-cell>
          <table:table-cell table:formula="of:=[.J318]/[.H318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4103" calcext:value-type="float">
            <text:p>0.063410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416" calcext:value-type="float">
            <text:p>0.018441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11879" calcext:value-type="float">
            <text:p>911879</text:p>
          </table:table-cell>
          <table:table-cell table:formula="of:=[.G319]/[.I319]" office:value-type="float" office:value="3.43843809647753" calcext:value-type="float">
            <text:p>3.43843809647753</text:p>
          </table:table-cell>
          <table:table-cell table:formula="of:=[.J319]/[.H319]"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26292" calcext:value-type="float">
            <text:p>0.0626292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34" calcext:value-type="float">
            <text:p>0.017983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864764" calcext:value-type="float">
            <text:p>864764</text:p>
          </table:table-cell>
          <table:table-cell table:formula="of:=[.G320]/[.I320]" office:value-type="float" office:value="3.48261174193979" calcext:value-type="float">
            <text:p>3.48261174193979</text:p>
          </table:table-cell>
          <table:table-cell table:formula="of:=[.J320]/[.H320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104" calcext:value-type="float">
            <text:p>0.06110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5" calcext:value-type="float">
            <text:p>0.017452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097" calcext:value-type="float">
            <text:p>0.641097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39164" calcext:value-type="float">
            <text:p>839164</text:p>
          </table:table-cell>
          <table:table-cell table:formula="of:=[.G321]/[.I321]" office:value-type="float" office:value="3.50116029222174" calcext:value-type="float">
            <text:p>3.50116029222174</text:p>
          </table:table-cell>
          <table:table-cell table:formula="of:=[.J321]/[.H321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547" calcext:value-type="float">
            <text:p>0.104547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4229" calcext:value-type="float">
            <text:p>0.0224229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61336" calcext:value-type="float">
            <text:p>961336</text:p>
          </table:table-cell>
          <table:table-cell table:formula="of:=[.G322]/[.I322]" office:value-type="float" office:value="4.66251020162423" calcext:value-type="float">
            <text:p>4.66251020162423</text:p>
          </table:table-cell>
          <table:table-cell table:formula="of:=[.J322]/[.H322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656" calcext:value-type="float">
            <text:p>0.02196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08167" calcext:value-type="float">
            <text:p>908167</text:p>
          </table:table-cell>
          <table:table-cell table:formula="of:=[.G323]/[.I323]" office:value-type="float" office:value="4.73913756054922" calcext:value-type="float">
            <text:p>4.73913756054922</text:p>
          </table:table-cell>
          <table:table-cell table:formula="of:=[.J323]/[.H323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74" calcext:value-type="float">
            <text:p>0.021297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63856" calcext:value-type="float">
            <text:p>863856</text:p>
          </table:table-cell>
          <table:table-cell table:formula="of:=[.G324]/[.I324]" office:value-type="float" office:value="4.85894991876943" calcext:value-type="float">
            <text:p>4.85894991876943</text:p>
          </table:table-cell>
          <table:table-cell table:formula="of:=[.J324]/[.H324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478" calcext:value-type="float">
            <text:p>0.10247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916" calcext:value-type="float">
            <text:p>0.020491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39551" calcext:value-type="float">
            <text:p>839551</text:p>
          </table:table-cell>
          <table:table-cell table:formula="of:=[.G325]/[.I325]" office:value-type="float" office:value="5.00097600968202" calcext:value-type="float">
            <text:p>5.00097600968202</text:p>
          </table:table-cell>
          <table:table-cell table:formula="of:=[.J325]/[.H325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667" calcext:value-type="float">
            <text:p>0.08766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10945500" calcext:value-type="float">
            <text:p>10945500</text:p>
          </table:table-cell>
          <table:table-cell table:formula="of:=[.G326]/[.I326]" office:value-type="float" office:value="3.47143796181169" calcext:value-type="float">
            <text:p>3.47143796181169</text:p>
          </table:table-cell>
          <table:table-cell table:formula="of:=[.J326]/[.H326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7905" calcext:value-type="float">
            <text:p>0.086790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504" calcext:value-type="float">
            <text:p>0.024650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39743" calcext:value-type="float">
            <text:p>0.539743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6191850" calcext:value-type="float">
            <text:p>6191850</text:p>
          </table:table-cell>
          <table:table-cell table:formula="of:=[.G327]/[.I327]" office:value-type="float" office:value="3.5208556453445" calcext:value-type="float">
            <text:p>3.5208556453445</text:p>
          </table:table-cell>
          <table:table-cell table:formula="of:=[.J327]/[.H327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63" calcext:value-type="float">
            <text:p>0.0239663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3354" calcext:value-type="float">
            <text:p>0.000593354</text:p>
          </table:table-cell>
          <table:table-cell office:value-type="float" office:value="3616720" calcext:value-type="float">
            <text:p>3616720</text:p>
          </table:table-cell>
          <table:table-cell table:formula="of:=[.G328]/[.I328]" office:value-type="float" office:value="3.56450515932789" calcext:value-type="float">
            <text:p>3.56450515932789</text:p>
          </table:table-cell>
          <table:table-cell table:formula="of:=[.J328]/[.H328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31492" calcext:value-type="float">
            <text:p>0.0831492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5" calcext:value-type="float">
            <text:p>0.0232565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329490" calcext:value-type="float">
            <text:p>2329490</text:p>
          </table:table-cell>
          <table:table-cell table:formula="of:=[.G329]/[.I329]" office:value-type="float" office:value="3.57531012835121" calcext:value-type="float">
            <text:p>3.57531012835121</text:p>
          </table:table-cell>
          <table:table-cell table:formula="of:=[.J329]/[.H329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7373" calcext:value-type="float">
            <text:p>0.0667373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0337" calcext:value-type="float">
            <text:p>0.630337</text:p>
          </table:table-cell>
          <table:table-cell office:value-type="float" office:value="0.000163172" calcext:value-type="float">
            <text:p>0.000163172</text:p>
          </table:table-cell>
          <table:table-cell office:value-type="float" office:value="11202400" calcext:value-type="float">
            <text:p>11202400</text:p>
          </table:table-cell>
          <table:table-cell table:formula="of:=[.G330]/[.I330]" office:value-type="float" office:value="2.857027270003" calcext:value-type="float">
            <text:p>2.857027270003</text:p>
          </table:table-cell>
          <table:table-cell table:formula="of:=[.J330]/[.H330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55173" calcext:value-type="float">
            <text:p>0.06551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33" calcext:value-type="float">
            <text:p>0.0228533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79780" calcext:value-type="float">
            <text:p>6279780</text:p>
          </table:table-cell>
          <table:table-cell table:formula="of:=[.G331]/[.I331]" office:value-type="float" office:value="2.86686386648755" calcext:value-type="float">
            <text:p>2.86686386648755</text:p>
          </table:table-cell>
          <table:table-cell table:formula="of:=[.J331]/[.H331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9" calcext:value-type="float">
            <text:p>0.0223409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179" calcext:value-type="float">
            <text:p>0.643179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598800" calcext:value-type="float">
            <text:p>3598800</text:p>
          </table:table-cell>
          <table:table-cell table:formula="of:=[.G332]/[.I332]" office:value-type="float" office:value="2.84023025034802" calcext:value-type="float">
            <text:p>2.84023025034802</text:p>
          </table:table-cell>
          <table:table-cell table:formula="of:=[.J332]/[.H332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28740" calcext:value-type="float">
            <text:p>2228740</text:p>
          </table:table-cell>
          <table:table-cell table:formula="of:=[.G333]/[.I333]" office:value-type="float" office:value="2.77158866334386" calcext:value-type="float">
            <text:p>2.77158866334386</text:p>
          </table:table-cell>
          <table:table-cell table:formula="of:=[.J333]/[.H333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10813700" calcext:value-type="float">
            <text:p>10813700</text:p>
          </table:table-cell>
          <table:table-cell table:formula="of:=[.G334]/[.I334]" office:value-type="float" office:value="3.87003364764891" calcext:value-type="float">
            <text:p>3.87003364764891</text:p>
          </table:table-cell>
          <table:table-cell table:formula="of:=[.J334]/[.H334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984" calcext:value-type="float">
            <text:p>0.10398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58" calcext:value-type="float">
            <text:p>0.026425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6134890" calcext:value-type="float">
            <text:p>6134890</text:p>
          </table:table-cell>
          <table:table-cell table:formula="of:=[.G335]/[.I335]" office:value-type="float" office:value="3.93494236692929" calcext:value-type="float">
            <text:p>3.93494236692929</text:p>
          </table:table-cell>
          <table:table-cell table:formula="of:=[.J335]/[.H335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796" calcext:value-type="float">
            <text:p>0.10279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3565900" calcext:value-type="float">
            <text:p>3565900</text:p>
          </table:table-cell>
          <table:table-cell table:formula="of:=[.G336]/[.I336]" office:value-type="float" office:value="4.00553315019386" calcext:value-type="float">
            <text:p>4.00553315019386</text:p>
          </table:table-cell>
          <table:table-cell table:formula="of:=[.J336]/[.H336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29" calcext:value-type="float">
            <text:p>0.02482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000919699" calcext:value-type="float">
            <text:p>0.000919699</text:p>
          </table:table-cell>
          <table:table-cell office:value-type="float" office:value="2223320" calcext:value-type="float">
            <text:p>2223320</text:p>
          </table:table-cell>
          <table:table-cell table:formula="of:=[.G337]/[.I337]" office:value-type="float" office:value="4.07796832763295" calcext:value-type="float">
            <text:p>4.07796832763295</text:p>
          </table:table-cell>
          <table:table-cell table:formula="of:=[.J337]/[.H337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9412" calcext:value-type="float">
            <text:p>0.0779412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09" calcext:value-type="float">
            <text:p>0.015020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65225" calcext:value-type="float">
            <text:p>865225</text:p>
          </table:table-cell>
          <table:table-cell table:formula="of:=[.G338]/[.I338]" office:value-type="float" office:value="5.18885020205181" calcext:value-type="float">
            <text:p>5.18885020205181</text:p>
          </table:table-cell>
          <table:table-cell table:formula="of:=[.J338]/[.H338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9125" calcext:value-type="float">
            <text:p>0.077912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006" calcext:value-type="float">
            <text:p>0.015000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62541" calcext:value-type="float">
            <text:p>862541</text:p>
          </table:table-cell>
          <table:table-cell table:formula="of:=[.G339]/[.I339]" office:value-type="float" office:value="5.19395890831033" calcext:value-type="float">
            <text:p>5.19395890831033</text:p>
          </table:table-cell>
          <table:table-cell table:formula="of:=[.J339]/[.H339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7174" calcext:value-type="float">
            <text:p>0.0777174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558" calcext:value-type="float">
            <text:p>0.014855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52576" calcext:value-type="float">
            <text:p>852576</text:p>
          </table:table-cell>
          <table:table-cell table:formula="of:=[.G340]/[.I340]" office:value-type="float" office:value="5.23145168890265" calcext:value-type="float">
            <text:p>5.23145168890265</text:p>
          </table:table-cell>
          <table:table-cell table:formula="of:=[.J340]/[.H340]" office:value-type="float" office:value="1.27626071478473" calcext:value-type="float">
            <text:p>1.27626071478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3689" calcext:value-type="float">
            <text:p>0.0773689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04" calcext:value-type="float">
            <text:p>0.01450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35834" calcext:value-type="float">
            <text:p>835834</text:p>
          </table:table-cell>
          <table:table-cell table:formula="of:=[.G341]/[.I341]" office:value-type="float" office:value="5.33563901685471" calcext:value-type="float">
            <text:p>5.33563901685471</text:p>
          </table:table-cell>
          <table:table-cell table:formula="of:=[.J341]/[.H341]" office:value-type="float" office:value="1.5214352761726" calcext:value-type="float">
            <text:p>1.5214352761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4319" calcext:value-type="float">
            <text:p>0.0554319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477" calcext:value-type="float">
            <text:p>0.01347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74679" calcext:value-type="float">
            <text:p>874679</text:p>
          </table:table-cell>
          <table:table-cell table:formula="of:=[.G342]/[.I342]" office:value-type="float" office:value="4.11307412628923" calcext:value-type="float">
            <text:p>4.11307412628923</text:p>
          </table:table-cell>
          <table:table-cell table:formula="of:=[.J342]/[.H342]" office:value-type="float" office:value="1.35652275652276" calcext:value-type="float">
            <text:p>1.35652275652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3703" calcext:value-type="float">
            <text:p>0.0553703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473" calcext:value-type="float">
            <text:p>0.013447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70081" calcext:value-type="float">
            <text:p>870081</text:p>
          </table:table-cell>
          <table:table-cell table:formula="of:=[.G343]/[.I343]" office:value-type="float" office:value="4.1175775062652" calcext:value-type="float">
            <text:p>4.1175775062652</text:p>
          </table:table-cell>
          <table:table-cell table:formula="of:=[.J343]/[.H343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1813" calcext:value-type="float">
            <text:p>0.0551813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41" calcext:value-type="float">
            <text:p>0.0133041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53853" calcext:value-type="float">
            <text:p>853853</text:p>
          </table:table-cell>
          <table:table-cell table:formula="of:=[.G344]/[.I344]" office:value-type="float" office:value="4.1476913132042" calcext:value-type="float">
            <text:p>4.1476913132042</text:p>
          </table:table-cell>
          <table:table-cell table:formula="of:=[.J344]/[.H344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47653" calcext:value-type="float">
            <text:p>0.0547653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898" calcext:value-type="float">
            <text:p>0.0129898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35712" calcext:value-type="float">
            <text:p>835712</text:p>
          </table:table-cell>
          <table:table-cell table:formula="of:=[.G345]/[.I345]" office:value-type="float" office:value="4.21602334139094" calcext:value-type="float">
            <text:p>4.21602334139094</text:p>
          </table:table-cell>
          <table:table-cell table:formula="of:=[.J345]/[.H345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333" calcext:value-type="float">
            <text:p>0.09733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65512" calcext:value-type="float">
            <text:p>0.016551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55483" calcext:value-type="float">
            <text:p>855483</text:p>
          </table:table-cell>
          <table:table-cell table:formula="of:=[.G346]/[.I346]" office:value-type="float" office:value="5.88072163951859" calcext:value-type="float">
            <text:p>5.88072163951859</text:p>
          </table:table-cell>
          <table:table-cell table:formula="of:=[.J346]/[.H346]" office:value-type="float" office:value="1.36682461682462" calcext:value-type="float">
            <text:p>1.36682461682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3237" calcext:value-type="float">
            <text:p>0.097323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406" calcext:value-type="float">
            <text:p>0.0165406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55390" calcext:value-type="float">
            <text:p>855390</text:p>
          </table:table-cell>
          <table:table-cell table:formula="of:=[.G347]/[.I347]" office:value-type="float" office:value="5.88392803163126" calcext:value-type="float">
            <text:p>5.88392803163126</text:p>
          </table:table-cell>
          <table:table-cell table:formula="of:=[.J347]/[.H347]" office:value-type="float" office:value="1.37266248758908" calcext:value-type="float">
            <text:p>1.37266248758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1862" calcext:value-type="float">
            <text:p>0.0971862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219" calcext:value-type="float">
            <text:p>0.0164219</text:p>
          </table:table-cell>
          <table:table-cell office:value-type="float" office:value="0.0230415" calcext:value-type="float">
            <text:p>0.023041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47470" calcext:value-type="float">
            <text:p>847470</text:p>
          </table:table-cell>
          <table:table-cell table:formula="of:=[.G348]/[.I348]" office:value-type="float" office:value="5.918084996255" calcext:value-type="float">
            <text:p>5.918084996255</text:p>
          </table:table-cell>
          <table:table-cell table:formula="of:=[.J348]/[.H348]" office:value-type="float" office:value="1.35944469355486" calcext:value-type="float">
            <text:p>1.35944469355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68778" calcext:value-type="float">
            <text:p>0.096877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15" calcext:value-type="float">
            <text:p>0.0160415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34420" calcext:value-type="float">
            <text:p>834420</text:p>
          </table:table-cell>
          <table:table-cell table:formula="of:=[.G349]/[.I349]" office:value-type="float" office:value="6.03919832933329" calcext:value-type="float">
            <text:p>6.03919832933329</text:p>
          </table:table-cell>
          <table:table-cell table:formula="of:=[.J349]/[.H349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8647" calcext:value-type="float">
            <text:p>0.085864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529" calcext:value-type="float">
            <text:p>0.020652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66073" calcext:value-type="float">
            <text:p>966073</text:p>
          </table:table-cell>
          <table:table-cell table:formula="of:=[.G350]/[.I350]" office:value-type="float" office:value="4.15751298849072" calcext:value-type="float">
            <text:p>4.15751298849072</text:p>
          </table:table-cell>
          <table:table-cell table:formula="of:=[.J350]/[.H350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4046" calcext:value-type="float">
            <text:p>0.0854046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085" calcext:value-type="float">
            <text:p>0.020208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08400" calcext:value-type="float">
            <text:p>908400</text:p>
          </table:table-cell>
          <table:table-cell table:formula="of:=[.G351]/[.I351]" office:value-type="float" office:value="4.22617215528119" calcext:value-type="float">
            <text:p>4.22617215528119</text:p>
          </table:table-cell>
          <table:table-cell table:formula="of:=[.J351]/[.H351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7923" calcext:value-type="float">
            <text:p>0.0847923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6" calcext:value-type="float">
            <text:p>0.019606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65309" calcext:value-type="float">
            <text:p>865309</text:p>
          </table:table-cell>
          <table:table-cell table:formula="of:=[.G352]/[.I352]" office:value-type="float" office:value="4.32481383250026" calcext:value-type="float">
            <text:p>4.32481383250026</text:p>
          </table:table-cell>
          <table:table-cell table:formula="of:=[.J352]/[.H352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3713" calcext:value-type="float">
            <text:p>0.083713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17" calcext:value-type="float">
            <text:p>0.0189217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39333" calcext:value-type="float">
            <text:p>839333</text:p>
          </table:table-cell>
          <table:table-cell table:formula="of:=[.G353]/[.I353]" office:value-type="float" office:value="4.4241796455921" calcext:value-type="float">
            <text:p>4.4241796455921</text:p>
          </table:table-cell>
          <table:table-cell table:formula="of:=[.J353]/[.H353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5735" calcext:value-type="float">
            <text:p>0.0635735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285" calcext:value-type="float">
            <text:p>0.0188285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981538" calcext:value-type="float">
            <text:p>981538</text:p>
          </table:table-cell>
          <table:table-cell table:formula="of:=[.G354]/[.I354]" office:value-type="float" office:value="3.37645059351515" calcext:value-type="float">
            <text:p>3.37645059351515</text:p>
          </table:table-cell>
          <table:table-cell table:formula="of:=[.J354]/[.H354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0787" calcext:value-type="float">
            <text:p>0.0630787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376" calcext:value-type="float">
            <text:p>0.0184376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910847" calcext:value-type="float">
            <text:p>910847</text:p>
          </table:table-cell>
          <table:table-cell table:formula="of:=[.G355]/[.I355]" office:value-type="float" office:value="3.42119907146266" calcext:value-type="float">
            <text:p>3.42119907146266</text:p>
          </table:table-cell>
          <table:table-cell table:formula="of:=[.J355]/[.H355]" office:value-type="float" office:value="1.29424944424944" calcext:value-type="float">
            <text:p>1.29424944424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23435" calcext:value-type="float">
            <text:p>0.062343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21" calcext:value-type="float">
            <text:p>0.0179821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65236" calcext:value-type="float">
            <text:p>865236</text:p>
          </table:table-cell>
          <table:table-cell table:formula="of:=[.G356]/[.I356]" office:value-type="float" office:value="3.46697549229512" calcext:value-type="float">
            <text:p>3.46697549229512</text:p>
          </table:table-cell>
          <table:table-cell table:formula="of:=[.J356]/[.H356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09341" calcext:value-type="float">
            <text:p>0.0609341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2" calcext:value-type="float">
            <text:p>0.0174522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444" calcext:value-type="float">
            <text:p>0.641444</text:p>
          </table:table-cell>
          <table:table-cell office:value-type="float" office:value="0.000103837" calcext:value-type="float">
            <text:p>0.000103837</text:p>
          </table:table-cell>
          <table:table-cell office:value-type="float" office:value="838755" calcext:value-type="float">
            <text:p>838755</text:p>
          </table:table-cell>
          <table:table-cell table:formula="of:=[.G357]/[.I357]" office:value-type="float" office:value="3.49148531417242" calcext:value-type="float">
            <text:p>3.49148531417242</text:p>
          </table:table-cell>
          <table:table-cell table:formula="of:=[.J357]/[.H357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91" calcext:value-type="float">
            <text:p>0.10391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3778" calcext:value-type="float">
            <text:p>0.0223778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52192" calcext:value-type="float">
            <text:p>952192</text:p>
          </table:table-cell>
          <table:table-cell table:formula="of:=[.G358]/[.I358]" office:value-type="float" office:value="4.64344126768494" calcext:value-type="float">
            <text:p>4.64344126768494</text:p>
          </table:table-cell>
          <table:table-cell table:formula="of:=[.J358]/[.H358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473" calcext:value-type="float">
            <text:p>0.1034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487" calcext:value-type="float">
            <text:p>0.0219487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04149" calcext:value-type="float">
            <text:p>904149</text:p>
          </table:table-cell>
          <table:table-cell table:formula="of:=[.G359]/[.I359]" office:value-type="float" office:value="4.7143110981516" calcext:value-type="float">
            <text:p>4.7143110981516</text:p>
          </table:table-cell>
          <table:table-cell table:formula="of:=[.J359]/[.H359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885" calcext:value-type="float">
            <text:p>0.10288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24" calcext:value-type="float">
            <text:p>0.021292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64586" calcext:value-type="float">
            <text:p>864586</text:p>
          </table:table-cell>
          <table:table-cell table:formula="of:=[.G360]/[.I360]" office:value-type="float" office:value="4.83200578610208" calcext:value-type="float">
            <text:p>4.83200578610208</text:p>
          </table:table-cell>
          <table:table-cell table:formula="of:=[.J360]/[.H360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1914" calcext:value-type="float">
            <text:p>0.10191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894" calcext:value-type="float">
            <text:p>0.0204894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39859" calcext:value-type="float">
            <text:p>839859</text:p>
          </table:table-cell>
          <table:table-cell table:formula="of:=[.G361]/[.I361]" office:value-type="float" office:value="4.97398654914248" calcext:value-type="float">
            <text:p>4.97398654914248</text:p>
          </table:table-cell>
          <table:table-cell table:formula="of:=[.J361]/[.H361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1222" calcext:value-type="float">
            <text:p>0.0871222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473" calcext:value-type="float">
            <text:p>0.0252473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10783200" calcext:value-type="float">
            <text:p>10783200</text:p>
          </table:table-cell>
          <table:table-cell table:formula="of:=[.G362]/[.I362]" office:value-type="float" office:value="3.45075314984176" calcext:value-type="float">
            <text:p>3.45075314984176</text:p>
          </table:table-cell>
          <table:table-cell table:formula="of:=[.J362]/[.H362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279" calcext:value-type="float">
            <text:p>0.0862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48" calcext:value-type="float">
            <text:p>0.0246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6585410" calcext:value-type="float">
            <text:p>6585410</text:p>
          </table:table-cell>
          <table:table-cell table:formula="of:=[.G363]/[.I363]" office:value-type="float" office:value="3.50044628367413" calcext:value-type="float">
            <text:p>3.50044628367413</text:p>
          </table:table-cell>
          <table:table-cell table:formula="of:=[.J363]/[.H363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0086" calcext:value-type="float">
            <text:p>0.085008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54" calcext:value-type="float">
            <text:p>0.0239654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4255" calcext:value-type="float">
            <text:p>0.544255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705860" calcext:value-type="float">
            <text:p>3705860</text:p>
          </table:table-cell>
          <table:table-cell table:formula="of:=[.G364]/[.I364]" office:value-type="float" office:value="3.54713879175812" calcext:value-type="float">
            <text:p>3.54713879175812</text:p>
          </table:table-cell>
          <table:table-cell table:formula="of:=[.J364]/[.H364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28749" calcext:value-type="float">
            <text:p>0.0828749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1" calcext:value-type="float">
            <text:p>0.0232561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28790" calcext:value-type="float">
            <text:p>2228790</text:p>
          </table:table-cell>
          <table:table-cell table:formula="of:=[.G365]/[.I365]" office:value-type="float" office:value="3.56357686800452" calcext:value-type="float">
            <text:p>3.56357686800452</text:p>
          </table:table-cell>
          <table:table-cell table:formula="of:=[.J365]/[.H365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5124" calcext:value-type="float">
            <text:p>0.0665124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59" calcext:value-type="float">
            <text:p>0.02335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1725" calcext:value-type="float">
            <text:p>0.631725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11153100" calcext:value-type="float">
            <text:p>11153100</text:p>
          </table:table-cell>
          <table:table-cell table:formula="of:=[.G366]/[.I366]" office:value-type="float" office:value="2.84777722117324" calcext:value-type="float">
            <text:p>2.84777722117324</text:p>
          </table:table-cell>
          <table:table-cell table:formula="of:=[.J366]/[.H366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53497" calcext:value-type="float">
            <text:p>0.0653497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25" calcext:value-type="float">
            <text:p>0.0228525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4849" calcext:value-type="float">
            <text:p>0.634849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76460" calcext:value-type="float">
            <text:p>6276460</text:p>
          </table:table-cell>
          <table:table-cell table:formula="of:=[.G367]/[.I367]" office:value-type="float" office:value="2.85963023739197" calcext:value-type="float">
            <text:p>2.85963023739197</text:p>
          </table:table-cell>
          <table:table-cell table:formula="of:=[.J367]/[.H367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3891" calcext:value-type="float">
            <text:p>0.063389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6" calcext:value-type="float">
            <text:p>0.0223406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604970" calcext:value-type="float">
            <text:p>3604970</text:p>
          </table:table-cell>
          <table:table-cell table:formula="of:=[.G368]/[.I368]" office:value-type="float" office:value="2.8373946984414" calcext:value-type="float">
            <text:p>2.8373946984414</text:p>
          </table:table-cell>
          <table:table-cell table:formula="of:=[.J368]/[.H368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04238" calcext:value-type="float">
            <text:p>0.060423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23440" calcext:value-type="float">
            <text:p>2223440</text:p>
          </table:table-cell>
          <table:table-cell table:formula="of:=[.G369]/[.I369]" office:value-type="float" office:value="2.77060282728611" calcext:value-type="float">
            <text:p>2.77060282728611</text:p>
          </table:table-cell>
          <table:table-cell table:formula="of:=[.J369]/[.H369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205" calcext:value-type="float">
            <text:p>0.104205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624" calcext:value-type="float">
            <text:p>0.0270624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10586300" calcext:value-type="float">
            <text:p>10586300</text:p>
          </table:table-cell>
          <table:table-cell table:formula="of:=[.G370]/[.I370]" office:value-type="float" office:value="3.8505454061724" calcext:value-type="float">
            <text:p>3.8505454061724</text:p>
          </table:table-cell>
          <table:table-cell table:formula="of:=[.J370]/[.H370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435" calcext:value-type="float">
            <text:p>0.10343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09" calcext:value-type="float">
            <text:p>0.0264209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6118370" calcext:value-type="float">
            <text:p>6118370</text:p>
          </table:table-cell>
          <table:table-cell table:formula="of:=[.G371]/[.I371]" office:value-type="float" office:value="3.9148931338448" calcext:value-type="float">
            <text:p>3.9148931338448</text:p>
          </table:table-cell>
          <table:table-cell table:formula="of:=[.J371]/[.H371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277" calcext:value-type="float">
            <text:p>0.10227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12" calcext:value-type="float">
            <text:p>0.0256612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2537" calcext:value-type="float">
            <text:p>0.492537</text:p>
          </table:table-cell>
          <table:table-cell office:value-type="float" office:value="0.000949367" calcext:value-type="float">
            <text:p>0.000949367</text:p>
          </table:table-cell>
          <table:table-cell office:value-type="float" office:value="3560970" calcext:value-type="float">
            <text:p>3560970</text:p>
          </table:table-cell>
          <table:table-cell table:formula="of:=[.G372]/[.I372]" office:value-type="float" office:value="3.9856670771437" calcext:value-type="float">
            <text:p>3.9856670771437</text:p>
          </table:table-cell>
          <table:table-cell table:formula="of:=[.J372]/[.H372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0802" calcext:value-type="float">
            <text:p>0.10080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18" calcext:value-type="float">
            <text:p>0.0248218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438" calcext:value-type="float">
            <text:p>0.498438</text:p>
          </table:table-cell>
          <table:table-cell office:value-type="float" office:value="0.000914755" calcext:value-type="float">
            <text:p>0.000914755</text:p>
          </table:table-cell>
          <table:table-cell office:value-type="float" office:value="2219610" calcext:value-type="float">
            <text:p>2219610</text:p>
          </table:table-cell>
          <table:table-cell table:formula="of:=[.G373]/[.I373]" office:value-type="float" office:value="4.06102700045927" calcext:value-type="float">
            <text:p>4.06102700045927</text:p>
          </table:table-cell>
          <table:table-cell table:formula="of:=[.J373]/[.H373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8844" calcext:value-type="float">
            <text:p>0.0848844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1802" calcext:value-type="float">
            <text:p>0.0251802</text:p>
          </table:table-cell>
          <table:table-cell office:value-type="float" office:value="0.0305677" calcext:value-type="float">
            <text:p>0.030567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50156" calcext:value-type="float">
            <text:p>0.550156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9664640" calcext:value-type="float">
            <text:p>9664640</text:p>
          </table:table-cell>
          <table:table-cell table:formula="of:=[.G374]/[.I374]" office:value-type="float" office:value="3.37107727500179" calcext:value-type="float">
            <text:p>3.37107727500179</text:p>
          </table:table-cell>
          <table:table-cell table:formula="of:=[.J374]/[.H374]" office:value-type="float" office:value="1.2125179987386" calcext:value-type="float">
            <text:p>1.2125179987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1731" calcext:value-type="float">
            <text:p>0.0841731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22" calcext:value-type="float">
            <text:p>0.024622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50156" calcext:value-type="float">
            <text:p>0.550156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5858060" calcext:value-type="float">
            <text:p>5858060</text:p>
          </table:table-cell>
          <table:table-cell table:formula="of:=[.G375]/[.I375]" office:value-type="float" office:value="3.41861343513931" calcext:value-type="float">
            <text:p>3.41861343513931</text:p>
          </table:table-cell>
          <table:table-cell table:formula="of:=[.J375]/[.H375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0923" calcext:value-type="float">
            <text:p>0.083092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556" calcext:value-type="float">
            <text:p>0.0239556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50503" calcext:value-type="float">
            <text:p>0.550503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3507070" calcext:value-type="float">
            <text:p>3507070</text:p>
          </table:table-cell>
          <table:table-cell table:formula="of:=[.G376]/[.I376]" office:value-type="float" office:value="3.46859606939505" calcext:value-type="float">
            <text:p>3.46859606939505</text:p>
          </table:table-cell>
          <table:table-cell table:formula="of:=[.J376]/[.H376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15005" calcext:value-type="float">
            <text:p>0.081500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27" calcext:value-type="float">
            <text:p>0.0232527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6" calcext:value-type="float">
            <text:p>0.16</text:p>
          </table:table-cell>
          <table:table-cell office:value-type="float" office:value="0.0255319" calcext:value-type="float">
            <text:p>0.0255319</text:p>
          </table:table-cell>
          <table:table-cell office:value-type="float" office:value="0.553974" calcext:value-type="float">
            <text:p>0.553974</text:p>
          </table:table-cell>
          <table:table-cell office:value-type="float" office:value="0.00052413" calcext:value-type="float">
            <text:p>0.00052413</text:p>
          </table:table-cell>
          <table:table-cell office:value-type="float" office:value="2207870" calcext:value-type="float">
            <text:p>2207870</text:p>
          </table:table-cell>
          <table:table-cell table:formula="of:=[.G377]/[.I377]" office:value-type="float" office:value="3.50499081827057" calcext:value-type="float">
            <text:p>3.50499081827057</text:p>
          </table:table-cell>
          <table:table-cell table:formula="of:=[.J377]/[.H377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7632" calcext:value-type="float">
            <text:p>0.0647632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22" calcext:value-type="float">
            <text:p>0.023322</text:p>
          </table:table-cell>
          <table:table-cell office:value-type="float" office:value="0.0280374" calcext:value-type="float">
            <text:p>0.0280374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10107900" calcext:value-type="float">
            <text:p>10107900</text:p>
          </table:table-cell>
          <table:table-cell table:formula="of:=[.G378]/[.I378]" office:value-type="float" office:value="2.77691450132922" calcext:value-type="float">
            <text:p>2.77691450132922</text:p>
          </table:table-cell>
          <table:table-cell table:formula="of:=[.J378]/[.H378]" office:value-type="float" office:value="1.17757197757198" calcext:value-type="float">
            <text:p>1.17757197757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9223" calcext:value-type="float">
            <text:p>0.063922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404" calcext:value-type="float">
            <text:p>0.0228404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6004180" calcext:value-type="float">
            <text:p>6004180</text:p>
          </table:table-cell>
          <table:table-cell table:formula="of:=[.G379]/[.I379]" office:value-type="float" office:value="2.7986506365913" calcext:value-type="float">
            <text:p>2.7986506365913</text:p>
          </table:table-cell>
          <table:table-cell table:formula="of:=[.J379]/[.H379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5813" calcext:value-type="float">
            <text:p>0.06258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364" calcext:value-type="float">
            <text:p>0.0223364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6303" calcext:value-type="float">
            <text:p>0.64630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3547900" calcext:value-type="float">
            <text:p>3547900</text:p>
          </table:table-cell>
          <table:table-cell table:formula="of:=[.G380]/[.I380]" office:value-type="float" office:value="2.80176304149281" calcext:value-type="float">
            <text:p>2.80176304149281</text:p>
          </table:table-cell>
          <table:table-cell table:formula="of:=[.J380]/[.H380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1265" calcext:value-type="float">
            <text:p>0.060126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78" calcext:value-type="float">
            <text:p>0.0218078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8105" calcext:value-type="float">
            <text:p>0.658105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37870" calcext:value-type="float">
            <text:p>2237870</text:p>
          </table:table-cell>
          <table:table-cell table:formula="of:=[.G381]/[.I381]" office:value-type="float" office:value="2.75710984143288" calcext:value-type="float">
            <text:p>2.75710984143288</text:p>
          </table:table-cell>
          <table:table-cell table:formula="of:=[.J381]/[.H381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907" calcext:value-type="float">
            <text:p>0.100907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69483" calcext:value-type="float">
            <text:p>0.0269483</text:p>
          </table:table-cell>
          <table:table-cell office:value-type="float" office:value="0.0340426" calcext:value-type="float">
            <text:p>0.0340426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500868" calcext:value-type="float">
            <text:p>0.500868</text:p>
          </table:table-cell>
          <table:table-cell office:value-type="float" office:value="0.000885087" calcext:value-type="float">
            <text:p>0.000885087</text:p>
          </table:table-cell>
          <table:table-cell office:value-type="float" office:value="9362410" calcext:value-type="float">
            <text:p>9362410</text:p>
          </table:table-cell>
          <table:table-cell table:formula="of:=[.G382]/[.I382]" office:value-type="float" office:value="3.74446625575639" calcext:value-type="float">
            <text:p>3.74446625575639</text:p>
          </table:table-cell>
          <table:table-cell table:formula="of:=[.J382]/[.H382]" office:value-type="float" office:value="1.2255326195739" calcext:value-type="float">
            <text:p>1.22553261957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25" calcext:value-type="float">
            <text:p>0.1002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3738" calcext:value-type="float">
            <text:p>0.026373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500868" calcext:value-type="float">
            <text:p>0.500868</text:p>
          </table:table-cell>
          <table:table-cell office:value-type="float" office:value="0.000885087" calcext:value-type="float">
            <text:p>0.000885087</text:p>
          </table:table-cell>
          <table:table-cell office:value-type="float" office:value="5885800" calcext:value-type="float">
            <text:p>5885800</text:p>
          </table:table-cell>
          <table:table-cell table:formula="of:=[.G383]/[.I383]" office:value-type="float" office:value="3.80112080928801" calcext:value-type="float">
            <text:p>3.80112080928801</text:p>
          </table:table-cell>
          <table:table-cell table:formula="of:=[.J383]/[.H383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9317" calcext:value-type="float">
            <text:p>0.09931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422" calcext:value-type="float">
            <text:p>0.0256422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500868" calcext:value-type="float">
            <text:p>0.500868</text:p>
          </table:table-cell>
          <table:table-cell office:value-type="float" office:value="0.000885087" calcext:value-type="float">
            <text:p>0.000885087</text:p>
          </table:table-cell>
          <table:table-cell office:value-type="float" office:value="3548230" calcext:value-type="float">
            <text:p>3548230</text:p>
          </table:table-cell>
          <table:table-cell table:formula="of:=[.G384]/[.I384]" office:value-type="float" office:value="3.87318560809915" calcext:value-type="float">
            <text:p>3.87318560809915</text:p>
          </table:table-cell>
          <table:table-cell table:formula="of:=[.J384]/[.H384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108" calcext:value-type="float">
            <text:p>0.09810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129" calcext:value-type="float">
            <text:p>0.02481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503645" calcext:value-type="float">
            <text:p>0.503645</text:p>
          </table:table-cell>
          <table:table-cell office:value-type="float" office:value="0.000875198" calcext:value-type="float">
            <text:p>0.000875198</text:p>
          </table:table-cell>
          <table:table-cell office:value-type="float" office:value="2238780" calcext:value-type="float">
            <text:p>2238780</text:p>
          </table:table-cell>
          <table:table-cell table:formula="of:=[.G385]/[.I385]" office:value-type="float" office:value="3.95391107045126" calcext:value-type="float">
            <text:p>3.95391107045126</text:p>
          </table:table-cell>
          <table:table-cell table:formula="of:=[.J385]/[.H385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7624" calcext:value-type="float">
            <text:p>0.0827624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4124" calcext:value-type="float">
            <text:p>0.0204124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2" calcext:value-type="float">
            <text:p>0.1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931242" calcext:value-type="float">
            <text:p>931242</text:p>
          </table:table-cell>
          <table:table-cell table:formula="of:=[.G386]/[.I386]" office:value-type="float" office:value="4.05451588250279" calcext:value-type="float">
            <text:p>4.05451588250279</text:p>
          </table:table-cell>
          <table:table-cell table:formula="of:=[.J386]/[.H386]" office:value-type="float" office:value="1.22575255612041" calcext:value-type="float">
            <text:p>1.22575255612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3865" calcext:value-type="float">
            <text:p>0.0823865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1074" calcext:value-type="float">
            <text:p>0.0201074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902541" calcext:value-type="float">
            <text:p>902541</text:p>
          </table:table-cell>
          <table:table-cell table:formula="of:=[.G387]/[.I387]" office:value-type="float" office:value="4.09732237882571" calcext:value-type="float">
            <text:p>4.09732237882571</text:p>
          </table:table-cell>
          <table:table-cell table:formula="of:=[.J387]/[.H387]" office:value-type="float" office:value="1.23589548318062" calcext:value-type="float">
            <text:p>1.2358954831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18987" calcext:value-type="float">
            <text:p>0.081898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5742" calcext:value-type="float">
            <text:p>0.0195742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869988" calcext:value-type="float">
            <text:p>869988</text:p>
          </table:table-cell>
          <table:table-cell table:formula="of:=[.G388]/[.I388]" office:value-type="float" office:value="4.18401262886861" calcext:value-type="float">
            <text:p>4.18401262886861</text:p>
          </table:table-cell>
          <table:table-cell table:formula="of:=[.J388]/[.H388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10261" calcext:value-type="float">
            <text:p>0.081026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099" calcext:value-type="float">
            <text:p>0.0189099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846543" calcext:value-type="float">
            <text:p>846543</text:p>
          </table:table-cell>
          <table:table-cell table:formula="of:=[.G389]/[.I389]" office:value-type="float" office:value="4.28485079244206" calcext:value-type="float">
            <text:p>4.28485079244206</text:p>
          </table:table-cell>
          <table:table-cell table:formula="of:=[.J389]/[.H389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6777" calcext:value-type="float">
            <text:p>0.0616777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6922" calcext:value-type="float">
            <text:p>0.0186922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5" calcext:value-type="float">
            <text:p>0.15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949795" calcext:value-type="float">
            <text:p>949795</text:p>
          </table:table-cell>
          <table:table-cell table:formula="of:=[.G390]/[.I390]" office:value-type="float" office:value="3.29964905147602" calcext:value-type="float">
            <text:p>3.29964905147602</text:p>
          </table:table-cell>
          <table:table-cell table:formula="of:=[.J390]/[.H390]" office:value-type="float" office:value="1.2668890413887" calcext:value-type="float">
            <text:p>1.26688904138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2535" calcext:value-type="float">
            <text:p>0.0612535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3856" calcext:value-type="float">
            <text:p>0.0183856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906579" calcext:value-type="float">
            <text:p>906579</text:p>
          </table:table-cell>
          <table:table-cell table:formula="of:=[.G391]/[.I391]" office:value-type="float" office:value="3.33160190583935" calcext:value-type="float">
            <text:p>3.33160190583935</text:p>
          </table:table-cell>
          <table:table-cell table:formula="of:=[.J391]/[.H391]" office:value-type="float" office:value="1.29424944424944" calcext:value-type="float">
            <text:p>1.29424944424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7068" calcext:value-type="float">
            <text:p>0.060706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648" calcext:value-type="float">
            <text:p>0.0179648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869676" calcext:value-type="float">
            <text:p>869676</text:p>
          </table:table-cell>
          <table:table-cell table:formula="of:=[.G392]/[.I392]" office:value-type="float" office:value="3.37920822942643" calcext:value-type="float">
            <text:p>3.37920822942643</text:p>
          </table:table-cell>
          <table:table-cell table:formula="of:=[.J392]/[.H392]" office:value-type="float" office:value="1.28804450869792" calcext:value-type="float">
            <text:p>1.28804450869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97218" calcext:value-type="float">
            <text:p>0.059721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472" calcext:value-type="float">
            <text:p>0.0174472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843671" calcext:value-type="float">
            <text:p>843671</text:p>
          </table:table-cell>
          <table:table-cell table:formula="of:=[.G393]/[.I393]" office:value-type="float" office:value="3.42300197166307" calcext:value-type="float">
            <text:p>3.42300197166307</text:p>
          </table:table-cell>
          <table:table-cell table:formula="of:=[.J393]/[.H393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54" calcext:value-type="float">
            <text:p>0.10054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0220235" calcext:value-type="float">
            <text:p>0.022023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912707" calcext:value-type="float">
            <text:p>912707</text:p>
          </table:table-cell>
          <table:table-cell table:formula="of:=[.G394]/[.I394]" office:value-type="float" office:value="4.56512361795355" calcext:value-type="float">
            <text:p>4.56512361795355</text:p>
          </table:table-cell>
          <table:table-cell table:formula="of:=[.J394]/[.H394]" office:value-type="float" office:value="1.31765032659242" calcext:value-type="float">
            <text:p>1.31765032659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255" calcext:value-type="float">
            <text:p>0.10025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7758" calcext:value-type="float">
            <text:p>0.0217758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891567" calcext:value-type="float">
            <text:p>891567</text:p>
          </table:table-cell>
          <table:table-cell table:formula="of:=[.G395]/[.I395]" office:value-type="float" office:value="4.60396403346835" calcext:value-type="float">
            <text:p>4.60396403346835</text:p>
          </table:table-cell>
          <table:table-cell table:formula="of:=[.J395]/[.H395]" office:value-type="float" office:value="1.35916995973755" calcext:value-type="float">
            <text:p>1.35916995973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97435" calcext:value-type="float">
            <text:p>0.099743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344" calcext:value-type="float">
            <text:p>0.0212344</text:p>
          </table:table-cell>
          <table:table-cell office:value-type="float" office:value="0.0287081" calcext:value-type="float">
            <text:p>0.02870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864777" calcext:value-type="float">
            <text:p>864777</text:p>
          </table:table-cell>
          <table:table-cell table:formula="of:=[.G396]/[.I396]" office:value-type="float" office:value="4.6972601062427" calcext:value-type="float">
            <text:p>4.6972601062427</text:p>
          </table:table-cell>
          <table:table-cell table:formula="of:=[.J396]/[.H396]" office:value-type="float" office:value="1.36650577864092" calcext:value-type="float">
            <text:p>1.36650577864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9572" calcext:value-type="float">
            <text:p>0.09895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696" calcext:value-type="float">
            <text:p>0.020469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841933" calcext:value-type="float">
            <text:p>841933</text:p>
          </table:table-cell>
          <table:table-cell table:formula="of:=[.G397]/[.I397]" office:value-type="float" office:value="4.83434947434244" calcext:value-type="float">
            <text:p>4.83434947434244</text:p>
          </table:table-cell>
          <table:table-cell table:formula="of:=[.J397]/[.H397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47135" calcext:value-type="float">
            <text:p>0.0747135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7132" calcext:value-type="float">
            <text:p>0.0147132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40347" calcext:value-type="float">
            <text:p>840347</text:p>
          </table:table-cell>
          <table:table-cell table:formula="of:=[.G398]/[.I398]" office:value-type="float" office:value="5.07799119158307" calcext:value-type="float">
            <text:p>5.07799119158307</text:p>
          </table:table-cell>
          <table:table-cell table:formula="of:=[.J398]/[.H398]" office:value-type="float" office:value="1.2656233863276" calcext:value-type="float">
            <text:p>1.2656233863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47135" calcext:value-type="float">
            <text:p>0.0747135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7126" calcext:value-type="float">
            <text:p>0.014712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41068" calcext:value-type="float">
            <text:p>841068</text:p>
          </table:table-cell>
          <table:table-cell table:formula="of:=[.G399]/[.I399]" office:value-type="float" office:value="5.07819827902614" calcext:value-type="float">
            <text:p>5.07819827902614</text:p>
          </table:table-cell>
          <table:table-cell table:formula="of:=[.J399]/[.H399]" office:value-type="float" office:value="1.2656233863276" calcext:value-type="float">
            <text:p>1.2656233863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46319" calcext:value-type="float">
            <text:p>0.0746319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0146761" calcext:value-type="float">
            <text:p>0.0146761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39039" calcext:value-type="float">
            <text:p>839039</text:p>
          </table:table-cell>
          <table:table-cell table:formula="of:=[.G400]/[.I400]" office:value-type="float" office:value="5.08526788451973" calcext:value-type="float">
            <text:p>5.08526788451973</text:p>
          </table:table-cell>
          <table:table-cell table:formula="of:=[.J400]/[.H400]" office:value-type="float" office:value="1.27083460416997" calcext:value-type="float">
            <text:p>1.27083460416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43817" calcext:value-type="float">
            <text:p>0.0743817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4455" calcext:value-type="float">
            <text:p>0.0144455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33597" calcext:value-type="float">
            <text:p>833597</text:p>
          </table:table-cell>
          <table:table-cell table:formula="of:=[.G401]/[.I401]" office:value-type="float" office:value="5.14912602540584" calcext:value-type="float">
            <text:p>5.14912602540584</text:p>
          </table:table-cell>
          <table:table-cell table:formula="of:=[.J401]/[.H401]" office:value-type="float" office:value="1.5214352761726" calcext:value-type="float">
            <text:p>1.5214352761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2215" calcext:value-type="float">
            <text:p>0.0532215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709" calcext:value-type="float">
            <text:p>0.013270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46757" calcext:value-type="float">
            <text:p>846757</text:p>
          </table:table-cell>
          <table:table-cell table:formula="of:=[.G402]/[.I402]" office:value-type="float" office:value="4.01039115659074" calcext:value-type="float">
            <text:p>4.01039115659074</text:p>
          </table:table-cell>
          <table:table-cell table:formula="of:=[.J402]/[.H402]" office:value-type="float" office:value="1.35057183142723" calcext:value-type="float">
            <text:p>1.35057183142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2156" calcext:value-type="float">
            <text:p>0.0532156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688" calcext:value-type="float">
            <text:p>0.0132688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48467" calcext:value-type="float">
            <text:p>848467</text:p>
          </table:table-cell>
          <table:table-cell table:formula="of:=[.G403]/[.I403]" office:value-type="float" office:value="4.01058121307127" calcext:value-type="float">
            <text:p>4.01058121307127</text:p>
          </table:table-cell>
          <table:table-cell table:formula="of:=[.J403]/[.H403]" office:value-type="float" office:value="1.35057183142723" calcext:value-type="float">
            <text:p>1.35057183142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1069" calcext:value-type="float">
            <text:p>0.0531069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2156" calcext:value-type="float">
            <text:p>0.0132156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5746" calcext:value-type="float">
            <text:p>0.0165746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45352" calcext:value-type="float">
            <text:p>845352</text:p>
          </table:table-cell>
          <table:table-cell table:formula="of:=[.G404]/[.I404]" office:value-type="float" office:value="4.01850086261691" calcext:value-type="float">
            <text:p>4.01850086261691</text:p>
          </table:table-cell>
          <table:table-cell table:formula="of:=[.J404]/[.H404]" office:value-type="float" office:value="1.35631966897159" calcext:value-type="float">
            <text:p>1.356319668971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28247" calcext:value-type="float">
            <text:p>0.0528247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684" calcext:value-type="float">
            <text:p>0.0129684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13" calcext:value-type="float">
            <text:p>0.13</text:p>
          </table:table-cell>
          <table:table-cell office:value-type="float" office:value="0.0149254" calcext:value-type="float">
            <text:p>0.0149254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38371" calcext:value-type="float">
            <text:p>838371</text:p>
          </table:table-cell>
          <table:table-cell table:formula="of:=[.G405]/[.I405]" office:value-type="float" office:value="4.07333981061658" calcext:value-type="float">
            <text:p>4.07333981061658</text:p>
          </table:table-cell>
          <table:table-cell table:formula="of:=[.J405]/[.H405]" office:value-type="float" office:value="1.3561285204284" calcext:value-type="float">
            <text:p>1.3561285204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3071" calcext:value-type="float">
            <text:p>0.0933071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51" calcext:value-type="float">
            <text:p>0.0161451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8078" calcext:value-type="float">
            <text:p>838078</text:p>
          </table:table-cell>
          <table:table-cell table:formula="of:=[.G406]/[.I406]" office:value-type="float" office:value="5.77928287839654" calcext:value-type="float">
            <text:p>5.77928287839654</text:p>
          </table:table-cell>
          <table:table-cell table:formula="of:=[.J406]/[.H406]" office:value-type="float" office:value="1.29955396124891" calcext:value-type="float">
            <text:p>1.29955396124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3071" calcext:value-type="float">
            <text:p>0.0933071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49" calcext:value-type="float">
            <text:p>0.0161449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9645" calcext:value-type="float">
            <text:p>839645</text:p>
          </table:table-cell>
          <table:table-cell table:formula="of:=[.G407]/[.I407]" office:value-type="float" office:value="5.77935447107136" calcext:value-type="float">
            <text:p>5.77935447107136</text:p>
          </table:table-cell>
          <table:table-cell table:formula="of:=[.J407]/[.H407]" office:value-type="float" office:value="1.29955396124891" calcext:value-type="float">
            <text:p>1.29955396124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2721" calcext:value-type="float">
            <text:p>0.0932721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61256" calcext:value-type="float">
            <text:p>0.0161256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8595" calcext:value-type="float">
            <text:p>838595</text:p>
          </table:table-cell>
          <table:table-cell table:formula="of:=[.G408]/[.I408]" office:value-type="float" office:value="5.78410105670487" calcext:value-type="float">
            <text:p>5.78410105670487</text:p>
          </table:table-cell>
          <table:table-cell table:formula="of:=[.J408]/[.H408]" office:value-type="float" office:value="1.30506707114756" calcext:value-type="float">
            <text:p>1.30506707114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0872" calcext:value-type="float">
            <text:p>0.0930872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59298" calcext:value-type="float">
            <text:p>0.0159298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5308" calcext:value-type="float">
            <text:p>835308</text:p>
          </table:table-cell>
          <table:table-cell table:formula="of:=[.G409]/[.I409]" office:value-type="float" office:value="5.84358874562141" calcext:value-type="float">
            <text:p>5.84358874562141</text:p>
          </table:table-cell>
          <table:table-cell table:formula="of:=[.J409]/[.H409]" office:value-type="float" office:value="1.31030568103057" calcext:value-type="float">
            <text:p>1.31030568103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1222" calcext:value-type="float">
            <text:p>0.0871222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473" calcext:value-type="float">
            <text:p>0.0252473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11616800" calcext:value-type="float">
            <text:p>11616800</text:p>
          </table:table-cell>
          <table:table-cell table:formula="of:=[.G410]/[.I410]" office:value-type="float" office:value="3.45075314984176" calcext:value-type="float">
            <text:p>3.45075314984176</text:p>
          </table:table-cell>
          <table:table-cell table:formula="of:=[.J410]/[.H410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279" calcext:value-type="float">
            <text:p>0.0862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48" calcext:value-type="float">
            <text:p>0.0246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6219300" calcext:value-type="float">
            <text:p>6219300</text:p>
          </table:table-cell>
          <table:table-cell table:formula="of:=[.G411]/[.I411]" office:value-type="float" office:value="3.50044628367413" calcext:value-type="float">
            <text:p>3.50044628367413</text:p>
          </table:table-cell>
          <table:table-cell table:formula="of:=[.J411]/[.H411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0086" calcext:value-type="float">
            <text:p>0.085008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54" calcext:value-type="float">
            <text:p>0.0239654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4255" calcext:value-type="float">
            <text:p>0.544255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589490" calcext:value-type="float">
            <text:p>3589490</text:p>
          </table:table-cell>
          <table:table-cell table:formula="of:=[.G412]/[.I412]" office:value-type="float" office:value="3.54713879175812" calcext:value-type="float">
            <text:p>3.54713879175812</text:p>
          </table:table-cell>
          <table:table-cell table:formula="of:=[.J412]/[.H412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8749" calcext:value-type="float">
            <text:p>0.0828749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1" calcext:value-type="float">
            <text:p>0.0232561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24120" calcext:value-type="float">
            <text:p>2224120</text:p>
          </table:table-cell>
          <table:table-cell table:formula="of:=[.G413]/[.I413]" office:value-type="float" office:value="3.56357686800452" calcext:value-type="float">
            <text:p>3.56357686800452</text:p>
          </table:table-cell>
          <table:table-cell table:formula="of:=[.J413]/[.H413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5124" calcext:value-type="float">
            <text:p>0.0665124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59" calcext:value-type="float">
            <text:p>0.02335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1725" calcext:value-type="float">
            <text:p>0.631725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11191800" calcext:value-type="float">
            <text:p>11191800</text:p>
          </table:table-cell>
          <table:table-cell table:formula="of:=[.G414]/[.I414]" office:value-type="float" office:value="2.84777722117324" calcext:value-type="float">
            <text:p>2.84777722117324</text:p>
          </table:table-cell>
          <table:table-cell table:formula="of:=[.J414]/[.H414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53497" calcext:value-type="float">
            <text:p>0.0653497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25" calcext:value-type="float">
            <text:p>0.0228525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4849" calcext:value-type="float">
            <text:p>0.634849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90000" calcext:value-type="float">
            <text:p>6290000</text:p>
          </table:table-cell>
          <table:table-cell table:formula="of:=[.G415]/[.I415]" office:value-type="float" office:value="2.85963023739197" calcext:value-type="float">
            <text:p>2.85963023739197</text:p>
          </table:table-cell>
          <table:table-cell table:formula="of:=[.J415]/[.H415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3891" calcext:value-type="float">
            <text:p>0.063389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6" calcext:value-type="float">
            <text:p>0.0223406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665520" calcext:value-type="float">
            <text:p>3665520</text:p>
          </table:table-cell>
          <table:table-cell table:formula="of:=[.G416]/[.I416]" office:value-type="float" office:value="2.8373946984414" calcext:value-type="float">
            <text:p>2.8373946984414</text:p>
          </table:table-cell>
          <table:table-cell table:formula="of:=[.J416]/[.H416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4238" calcext:value-type="float">
            <text:p>0.060423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96570" calcext:value-type="float">
            <text:p>2296570</text:p>
          </table:table-cell>
          <table:table-cell table:formula="of:=[.G417]/[.I417]" office:value-type="float" office:value="2.77060282728611" calcext:value-type="float">
            <text:p>2.77060282728611</text:p>
          </table:table-cell>
          <table:table-cell table:formula="of:=[.J417]/[.H417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205" calcext:value-type="float">
            <text:p>0.104205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624" calcext:value-type="float">
            <text:p>0.0270624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11118800" calcext:value-type="float">
            <text:p>11118800</text:p>
          </table:table-cell>
          <table:table-cell table:formula="of:=[.G418]/[.I418]" office:value-type="float" office:value="3.8505454061724" calcext:value-type="float">
            <text:p>3.8505454061724</text:p>
          </table:table-cell>
          <table:table-cell table:formula="of:=[.J418]/[.H418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435" calcext:value-type="float">
            <text:p>0.10343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09" calcext:value-type="float">
            <text:p>0.0264209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6418090" calcext:value-type="float">
            <text:p>6418090</text:p>
          </table:table-cell>
          <table:table-cell table:formula="of:=[.G419]/[.I419]" office:value-type="float" office:value="3.9148931338448" calcext:value-type="float">
            <text:p>3.9148931338448</text:p>
          </table:table-cell>
          <table:table-cell table:formula="of:=[.J419]/[.H419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277" calcext:value-type="float">
            <text:p>0.10227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12" calcext:value-type="float">
            <text:p>0.0256612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2537" calcext:value-type="float">
            <text:p>0.492537</text:p>
          </table:table-cell>
          <table:table-cell office:value-type="float" office:value="0.000949367" calcext:value-type="float">
            <text:p>0.000949367</text:p>
          </table:table-cell>
          <table:table-cell office:value-type="float" office:value="3704970" calcext:value-type="float">
            <text:p>3704970</text:p>
          </table:table-cell>
          <table:table-cell table:formula="of:=[.G420]/[.I420]" office:value-type="float" office:value="3.9856670771437" calcext:value-type="float">
            <text:p>3.9856670771437</text:p>
          </table:table-cell>
          <table:table-cell table:formula="of:=[.J420]/[.H420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802" calcext:value-type="float">
            <text:p>0.10080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18" calcext:value-type="float">
            <text:p>0.0248218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438" calcext:value-type="float">
            <text:p>0.498438</text:p>
          </table:table-cell>
          <table:table-cell office:value-type="float" office:value="0.000914755" calcext:value-type="float">
            <text:p>0.000914755</text:p>
          </table:table-cell>
          <table:table-cell office:value-type="float" office:value="2287890" calcext:value-type="float">
            <text:p>2287890</text:p>
          </table:table-cell>
          <table:table-cell table:formula="of:=[.G421]/[.I421]" office:value-type="float" office:value="4.06102700045927" calcext:value-type="float">
            <text:p>4.06102700045927</text:p>
          </table:table-cell>
          <table:table-cell table:formula="of:=[.J421]/[.H421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8647" calcext:value-type="float">
            <text:p>0.085864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529" calcext:value-type="float">
            <text:p>0.020652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88902" calcext:value-type="float">
            <text:p>988902</text:p>
          </table:table-cell>
          <table:table-cell table:formula="of:=[.G422]/[.I422]" office:value-type="float" office:value="4.15751298849072" calcext:value-type="float">
            <text:p>4.15751298849072</text:p>
          </table:table-cell>
          <table:table-cell table:formula="of:=[.J422]/[.H422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4046" calcext:value-type="float">
            <text:p>0.0854046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085" calcext:value-type="float">
            <text:p>0.020208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34299" calcext:value-type="float">
            <text:p>934299</text:p>
          </table:table-cell>
          <table:table-cell table:formula="of:=[.G423]/[.I423]" office:value-type="float" office:value="4.22617215528119" calcext:value-type="float">
            <text:p>4.22617215528119</text:p>
          </table:table-cell>
          <table:table-cell table:formula="of:=[.J423]/[.H423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7923" calcext:value-type="float">
            <text:p>0.0847923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6" calcext:value-type="float">
            <text:p>0.019606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88703" calcext:value-type="float">
            <text:p>888703</text:p>
          </table:table-cell>
          <table:table-cell table:formula="of:=[.G424]/[.I424]" office:value-type="float" office:value="4.32481383250026" calcext:value-type="float">
            <text:p>4.32481383250026</text:p>
          </table:table-cell>
          <table:table-cell table:formula="of:=[.J424]/[.H424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713" calcext:value-type="float">
            <text:p>0.083713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17" calcext:value-type="float">
            <text:p>0.0189217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61409" calcext:value-type="float">
            <text:p>861409</text:p>
          </table:table-cell>
          <table:table-cell table:formula="of:=[.G425]/[.I425]" office:value-type="float" office:value="4.4241796455921" calcext:value-type="float">
            <text:p>4.4241796455921</text:p>
          </table:table-cell>
          <table:table-cell table:formula="of:=[.J425]/[.H425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5735" calcext:value-type="float">
            <text:p>0.0635735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285" calcext:value-type="float">
            <text:p>0.0188285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1009160" calcext:value-type="float">
            <text:p>1009160</text:p>
          </table:table-cell>
          <table:table-cell table:formula="of:=[.G426]/[.I426]" office:value-type="float" office:value="3.37645059351515" calcext:value-type="float">
            <text:p>3.37645059351515</text:p>
          </table:table-cell>
          <table:table-cell table:formula="of:=[.J426]/[.H426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0787" calcext:value-type="float">
            <text:p>0.0630787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376" calcext:value-type="float">
            <text:p>0.0184376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929341" calcext:value-type="float">
            <text:p>929341</text:p>
          </table:table-cell>
          <table:table-cell table:formula="of:=[.G427]/[.I427]" office:value-type="float" office:value="3.42119907146266" calcext:value-type="float">
            <text:p>3.42119907146266</text:p>
          </table:table-cell>
          <table:table-cell table:formula="of:=[.J427]/[.H427]" office:value-type="float" office:value="1.29424944424944" calcext:value-type="float">
            <text:p>1.29424944424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3435" calcext:value-type="float">
            <text:p>0.062343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21" calcext:value-type="float">
            <text:p>0.0179821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78633" calcext:value-type="float">
            <text:p>878633</text:p>
          </table:table-cell>
          <table:table-cell table:formula="of:=[.G428]/[.I428]" office:value-type="float" office:value="3.46697549229512" calcext:value-type="float">
            <text:p>3.46697549229512</text:p>
          </table:table-cell>
          <table:table-cell table:formula="of:=[.J428]/[.H428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9341" calcext:value-type="float">
            <text:p>0.0609341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2" calcext:value-type="float">
            <text:p>0.0174522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444" calcext:value-type="float">
            <text:p>0.641444</text:p>
          </table:table-cell>
          <table:table-cell office:value-type="float" office:value="0.000103837" calcext:value-type="float">
            <text:p>0.000103837</text:p>
          </table:table-cell>
          <table:table-cell office:value-type="float" office:value="849625" calcext:value-type="float">
            <text:p>849625</text:p>
          </table:table-cell>
          <table:table-cell table:formula="of:=[.G429]/[.I429]" office:value-type="float" office:value="3.49148531417242" calcext:value-type="float">
            <text:p>3.49148531417242</text:p>
          </table:table-cell>
          <table:table-cell table:formula="of:=[.J429]/[.H429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91" calcext:value-type="float">
            <text:p>0.10391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3778" calcext:value-type="float">
            <text:p>0.0223778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64905" calcext:value-type="float">
            <text:p>964905</text:p>
          </table:table-cell>
          <table:table-cell table:formula="of:=[.G430]/[.I430]" office:value-type="float" office:value="4.64344126768494" calcext:value-type="float">
            <text:p>4.64344126768494</text:p>
          </table:table-cell>
          <table:table-cell table:formula="of:=[.J430]/[.H430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473" calcext:value-type="float">
            <text:p>0.1034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487" calcext:value-type="float">
            <text:p>0.0219487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14160" calcext:value-type="float">
            <text:p>914160</text:p>
          </table:table-cell>
          <table:table-cell table:formula="of:=[.G431]/[.I431]" office:value-type="float" office:value="4.7143110981516" calcext:value-type="float">
            <text:p>4.7143110981516</text:p>
          </table:table-cell>
          <table:table-cell table:formula="of:=[.J431]/[.H431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885" calcext:value-type="float">
            <text:p>0.10288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24" calcext:value-type="float">
            <text:p>0.021292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71270" calcext:value-type="float">
            <text:p>871270</text:p>
          </table:table-cell>
          <table:table-cell table:formula="of:=[.G432]/[.I432]" office:value-type="float" office:value="4.83200578610208" calcext:value-type="float">
            <text:p>4.83200578610208</text:p>
          </table:table-cell>
          <table:table-cell table:formula="of:=[.J432]/[.H432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914" calcext:value-type="float">
            <text:p>0.10191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894" calcext:value-type="float">
            <text:p>0.0204894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46294" calcext:value-type="float">
            <text:p>846294</text:p>
          </table:table-cell>
          <table:table-cell table:formula="of:=[.G433]/[.I433]" office:value-type="float" office:value="4.97398654914248" calcext:value-type="float">
            <text:p>4.97398654914248</text:p>
          </table:table-cell>
          <table:table-cell table:formula="of:=[.J433]/[.H433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9412" calcext:value-type="float">
            <text:p>0.0779412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09" calcext:value-type="float">
            <text:p>0.015020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71173" calcext:value-type="float">
            <text:p>871173</text:p>
          </table:table-cell>
          <table:table-cell table:formula="of:=[.G434]/[.I434]" office:value-type="float" office:value="5.18885020205181" calcext:value-type="float">
            <text:p>5.18885020205181</text:p>
          </table:table-cell>
          <table:table-cell table:formula="of:=[.J434]/[.H434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9125" calcext:value-type="float">
            <text:p>0.077912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006" calcext:value-type="float">
            <text:p>0.015000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68717" calcext:value-type="float">
            <text:p>868717</text:p>
          </table:table-cell>
          <table:table-cell table:formula="of:=[.G435]/[.I435]" office:value-type="float" office:value="5.19395890831033" calcext:value-type="float">
            <text:p>5.19395890831033</text:p>
          </table:table-cell>
          <table:table-cell table:formula="of:=[.J435]/[.H435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7174" calcext:value-type="float">
            <text:p>0.0777174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558" calcext:value-type="float">
            <text:p>0.014855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57588" calcext:value-type="float">
            <text:p>857588</text:p>
          </table:table-cell>
          <table:table-cell table:formula="of:=[.G436]/[.I436]" office:value-type="float" office:value="5.23145168890265" calcext:value-type="float">
            <text:p>5.23145168890265</text:p>
          </table:table-cell>
          <table:table-cell table:formula="of:=[.J436]/[.H436]" office:value-type="float" office:value="1.27626071478473" calcext:value-type="float">
            <text:p>1.27626071478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3689" calcext:value-type="float">
            <text:p>0.0773689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04" calcext:value-type="float">
            <text:p>0.01450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42412" calcext:value-type="float">
            <text:p>842412</text:p>
          </table:table-cell>
          <table:table-cell table:formula="of:=[.G437]/[.I437]" office:value-type="float" office:value="5.33563901685471" calcext:value-type="float">
            <text:p>5.33563901685471</text:p>
          </table:table-cell>
          <table:table-cell table:formula="of:=[.J437]/[.H437]" office:value-type="float" office:value="1.5214352761726" calcext:value-type="float">
            <text:p>1.5214352761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4319" calcext:value-type="float">
            <text:p>0.0554319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477" calcext:value-type="float">
            <text:p>0.01347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81091" calcext:value-type="float">
            <text:p>881091</text:p>
          </table:table-cell>
          <table:table-cell table:formula="of:=[.G438]/[.I438]" office:value-type="float" office:value="4.11307412628923" calcext:value-type="float">
            <text:p>4.11307412628923</text:p>
          </table:table-cell>
          <table:table-cell table:formula="of:=[.J438]/[.H438]" office:value-type="float" office:value="1.35652275652276" calcext:value-type="float">
            <text:p>1.35652275652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3703" calcext:value-type="float">
            <text:p>0.0553703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473" calcext:value-type="float">
            <text:p>0.013447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77050" calcext:value-type="float">
            <text:p>877050</text:p>
          </table:table-cell>
          <table:table-cell table:formula="of:=[.G439]/[.I439]" office:value-type="float" office:value="4.1175775062652" calcext:value-type="float">
            <text:p>4.1175775062652</text:p>
          </table:table-cell>
          <table:table-cell table:formula="of:=[.J439]/[.H439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1813" calcext:value-type="float">
            <text:p>0.0551813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41" calcext:value-type="float">
            <text:p>0.0133041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60569" calcext:value-type="float">
            <text:p>860569</text:p>
          </table:table-cell>
          <table:table-cell table:formula="of:=[.G440]/[.I440]" office:value-type="float" office:value="4.1476913132042" calcext:value-type="float">
            <text:p>4.1476913132042</text:p>
          </table:table-cell>
          <table:table-cell table:formula="of:=[.J440]/[.H440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47653" calcext:value-type="float">
            <text:p>0.0547653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898" calcext:value-type="float">
            <text:p>0.0129898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42210" calcext:value-type="float">
            <text:p>842210</text:p>
          </table:table-cell>
          <table:table-cell table:formula="of:=[.G441]/[.I441]" office:value-type="float" office:value="4.21602334139094" calcext:value-type="float">
            <text:p>4.21602334139094</text:p>
          </table:table-cell>
          <table:table-cell table:formula="of:=[.J441]/[.H441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333" calcext:value-type="float">
            <text:p>0.09733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65512" calcext:value-type="float">
            <text:p>0.016551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63113" calcext:value-type="float">
            <text:p>863113</text:p>
          </table:table-cell>
          <table:table-cell table:formula="of:=[.G442]/[.I442]" office:value-type="float" office:value="5.88072163951859" calcext:value-type="float">
            <text:p>5.88072163951859</text:p>
          </table:table-cell>
          <table:table-cell table:formula="of:=[.J442]/[.H442]" office:value-type="float" office:value="1.36682461682462" calcext:value-type="float">
            <text:p>1.36682461682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3237" calcext:value-type="float">
            <text:p>0.097323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406" calcext:value-type="float">
            <text:p>0.0165406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63495" calcext:value-type="float">
            <text:p>863495</text:p>
          </table:table-cell>
          <table:table-cell table:formula="of:=[.G443]/[.I443]" office:value-type="float" office:value="5.88392803163126" calcext:value-type="float">
            <text:p>5.88392803163126</text:p>
          </table:table-cell>
          <table:table-cell table:formula="of:=[.J443]/[.H443]" office:value-type="float" office:value="1.37266248758908" calcext:value-type="float">
            <text:p>1.37266248758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1862" calcext:value-type="float">
            <text:p>0.0971862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219" calcext:value-type="float">
            <text:p>0.0164219</text:p>
          </table:table-cell>
          <table:table-cell office:value-type="float" office:value="0.0230415" calcext:value-type="float">
            <text:p>0.023041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57557" calcext:value-type="float">
            <text:p>857557</text:p>
          </table:table-cell>
          <table:table-cell table:formula="of:=[.G444]/[.I444]" office:value-type="float" office:value="5.918084996255" calcext:value-type="float">
            <text:p>5.918084996255</text:p>
          </table:table-cell>
          <table:table-cell table:formula="of:=[.J444]/[.H444]" office:value-type="float" office:value="1.35944469355486" calcext:value-type="float">
            <text:p>1.35944469355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68778" calcext:value-type="float">
            <text:p>0.096877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15" calcext:value-type="float">
            <text:p>0.0160415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43463" calcext:value-type="float">
            <text:p>843463</text:p>
          </table:table-cell>
          <table:table-cell table:formula="of:=[.G445]/[.I445]" office:value-type="float" office:value="6.03919832933329" calcext:value-type="float">
            <text:p>6.03919832933329</text:p>
          </table:table-cell>
          <table:table-cell table:formula="of:=[.J445]/[.H445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table:number-columns-repeated="10"/>
          <table:table-cell table:formula="of:=AVERAGE([.K230:.K445])" office:value-type="float" office:value="0.139768518518519" calcext:value-type="float">
            <text:p>0.139768518518519</text:p>
          </table:table-cell>
          <table:table-cell table:number-columns-repeated="4"/>
          <table:table-cell table:style-name="Default" table:formula="of:=AVERAGE([.P230:.P445])" office:value-type="float" office:value="4.22877764315392" calcext:value-type="float">
            <text:p>4.22877764315392</text:p>
          </table:table-cell>
          <table:table-cell table:style-name="Default" table:formula="of:=AVERAGE([.Q230:.Q445])" office:value-type="float" office:value="1.29875954854297" calcext:value-type="float">
            <text:p>1.2987595485429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(eer)</text:p>
          </table:table-cell>
          <table:table-cell table:style-name="ce2" office:value-type="string" calcext:value-type="string">
            <text:p>far(eer)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Nota: descriptors = result scoring max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85813" calcext:value-type="float">
            <text:p>0.06858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63566" calcext:value-type="float">
            <text:p>0.0163566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4" calcext:value-type="float">
            <text:p>0.1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38841" calcext:value-type="float">
            <text:p>0.138841</text:p>
          </table:table-cell>
          <table:table-cell office:value-type="float" office:value="0.135685" calcext:value-type="float">
            <text:p>0.135685</text:p>
          </table:table-cell>
          <table:table-cell office:value-type="float" office:value="958426" calcext:value-type="float">
            <text:p>958426</text:p>
          </table:table-cell>
          <table:table-cell table:formula="of:=[.G448]/[.I448]" office:value-type="float" office:value="4.19288238386951" calcext:value-type="float">
            <text:p>4.19288238386951</text:p>
          </table:table-cell>
          <table:table-cell table:formula="of:=[.J448]/[.H448]" office:value-type="float" office:value="1.49380328362705" calcext:value-type="float">
            <text:p>1.49380328362705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85813" calcext:value-type="float">
            <text:p>0.06858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63566" calcext:value-type="float">
            <text:p>0.0163566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4" calcext:value-type="float">
            <text:p>0.1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38841" calcext:value-type="float">
            <text:p>0.138841</text:p>
          </table:table-cell>
          <table:table-cell office:value-type="float" office:value="0.135685" calcext:value-type="float">
            <text:p>0.135685</text:p>
          </table:table-cell>
          <table:table-cell office:value-type="float" office:value="923498" calcext:value-type="float">
            <text:p>923498</text:p>
          </table:table-cell>
          <table:table-cell table:formula="of:=[.G449]/[.I449]" office:value-type="float" office:value="4.19288238386951" calcext:value-type="float">
            <text:p>4.19288238386951</text:p>
          </table:table-cell>
          <table:table-cell table:formula="of:=[.J449]/[.H449]" office:value-type="float" office:value="1.49380328362705" calcext:value-type="float">
            <text:p>1.49380328362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85813" calcext:value-type="float">
            <text:p>0.06858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63566" calcext:value-type="float">
            <text:p>0.0163566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4" calcext:value-type="float">
            <text:p>0.1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38841" calcext:value-type="float">
            <text:p>0.138841</text:p>
          </table:table-cell>
          <table:table-cell office:value-type="float" office:value="0.135685" calcext:value-type="float">
            <text:p>0.135685</text:p>
          </table:table-cell>
          <table:table-cell office:value-type="float" office:value="969386" calcext:value-type="float">
            <text:p>969386</text:p>
          </table:table-cell>
          <table:table-cell table:formula="of:=[.G450]/[.I450]" office:value-type="float" office:value="4.19288238386951" calcext:value-type="float">
            <text:p>4.19288238386951</text:p>
          </table:table-cell>
          <table:table-cell table:formula="of:=[.J450]/[.H450]" office:value-type="float" office:value="1.49380328362705" calcext:value-type="float">
            <text:p>1.49380328362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42091" calcext:value-type="float">
            <text:p>0.084209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3102" calcext:value-type="float">
            <text:p>0.0183102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28428" calcext:value-type="float">
            <text:p>0.128428</text:p>
          </table:table-cell>
          <table:table-cell office:value-type="float" office:value="0.133974" calcext:value-type="float">
            <text:p>0.133974</text:p>
          </table:table-cell>
          <table:table-cell office:value-type="float" office:value="919226" calcext:value-type="float">
            <text:p>919226</text:p>
          </table:table-cell>
          <table:table-cell table:formula="of:=[.G451]/[.I451]" office:value-type="float" office:value="4.59902677196317" calcext:value-type="float">
            <text:p>4.59902677196317</text:p>
          </table:table-cell>
          <table:table-cell table:formula="of:=[.J451]/[.H451]" office:value-type="float" office:value="1.58372632809529" calcext:value-type="float">
            <text:p>1.58372632809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2091" calcext:value-type="float">
            <text:p>0.084209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3102" calcext:value-type="float">
            <text:p>0.0183102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28428" calcext:value-type="float">
            <text:p>0.128428</text:p>
          </table:table-cell>
          <table:table-cell office:value-type="float" office:value="0.133974" calcext:value-type="float">
            <text:p>0.133974</text:p>
          </table:table-cell>
          <table:table-cell office:value-type="float" office:value="933068" calcext:value-type="float">
            <text:p>933068</text:p>
          </table:table-cell>
          <table:table-cell table:formula="of:=[.G452]/[.I452]" office:value-type="float" office:value="4.59902677196317" calcext:value-type="float">
            <text:p>4.59902677196317</text:p>
          </table:table-cell>
          <table:table-cell table:formula="of:=[.J452]/[.H452]" office:value-type="float" office:value="1.58372632809529" calcext:value-type="float">
            <text:p>1.58372632809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2091" calcext:value-type="float">
            <text:p>0.084209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3102" calcext:value-type="float">
            <text:p>0.0183102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28428" calcext:value-type="float">
            <text:p>0.128428</text:p>
          </table:table-cell>
          <table:table-cell office:value-type="float" office:value="0.133974" calcext:value-type="float">
            <text:p>0.133974</text:p>
          </table:table-cell>
          <table:table-cell office:value-type="float" office:value="935544" calcext:value-type="float">
            <text:p>935544</text:p>
          </table:table-cell>
          <table:table-cell table:formula="of:=[.G453]/[.I453]" office:value-type="float" office:value="4.59902677196317" calcext:value-type="float">
            <text:p>4.59902677196317</text:p>
          </table:table-cell>
          <table:table-cell table:formula="of:=[.J453]/[.H453]" office:value-type="float" office:value="1.58372632809529" calcext:value-type="float">
            <text:p>1.58372632809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5734" calcext:value-type="float">
            <text:p>0.07573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2948" calcext:value-type="float">
            <text:p>0.02229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4283" calcext:value-type="float">
            <text:p>0.14283</text:p>
          </table:table-cell>
          <table:table-cell office:value-type="float" office:value="1019370" calcext:value-type="float">
            <text:p>1019370</text:p>
          </table:table-cell>
          <table:table-cell table:formula="of:=[.G454]/[.I454]" office:value-type="float" office:value="3.39693560830328" calcext:value-type="float">
            <text:p>3.39693560830328</text:p>
          </table:table-cell>
          <table:table-cell table:formula="of:=[.J454]/[.H454]" office:value-type="float" office:value="1.39399212127118" calcext:value-type="float">
            <text:p>1.39399212127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734" calcext:value-type="float">
            <text:p>0.07573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2948" calcext:value-type="float">
            <text:p>0.02229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4283" calcext:value-type="float">
            <text:p>0.14283</text:p>
          </table:table-cell>
          <table:table-cell office:value-type="float" office:value="1064530" calcext:value-type="float">
            <text:p>1064530</text:p>
          </table:table-cell>
          <table:table-cell table:formula="of:=[.G455]/[.I455]" office:value-type="float" office:value="3.39693560830328" calcext:value-type="float">
            <text:p>3.39693560830328</text:p>
          </table:table-cell>
          <table:table-cell table:formula="of:=[.J455]/[.H455]" office:value-type="float" office:value="1.39399212127118" calcext:value-type="float">
            <text:p>1.39399212127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734" calcext:value-type="float">
            <text:p>0.07573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2948" calcext:value-type="float">
            <text:p>0.02229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4283" calcext:value-type="float">
            <text:p>0.14283</text:p>
          </table:table-cell>
          <table:table-cell office:value-type="float" office:value="1033280" calcext:value-type="float">
            <text:p>1033280</text:p>
          </table:table-cell>
          <table:table-cell table:formula="of:=[.G456]/[.I456]" office:value-type="float" office:value="3.39693560830328" calcext:value-type="float">
            <text:p>3.39693560830328</text:p>
          </table:table-cell>
          <table:table-cell table:formula="of:=[.J456]/[.H456]" office:value-type="float" office:value="1.39399212127118" calcext:value-type="float">
            <text:p>1.39399212127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04686" calcext:value-type="float">
            <text:p>0.0904686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5055" calcext:value-type="float">
            <text:p>0.0245055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9145" calcext:value-type="float">
            <text:p>0.0299145</text:p>
          </table:table-cell>
          <table:table-cell office:value-type="float" office:value="0.129816" calcext:value-type="float">
            <text:p>0.129816</text:p>
          </table:table-cell>
          <table:table-cell office:value-type="float" office:value="0.148072" calcext:value-type="float">
            <text:p>0.148072</text:p>
          </table:table-cell>
          <table:table-cell office:value-type="float" office:value="1006840" calcext:value-type="float">
            <text:p>1006840</text:p>
          </table:table-cell>
          <table:table-cell table:formula="of:=[.G457]/[.I457]" office:value-type="float" office:value="3.6917671543123" calcext:value-type="float">
            <text:p>3.6917671543123</text:p>
          </table:table-cell>
          <table:table-cell table:formula="of:=[.J457]/[.H457]" office:value-type="float" office:value="1.37321610038439" calcext:value-type="float">
            <text:p>1.37321610038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04686" calcext:value-type="float">
            <text:p>0.0904686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5055" calcext:value-type="float">
            <text:p>0.0245055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9145" calcext:value-type="float">
            <text:p>0.0299145</text:p>
          </table:table-cell>
          <table:table-cell office:value-type="float" office:value="0.129816" calcext:value-type="float">
            <text:p>0.129816</text:p>
          </table:table-cell>
          <table:table-cell office:value-type="float" office:value="0.148072" calcext:value-type="float">
            <text:p>0.148072</text:p>
          </table:table-cell>
          <table:table-cell office:value-type="float" office:value="1029460" calcext:value-type="float">
            <text:p>1029460</text:p>
          </table:table-cell>
          <table:table-cell table:formula="of:=[.G458]/[.I458]" office:value-type="float" office:value="3.6917671543123" calcext:value-type="float">
            <text:p>3.6917671543123</text:p>
          </table:table-cell>
          <table:table-cell table:formula="of:=[.J458]/[.H458]" office:value-type="float" office:value="1.37321610038439" calcext:value-type="float">
            <text:p>1.37321610038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04686" calcext:value-type="float">
            <text:p>0.0904686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5055" calcext:value-type="float">
            <text:p>0.0245055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9145" calcext:value-type="float">
            <text:p>0.0299145</text:p>
          </table:table-cell>
          <table:table-cell office:value-type="float" office:value="0.129816" calcext:value-type="float">
            <text:p>0.129816</text:p>
          </table:table-cell>
          <table:table-cell office:value-type="float" office:value="0.148072" calcext:value-type="float">
            <text:p>0.148072</text:p>
          </table:table-cell>
          <table:table-cell office:value-type="float" office:value="1022410" calcext:value-type="float">
            <text:p>1022410</text:p>
          </table:table-cell>
          <table:table-cell table:formula="of:=[.G459]/[.I459]" office:value-type="float" office:value="3.6917671543123" calcext:value-type="float">
            <text:p>3.6917671543123</text:p>
          </table:table-cell>
          <table:table-cell table:formula="of:=[.J459]/[.H459]" office:value-type="float" office:value="1.37321610038439" calcext:value-type="float">
            <text:p>1.3732161003843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(eer)</text:p>
          </table:table-cell>
          <table:table-cell table:style-name="ce2" office:value-type="string" calcext:value-type="string">
            <text:p>far(eer)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Nota: descriptors = grayscale, scoring max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0786" calcext:value-type="float">
            <text:p>0.0550786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696" calcext:value-type="float">
            <text:p>0.0134696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129122" calcext:value-type="float">
            <text:p>0.129122</text:p>
          </table:table-cell>
          <table:table-cell office:value-type="float" office:value="0.141916" calcext:value-type="float">
            <text:p>0.141916</text:p>
          </table:table-cell>
          <table:table-cell office:value-type="float" office:value="1013880" calcext:value-type="float">
            <text:p>1013880</text:p>
          </table:table-cell>
          <table:table-cell table:formula="of:=[.G461]/[.I461]" office:value-type="float" office:value="4.08910435350716" calcext:value-type="float">
            <text:p>4.08910435350716</text:p>
          </table:table-cell>
          <table:table-cell table:formula="of:=[.J461]/[.H461]" office:value-type="float" office:value="1.35662304376529" calcext:value-type="float">
            <text:p>1.35662304376529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0786" calcext:value-type="float">
            <text:p>0.0550786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696" calcext:value-type="float">
            <text:p>0.0134696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129122" calcext:value-type="float">
            <text:p>0.129122</text:p>
          </table:table-cell>
          <table:table-cell office:value-type="float" office:value="0.141916" calcext:value-type="float">
            <text:p>0.141916</text:p>
          </table:table-cell>
          <table:table-cell office:value-type="float" office:value="979422" calcext:value-type="float">
            <text:p>979422</text:p>
          </table:table-cell>
          <table:table-cell table:formula="of:=[.G462]/[.I462]" office:value-type="float" office:value="4.08910435350716" calcext:value-type="float">
            <text:p>4.08910435350716</text:p>
          </table:table-cell>
          <table:table-cell table:formula="of:=[.J462]/[.H462]" office:value-type="float" office:value="1.35662304376529" calcext:value-type="float">
            <text:p>1.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0786" calcext:value-type="float">
            <text:p>0.0550786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696" calcext:value-type="float">
            <text:p>0.0134696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129122" calcext:value-type="float">
            <text:p>0.129122</text:p>
          </table:table-cell>
          <table:table-cell office:value-type="float" office:value="0.141916" calcext:value-type="float">
            <text:p>0.141916</text:p>
          </table:table-cell>
          <table:table-cell office:value-type="float" office:value="1021350" calcext:value-type="float">
            <text:p>1021350</text:p>
          </table:table-cell>
          <table:table-cell table:formula="of:=[.G463]/[.I463]" office:value-type="float" office:value="4.08910435350716" calcext:value-type="float">
            <text:p>4.08910435350716</text:p>
          </table:table-cell>
          <table:table-cell table:formula="of:=[.J463]/[.H463]" office:value-type="float" office:value="1.35662304376529" calcext:value-type="float">
            <text:p>1.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73618" calcext:value-type="float">
            <text:p>0.077361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93" calcext:value-type="float">
            <text:p>0.015029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80995" calcext:value-type="float">
            <text:p>0.0180995</text:p>
          </table:table-cell>
          <table:table-cell office:value-type="float" office:value="0.119403" calcext:value-type="float">
            <text:p>0.119403</text:p>
          </table:table-cell>
          <table:table-cell office:value-type="float" office:value="0.107269" calcext:value-type="float">
            <text:p>0.107269</text:p>
          </table:table-cell>
          <table:table-cell office:value-type="float" office:value="955889" calcext:value-type="float">
            <text:p>955889</text:p>
          </table:table-cell>
          <table:table-cell table:formula="of:=[.G464]/[.I464]" office:value-type="float" office:value="5.14739874777934" calcext:value-type="float">
            <text:p>5.14739874777934</text:p>
          </table:table-cell>
          <table:table-cell table:formula="of:=[.J464]/[.H464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3618" calcext:value-type="float">
            <text:p>0.077361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93" calcext:value-type="float">
            <text:p>0.015029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80995" calcext:value-type="float">
            <text:p>0.0180995</text:p>
          </table:table-cell>
          <table:table-cell office:value-type="float" office:value="0.119403" calcext:value-type="float">
            <text:p>0.119403</text:p>
          </table:table-cell>
          <table:table-cell office:value-type="float" office:value="0.107269" calcext:value-type="float">
            <text:p>0.107269</text:p>
          </table:table-cell>
          <table:table-cell office:value-type="float" office:value="1010080" calcext:value-type="float">
            <text:p>1010080</text:p>
          </table:table-cell>
          <table:table-cell table:formula="of:=[.G465]/[.I465]" office:value-type="float" office:value="5.14739874777934" calcext:value-type="float">
            <text:p>5.14739874777934</text:p>
          </table:table-cell>
          <table:table-cell table:formula="of:=[.J465]/[.H465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3618" calcext:value-type="float">
            <text:p>0.077361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93" calcext:value-type="float">
            <text:p>0.015029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80995" calcext:value-type="float">
            <text:p>0.0180995</text:p>
          </table:table-cell>
          <table:table-cell office:value-type="float" office:value="0.119403" calcext:value-type="float">
            <text:p>0.119403</text:p>
          </table:table-cell>
          <table:table-cell office:value-type="float" office:value="0.107269" calcext:value-type="float">
            <text:p>0.107269</text:p>
          </table:table-cell>
          <table:table-cell office:value-type="float" office:value="1030850" calcext:value-type="float">
            <text:p>1030850</text:p>
          </table:table-cell>
          <table:table-cell table:formula="of:=[.G466]/[.I466]" office:value-type="float" office:value="5.14739874777934" calcext:value-type="float">
            <text:p>5.14739874777934</text:p>
          </table:table-cell>
          <table:table-cell table:formula="of:=[.J466]/[.H466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68467" calcext:value-type="float">
            <text:p>0.096846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729" calcext:value-type="float">
            <text:p>0.016572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279" calcext:value-type="float">
            <text:p>0.116279</text:p>
          </table:table-cell>
          <table:table-cell office:value-type="float" office:value="0.114033" calcext:value-type="float">
            <text:p>0.114033</text:p>
          </table:table-cell>
          <table:table-cell office:value-type="float" office:value="1038920" calcext:value-type="float">
            <text:p>1038920</text:p>
          </table:table-cell>
          <table:table-cell table:formula="of:=[.G467]/[.I467]" office:value-type="float" office:value="5.84367853544039" calcext:value-type="float">
            <text:p>5.84367853544039</text:p>
          </table:table-cell>
          <table:table-cell table:formula="of:=[.J467]/[.H467]" office:value-type="float" office:value="1.43877377168606" calcext:value-type="float">
            <text:p>1.43877377168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68467" calcext:value-type="float">
            <text:p>0.096846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729" calcext:value-type="float">
            <text:p>0.016572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279" calcext:value-type="float">
            <text:p>0.116279</text:p>
          </table:table-cell>
          <table:table-cell office:value-type="float" office:value="0.114033" calcext:value-type="float">
            <text:p>0.114033</text:p>
          </table:table-cell>
          <table:table-cell office:value-type="float" office:value="989372" calcext:value-type="float">
            <text:p>989372</text:p>
          </table:table-cell>
          <table:table-cell table:formula="of:=[.G468]/[.I468]" office:value-type="float" office:value="5.84367853544039" calcext:value-type="float">
            <text:p>5.84367853544039</text:p>
          </table:table-cell>
          <table:table-cell table:formula="of:=[.J468]/[.H468]" office:value-type="float" office:value="1.43877377168606" calcext:value-type="float">
            <text:p>1.43877377168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68467" calcext:value-type="float">
            <text:p>0.096846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729" calcext:value-type="float">
            <text:p>0.016572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279" calcext:value-type="float">
            <text:p>0.116279</text:p>
          </table:table-cell>
          <table:table-cell office:value-type="float" office:value="0.114033" calcext:value-type="float">
            <text:p>0.114033</text:p>
          </table:table-cell>
          <table:table-cell office:value-type="float" office:value="960565" calcext:value-type="float">
            <text:p>960565</text:p>
          </table:table-cell>
          <table:table-cell table:formula="of:=[.G469]/[.I469]" office:value-type="float" office:value="5.84367853544039" calcext:value-type="float">
            <text:p>5.84367853544039</text:p>
          </table:table-cell>
          <table:table-cell table:formula="of:=[.J469]/[.H469]" office:value-type="float" office:value="1.43877377168606" calcext:value-type="float">
            <text:p>1.43877377168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0339" calcext:value-type="float">
            <text:p>0.0550339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435" calcext:value-type="float">
            <text:p>0.0134435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8775" calcext:value-type="float">
            <text:p>0.128775</text:p>
          </table:table-cell>
          <table:table-cell office:value-type="float" office:value="0.144418" calcext:value-type="float">
            <text:p>0.144418</text:p>
          </table:table-cell>
          <table:table-cell office:value-type="float" office:value="1003240" calcext:value-type="float">
            <text:p>1003240</text:p>
          </table:table-cell>
          <table:table-cell table:formula="of:=[.G470]/[.I470]" office:value-type="float" office:value="4.0937181537546" calcext:value-type="float">
            <text:p>4.0937181537546</text:p>
          </table:table-cell>
          <table:table-cell table:formula="of:=[.J470]/[.H470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0339" calcext:value-type="float">
            <text:p>0.0550339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435" calcext:value-type="float">
            <text:p>0.0134435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8775" calcext:value-type="float">
            <text:p>0.128775</text:p>
          </table:table-cell>
          <table:table-cell office:value-type="float" office:value="0.144418" calcext:value-type="float">
            <text:p>0.144418</text:p>
          </table:table-cell>
          <table:table-cell office:value-type="float" office:value="1024750" calcext:value-type="float">
            <text:p>1024750</text:p>
          </table:table-cell>
          <table:table-cell table:formula="of:=[.G471]/[.I471]" office:value-type="float" office:value="4.0937181537546" calcext:value-type="float">
            <text:p>4.0937181537546</text:p>
          </table:table-cell>
          <table:table-cell table:formula="of:=[.J471]/[.H471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0339" calcext:value-type="float">
            <text:p>0.0550339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435" calcext:value-type="float">
            <text:p>0.0134435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8775" calcext:value-type="float">
            <text:p>0.128775</text:p>
          </table:table-cell>
          <table:table-cell office:value-type="float" office:value="0.144418" calcext:value-type="float">
            <text:p>0.144418</text:p>
          </table:table-cell>
          <table:table-cell office:value-type="float" office:value="979260" calcext:value-type="float">
            <text:p>979260</text:p>
          </table:table-cell>
          <table:table-cell table:formula="of:=[.G472]/[.I472]" office:value-type="float" office:value="4.0937181537546" calcext:value-type="float">
            <text:p>4.0937181537546</text:p>
          </table:table-cell>
          <table:table-cell table:formula="of:=[.J472]/[.H472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73404" calcext:value-type="float">
            <text:p>0.077340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44" calcext:value-type="float">
            <text:p>0.015014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15739" calcext:value-type="float">
            <text:p>0.115739</text:p>
          </table:table-cell>
          <table:table-cell office:value-type="float" office:value="1046280" calcext:value-type="float">
            <text:p>1046280</text:p>
          </table:table-cell>
          <table:table-cell table:formula="of:=[.G473]/[.I473]" office:value-type="float" office:value="5.1510816283035" calcext:value-type="float">
            <text:p>5.1510816283035</text:p>
          </table:table-cell>
          <table:table-cell table:formula="of:=[.J473]/[.H473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3404" calcext:value-type="float">
            <text:p>0.077340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44" calcext:value-type="float">
            <text:p>0.015014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15739" calcext:value-type="float">
            <text:p>0.115739</text:p>
          </table:table-cell>
          <table:table-cell office:value-type="float" office:value="1035580" calcext:value-type="float">
            <text:p>1035580</text:p>
          </table:table-cell>
          <table:table-cell table:formula="of:=[.G474]/[.I474]" office:value-type="float" office:value="5.1510816283035" calcext:value-type="float">
            <text:p>5.1510816283035</text:p>
          </table:table-cell>
          <table:table-cell table:formula="of:=[.J474]/[.H474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3404" calcext:value-type="float">
            <text:p>0.077340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44" calcext:value-type="float">
            <text:p>0.015014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15739" calcext:value-type="float">
            <text:p>0.115739</text:p>
          </table:table-cell>
          <table:table-cell office:value-type="float" office:value="1005000" calcext:value-type="float">
            <text:p>1005000</text:p>
          </table:table-cell>
          <table:table-cell table:formula="of:=[.G475]/[.I475]" office:value-type="float" office:value="5.1510816283035" calcext:value-type="float">
            <text:p>5.1510816283035</text:p>
          </table:table-cell>
          <table:table-cell table:formula="of:=[.J475]/[.H475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68409" calcext:value-type="float">
            <text:p>0.09684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669" calcext:value-type="float">
            <text:p>0.016566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626" calcext:value-type="float">
            <text:p>0.116626</text:p>
          </table:table-cell>
          <table:table-cell office:value-type="float" office:value="0.113978" calcext:value-type="float">
            <text:p>0.113978</text:p>
          </table:table-cell>
          <table:table-cell office:value-type="float" office:value="999245" calcext:value-type="float">
            <text:p>999245</text:p>
          </table:table-cell>
          <table:table-cell table:formula="of:=[.G476]/[.I476]" office:value-type="float" office:value="5.84544483276896" calcext:value-type="float">
            <text:p>5.84544483276896</text:p>
          </table:table-cell>
          <table:table-cell table:formula="of:=[.J476]/[.H476]" office:value-type="float" office:value="1.43877377168606" calcext:value-type="float">
            <text:p>1.43877377168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68409" calcext:value-type="float">
            <text:p>0.09684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669" calcext:value-type="float">
            <text:p>0.016566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626" calcext:value-type="float">
            <text:p>0.116626</text:p>
          </table:table-cell>
          <table:table-cell office:value-type="float" office:value="0.113978" calcext:value-type="float">
            <text:p>0.113978</text:p>
          </table:table-cell>
          <table:table-cell office:value-type="float" office:value="1014620" calcext:value-type="float">
            <text:p>1014620</text:p>
          </table:table-cell>
          <table:table-cell table:formula="of:=[.G477]/[.I477]" office:value-type="float" office:value="5.84544483276896" calcext:value-type="float">
            <text:p>5.84544483276896</text:p>
          </table:table-cell>
          <table:table-cell table:formula="of:=[.J477]/[.H477]" office:value-type="float" office:value="1.43877377168606" calcext:value-type="float">
            <text:p>1.43877377168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68409" calcext:value-type="float">
            <text:p>0.09684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669" calcext:value-type="float">
            <text:p>0.016566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626" calcext:value-type="float">
            <text:p>0.116626</text:p>
          </table:table-cell>
          <table:table-cell office:value-type="float" office:value="0.113978" calcext:value-type="float">
            <text:p>0.113978</text:p>
          </table:table-cell>
          <table:table-cell office:value-type="float" office:value="1001620" calcext:value-type="float">
            <text:p>1001620</text:p>
          </table:table-cell>
          <table:table-cell table:formula="of:=[.G478]/[.I478]" office:value-type="float" office:value="5.84544483276896" calcext:value-type="float">
            <text:p>5.84544483276896</text:p>
          </table:table-cell>
          <table:table-cell table:formula="of:=[.J478]/[.H478]" office:value-type="float" office:value="1.43877377168606" calcext:value-type="float">
            <text:p>1.4387737716860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(eer)</text:p>
          </table:table-cell>
          <table:table-cell table:style-name="ce2" office:value-type="string" calcext:value-type="string">
            <text:p>far(eer)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Nota: descriptors = grayscale, scoring max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3449" calcext:value-type="float">
            <text:p>0.0633449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0188546" calcext:value-type="float">
            <text:p>0.0188546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44394" calcext:value-type="float">
            <text:p>0.144394</text:p>
          </table:table-cell>
          <table:table-cell office:value-type="float" office:value="0.145026" calcext:value-type="float">
            <text:p>0.145026</text:p>
          </table:table-cell>
          <table:table-cell office:value-type="float" office:value="872763" calcext:value-type="float">
            <text:p>872763</text:p>
          </table:table-cell>
          <table:table-cell table:formula="of:=[.G480]/[.I480]" office:value-type="float" office:value="3.35965228644469" calcext:value-type="float">
            <text:p>3.35965228644469</text:p>
          </table:table-cell>
          <table:table-cell table:formula="of:=[.J480]/[.H480]" office:value-type="float" office:value="1.16666246667305" calcext:value-type="float">
            <text:p>1.16666246667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4007" calcext:value-type="float">
            <text:p>0.085400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865" calcext:value-type="float">
            <text:p>0.0206865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18709" calcext:value-type="float">
            <text:p>0.118709</text:p>
          </table:table-cell>
          <table:table-cell office:value-type="float" office:value="0.136912" calcext:value-type="float">
            <text:p>0.136912</text:p>
          </table:table-cell>
          <table:table-cell office:value-type="float" office:value="1113980" calcext:value-type="float">
            <text:p>1113980</text:p>
          </table:table-cell>
          <table:table-cell table:formula="of:=[.G481]/[.I481]" office:value-type="float" office:value="4.12833007033573" calcext:value-type="float">
            <text:p>4.12833007033573</text:p>
          </table:table-cell>
          <table:table-cell table:formula="of:=[.J481]/[.H481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0239234" calcext:value-type="float">
            <text:p>0.0239234</text:p>
          </table:table-cell>
          <table:table-cell office:value-type="float" office:value="0.0224213" calcext:value-type="float">
            <text:p>0.022421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19403" calcext:value-type="float">
            <text:p>0.119403</text:p>
          </table:table-cell>
          <table:table-cell office:value-type="float" office:value="0.129722" calcext:value-type="float">
            <text:p>0.129722</text:p>
          </table:table-cell>
          <table:table-cell office:value-type="float" office:value="1097330" calcext:value-type="float">
            <text:p>1097330</text:p>
          </table:table-cell>
          <table:table-cell table:formula="of:=[.G482]/[.I482]" office:value-type="float" office:value="4.62060629847511" calcext:value-type="float">
            <text:p>4.62060629847511</text:p>
          </table:table-cell>
          <table:table-cell table:formula="of:=[.J482]/[.H482]" office:value-type="float" office:value="1.24510730080173" calcext:value-type="float">
            <text:p>1.2451073008017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(eer)</text:p>
          </table:table-cell>
          <table:table-cell table:style-name="ce2" office:value-type="string" calcext:value-type="string">
            <text:p>far(eer)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Nota: descriptors = grayscale, scoring avg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1252" calcext:value-type="float">
            <text:p>0.0561252</text:p>
          </table:table-cell>
          <table:table-cell office:value-type="float" office:value="0.0130719" calcext:value-type="float">
            <text:p>0.0130719</text:p>
          </table:table-cell>
          <table:table-cell office:value-type="float" office:value="0.0139489" calcext:value-type="float">
            <text:p>0.0139489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15" calcext:value-type="float">
            <text:p>0.1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148212" calcext:value-type="float">
            <text:p>0.148212</text:p>
          </table:table-cell>
          <table:table-cell office:value-type="float" office:value="0.153501" calcext:value-type="float">
            <text:p>0.153501</text:p>
          </table:table-cell>
          <table:table-cell office:value-type="float" office:value="699440" calcext:value-type="float">
            <text:p>69944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376" calcext:value-type="float">
            <text:p>0.056376</text:p>
          </table:table-cell>
          <table:table-cell office:value-type="float" office:value="0.0133333" calcext:value-type="float">
            <text:p>0.0133333</text:p>
          </table:table-cell>
          <table:table-cell office:value-type="float" office:value="0.0141172" calcext:value-type="float">
            <text:p>0.0141172</text:p>
          </table:table-cell>
          <table:table-cell office:value-type="float" office:value="0.0187793" calcext:value-type="float">
            <text:p>0.0187793</text:p>
          </table:table-cell>
          <table:table-cell office:value-type="float" office:value="0.14" calcext:value-type="float">
            <text:p>0.14</text:p>
          </table:table-cell>
          <table:table-cell office:value-type="float" office:value="0.0172043" calcext:value-type="float">
            <text:p>0.0172043</text:p>
          </table:table-cell>
          <table:table-cell office:value-type="float" office:value="0.139535" calcext:value-type="float">
            <text:p>0.139535</text:p>
          </table:table-cell>
          <table:table-cell office:value-type="float" office:value="0.146944" calcext:value-type="float">
            <text:p>0.146944</text:p>
          </table:table-cell>
          <table:table-cell office:value-type="float" office:value="677687" calcext:value-type="float">
            <text:p>677687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1148" calcext:value-type="float">
            <text:p>0.0791148</text:p>
          </table:table-cell>
          <table:table-cell office:value-type="float" office:value="0.0169133" calcext:value-type="float">
            <text:p>0.0169133</text:p>
          </table:table-cell>
          <table:table-cell office:value-type="float" office:value="0.0157485" calcext:value-type="float">
            <text:p>0.0157485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2" calcext:value-type="float">
            <text:p>0.12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24436" calcext:value-type="float">
            <text:p>0.124436</text:p>
          </table:table-cell>
          <table:table-cell office:value-type="float" office:value="664252" calcext:value-type="float">
            <text:p>66425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90034" calcext:value-type="float">
            <text:p>0.0990034</text:p>
          </table:table-cell>
          <table:table-cell office:value-type="float" office:value="0.0176991" calcext:value-type="float">
            <text:p>0.0176991</text:p>
          </table:table-cell>
          <table:table-cell office:value-type="float" office:value="0.0173616" calcext:value-type="float">
            <text:p>0.0173616</text:p>
          </table:table-cell>
          <table:table-cell office:value-type="float" office:value="0.02537" calcext:value-type="float">
            <text:p>0.02537</text:p>
          </table:table-cell>
          <table:table-cell office:value-type="float" office:value="0.12" calcext:value-type="float">
            <text:p>0.12</text:p>
          </table:table-cell>
          <table:table-cell office:value-type="float" office:value="0.0217865" calcext:value-type="float">
            <text:p>0.0217865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2811" calcext:value-type="float">
            <text:p>0.12811</text:p>
          </table:table-cell>
          <table:table-cell office:value-type="float" office:value="680229" calcext:value-type="float">
            <text:p>680229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8526" calcext:value-type="float">
            <text:p>0.0648526</text:p>
          </table:table-cell>
          <table:table-cell office:value-type="float" office:value="0.0207039" calcext:value-type="float">
            <text:p>0.0207039</text:p>
          </table:table-cell>
          <table:table-cell office:value-type="float" office:value="0.0197691" calcext:value-type="float">
            <text:p>0.019769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6" calcext:value-type="float">
            <text:p>0.16</text:p>
          </table:table-cell>
          <table:table-cell office:value-type="float" office:value="0.0224719" calcext:value-type="float">
            <text:p>0.0224719</text:p>
          </table:table-cell>
          <table:table-cell office:value-type="float" office:value="0.159667" calcext:value-type="float">
            <text:p>0.159667</text:p>
          </table:table-cell>
          <table:table-cell office:value-type="float" office:value="0.144086" calcext:value-type="float">
            <text:p>0.144086</text:p>
          </table:table-cell>
          <table:table-cell office:value-type="float" office:value="795686" calcext:value-type="float">
            <text:p>79568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3624" calcext:value-type="float">
            <text:p>0.087362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16821" calcext:value-type="float">
            <text:p>0.0216821</text:p>
          </table:table-cell>
          <table:table-cell office:value-type="float" office:value="0.028436" calcext:value-type="float">
            <text:p>0.02843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6959" calcext:value-type="float">
            <text:p>0.0256959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335" calcext:value-type="float">
            <text:p>0.1335</text:p>
          </table:table-cell>
          <table:table-cell office:value-type="float" office:value="812576" calcext:value-type="float">
            <text:p>81257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937" calcext:value-type="float">
            <text:p>0.105937</text:p>
          </table:table-cell>
          <table:table-cell office:value-type="float" office:value="0.0250522" calcext:value-type="float">
            <text:p>0.0250522</text:p>
          </table:table-cell>
          <table:table-cell office:value-type="float" office:value="0.0234944" calcext:value-type="float">
            <text:p>0.0234944</text:p>
          </table:table-cell>
          <table:table-cell office:value-type="float" office:value="0.0313901" calcext:value-type="float">
            <text:p>0.0313901</text:p>
          </table:table-cell>
          <table:table-cell office:value-type="float" office:value="0.13" calcext:value-type="float">
            <text:p>0.13</text:p>
          </table:table-cell>
          <table:table-cell office:value-type="float" office:value="0.0286396" calcext:value-type="float">
            <text:p>0.0286396</text:p>
          </table:table-cell>
          <table:table-cell office:value-type="float" office:value="0.129469" calcext:value-type="float">
            <text:p>0.129469</text:p>
          </table:table-cell>
          <table:table-cell office:value-type="float" office:value="0.119848" calcext:value-type="float">
            <text:p>0.119848</text:p>
          </table:table-cell>
          <table:table-cell office:value-type="float" office:value="768997" calcext:value-type="float">
            <text:p>768997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83153" calcext:value-type="float">
            <text:p>0.0683153</text:p>
          </table:table-cell>
          <table:table-cell office:value-type="float" office:value="0.024948" calcext:value-type="float">
            <text:p>0.024948</text:p>
          </table:table-cell>
          <table:table-cell office:value-type="float" office:value="0.0245223" calcext:value-type="float">
            <text:p>0.0245223</text:p>
          </table:table-cell>
          <table:table-cell office:value-type="float" office:value="0.030303" calcext:value-type="float">
            <text:p>0.030303</text:p>
          </table:table-cell>
          <table:table-cell office:value-type="float" office:value="0.16" calcext:value-type="float">
            <text:p>0.16</text:p>
          </table:table-cell>
          <table:table-cell office:value-type="float" office:value="0.0267261" calcext:value-type="float">
            <text:p>0.0267261</text:p>
          </table:table-cell>
          <table:table-cell office:value-type="float" office:value="0.158973" calcext:value-type="float">
            <text:p>0.158973</text:p>
          </table:table-cell>
          <table:table-cell office:value-type="float" office:value="0.184677" calcext:value-type="float">
            <text:p>0.184677</text:p>
          </table:table-cell>
          <table:table-cell office:value-type="float" office:value="8793580" calcext:value-type="float">
            <text:p>879358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94938" calcext:value-type="float">
            <text:p>0.0894938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0265215" calcext:value-type="float">
            <text:p>0.0265215</text:p>
          </table:table-cell>
          <table:table-cell office:value-type="float" office:value="0.0337349" calcext:value-type="float">
            <text:p>0.0337349</text:p>
          </table:table-cell>
          <table:table-cell office:value-type="float" office:value="0.14" calcext:value-type="float">
            <text:p>0.14</text:p>
          </table:table-cell>
          <table:table-cell office:value-type="float" office:value="0.0301075" calcext:value-type="float">
            <text:p>0.0301075</text:p>
          </table:table-cell>
          <table:table-cell office:value-type="float" office:value="0.139882" calcext:value-type="float">
            <text:p>0.139882</text:p>
          </table:table-cell>
          <table:table-cell office:value-type="float" office:value="0.152032" calcext:value-type="float">
            <text:p>0.152032</text:p>
          </table:table-cell>
          <table:table-cell office:value-type="float" office:value="8478520" calcext:value-type="float">
            <text:p>847852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923" calcext:value-type="float">
            <text:p>0.106923</text:p>
          </table:table-cell>
          <table:table-cell office:value-type="float" office:value="0.0292276" calcext:value-type="float">
            <text:p>0.0292276</text:p>
          </table:table-cell>
          <table:table-cell office:value-type="float" office:value="0.028428" calcext:value-type="float">
            <text:p>0.028428</text:p>
          </table:table-cell>
          <table:table-cell office:value-type="float" office:value="0.0371353" calcext:value-type="float">
            <text:p>0.0371353</text:p>
          </table:table-cell>
          <table:table-cell office:value-type="float" office:value="0.13" calcext:value-type="float">
            <text:p>0.13</text:p>
          </table:table-cell>
          <table:table-cell office:value-type="float" office:value="0.0334029" calcext:value-type="float">
            <text:p>0.0334029</text:p>
          </table:table-cell>
          <table:table-cell office:value-type="float" office:value="0.129122" calcext:value-type="float">
            <text:p>0.129122</text:p>
          </table:table-cell>
          <table:table-cell office:value-type="float" office:value="0.135512" calcext:value-type="float">
            <text:p>0.135512</text:p>
          </table:table-cell>
          <table:table-cell office:value-type="float" office:value="8070900" calcext:value-type="float">
            <text:p>8070900</text:p>
          </table:table-cell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 style:data-style-name="N2" text:time-value="15:20:40.4016767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10T15:24:40.060027421</dc:date>
    <meta:editing-duration>PT2H44M2S</meta:editing-duration>
    <meta:editing-cycles>45</meta:editing-cycles>
    <meta:generator>LibreOffice/7.1.2.2$Linux_X86_64 LibreOffice_project/8a45595d069ef5570103caea1b71cc9d82b2aae4</meta:generator>
    <meta:document-statistic meta:table-count="1" meta:cell-count="8380" meta:object-count="0"/>
  </office:meta>
</office:document-meta>
</file>